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5.068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2.8600000000000003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2.446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2.8600000000000003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2.446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10_r20/x10_y10_n100_r20_s20_ps1_pr20_u20_o20_l20_N001.lp</text:p>
          </table:table-cell>
          <table:table-cell office:value-type="float" office:value="9.20482"/>
          <table:table-cell office:value-type="float" office:value="5.018"/>
          <table:table-cell office:value-type="float" office:value="3.9"/>
          <table:table-cell office:value-type="float" office:value="0.0"/>
          <table:table-cell office:value-type="float" office:value="0.0"/>
          <table:table-cell office:value-type="float" office:value="61.0"/>
          <table:table-cell office:value-type="float" office:value="13627.0"/>
          <table:table-cell office:value-type="float" office:value="400.0"/>
          <table:table-cell office:value-type="float" office:value="155878.0"/>
          <table:table-cell office:value-type="float" office:value="589548.0"/>
          <table:table-cell office:value-type="float" office:value="16141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5.4787"/>
          <table:table-cell office:value-type="float" office:value="11.309"/>
          <table:table-cell office:value-type="float" office:value="10.25"/>
          <table:table-cell office:value-type="float" office:value="1.0"/>
          <table:table-cell office:value-type="float" office:value="0.0"/>
          <table:table-cell office:value-type="float" office:value="100.0"/>
          <table:table-cell office:value-type="float" office:value="25987.0"/>
          <table:table-cell office:value-type="float" office:value="400.0"/>
          <table:table-cell office:value-type="float" office:value="155878.0"/>
          <table:table-cell office:value-type="float" office:value="589548.0"/>
          <table:table-cell office:value-type="float" office:value="1614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97502"/>
          <table:table-cell office:value-type="float" office:value="1.246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4.0"/>
          <table:table-cell office:value-type="float" office:value="400.0"/>
          <table:table-cell office:value-type="float" office:value="156606.0"/>
          <table:table-cell office:value-type="float" office:value="592394.0"/>
          <table:table-cell office:value-type="float" office:value="16256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10_y10_r20/x10_y10_n100_r20_s20_ps1_pr20_u20_o20_l20_N002.lp</text:p>
          </table:table-cell>
          <table:table-cell office:value-type="float" office:value="10.9875"/>
          <table:table-cell office:value-type="float" office:value="6.803"/>
          <table:table-cell office:value-type="float" office:value="5.71"/>
          <table:table-cell office:value-type="float" office:value="0.0"/>
          <table:table-cell office:value-type="float" office:value="0.0"/>
          <table:table-cell office:value-type="float" office:value="78.0"/>
          <table:table-cell office:value-type="float" office:value="20278.0"/>
          <table:table-cell office:value-type="float" office:value="400.0"/>
          <table:table-cell office:value-type="float" office:value="155878.0"/>
          <table:table-cell office:value-type="float" office:value="589549.0"/>
          <table:table-cell office:value-type="float" office:value="1614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7.2128"/>
          <table:table-cell office:value-type="float" office:value="13.087"/>
          <table:table-cell office:value-type="float" office:value="11.95"/>
          <table:table-cell office:value-type="float" office:value="1.0"/>
          <table:table-cell office:value-type="float" office:value="0.0"/>
          <table:table-cell office:value-type="float" office:value="124.0"/>
          <table:table-cell office:value-type="float" office:value="32434.0"/>
          <table:table-cell office:value-type="float" office:value="400.0"/>
          <table:table-cell office:value-type="float" office:value="155878.0"/>
          <table:table-cell office:value-type="float" office:value="589549.0"/>
          <table:table-cell office:value-type="float" office:value="1614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36079"/>
          <table:table-cell office:value-type="float" office:value="1.052"/>
          <table:table-cell office:value-type="float" office:value="0.11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201.0"/>
          <table:table-cell office:value-type="float" office:value="400.0"/>
          <table:table-cell office:value-type="float" office:value="156606.0"/>
          <table:table-cell office:value-type="float" office:value="592395.0"/>
          <table:table-cell office:value-type="float" office:value="16241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10_y10_r20/x10_y10_n100_r20_s20_ps1_pr20_u20_o20_l20_N003.lp</text:p>
          </table:table-cell>
          <table:table-cell office:value-type="float" office:value="13.7521"/>
          <table:table-cell office:value-type="float" office:value="9.587"/>
          <table:table-cell office:value-type="float" office:value="8.44"/>
          <table:table-cell office:value-type="float" office:value="0.0"/>
          <table:table-cell office:value-type="float" office:value="0.0"/>
          <table:table-cell office:value-type="float" office:value="125.0"/>
          <table:table-cell office:value-type="float" office:value="31895.0"/>
          <table:table-cell office:value-type="float" office:value="400.0"/>
          <table:table-cell office:value-type="float" office:value="155878.0"/>
          <table:table-cell office:value-type="float" office:value="589548.0"/>
          <table:table-cell office:value-type="float" office:value="16141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5.8253"/>
          <table:table-cell office:value-type="float" office:value="11.699"/>
          <table:table-cell office:value-type="float" office:value="10.6"/>
          <table:table-cell office:value-type="float" office:value="1.0"/>
          <table:table-cell office:value-type="float" office:value="0.0"/>
          <table:table-cell office:value-type="float" office:value="108.0"/>
          <table:table-cell office:value-type="float" office:value="28886.0"/>
          <table:table-cell office:value-type="float" office:value="400.0"/>
          <table:table-cell office:value-type="float" office:value="155878.0"/>
          <table:table-cell office:value-type="float" office:value="589548.0"/>
          <table:table-cell office:value-type="float" office:value="1614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72652"/>
          <table:table-cell office:value-type="float" office:value="1.338"/>
          <table:table-cell office:value-type="float" office:value="0.12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232.0"/>
          <table:table-cell office:value-type="float" office:value="400.0"/>
          <table:table-cell office:value-type="float" office:value="156606.0"/>
          <table:table-cell office:value-type="float" office:value="592394.0"/>
          <table:table-cell office:value-type="float" office:value="16241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10_y10_r20/x10_y10_n100_r20_s20_ps1_pr20_u20_o20_l20_N004.lp</text:p>
          </table:table-cell>
          <table:table-cell office:value-type="float" office:value="7.963"/>
          <table:table-cell office:value-type="float" office:value="4.705"/>
          <table:table-cell office:value-type="float" office:value="3.66"/>
          <table:table-cell office:value-type="float" office:value="0.0"/>
          <table:table-cell office:value-type="float" office:value="0.0"/>
          <table:table-cell office:value-type="float" office:value="54.0"/>
          <table:table-cell office:value-type="float" office:value="12544.0"/>
          <table:table-cell office:value-type="float" office:value="400.0"/>
          <table:table-cell office:value-type="float" office:value="155878.0"/>
          <table:table-cell office:value-type="float" office:value="589548.0"/>
          <table:table-cell office:value-type="float" office:value="1614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.4652"/>
          <table:table-cell office:value-type="float" office:value="7.332"/>
          <table:table-cell office:value-type="float" office:value="6.23"/>
          <table:table-cell office:value-type="float" office:value="0.0"/>
          <table:table-cell office:value-type="float" office:value="0.0"/>
          <table:table-cell office:value-type="float" office:value="87.0"/>
          <table:table-cell office:value-type="float" office:value="21649.0"/>
          <table:table-cell office:value-type="float" office:value="400.0"/>
          <table:table-cell office:value-type="float" office:value="155878.0"/>
          <table:table-cell office:value-type="float" office:value="589548.0"/>
          <table:table-cell office:value-type="float" office:value="1613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.08412"/>
          <table:table-cell office:value-type="float" office:value="1.699"/>
          <table:table-cell office:value-type="float" office:value="0.44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703.0"/>
          <table:table-cell office:value-type="float" office:value="400.0"/>
          <table:table-cell office:value-type="float" office:value="156606.0"/>
          <table:table-cell office:value-type="float" office:value="592394.0"/>
          <table:table-cell office:value-type="float" office:value="16241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10_y10_r20/x10_y10_n100_r20_s20_ps1_pr20_u20_o20_l20_N005.lp</text:p>
          </table:table-cell>
          <table:table-cell office:value-type="float" office:value="1200.0"/>
          <table:table-cell office:value-type="float" office:value="10.88"/>
          <table:table-cell office:value-type="float" office:value="9.79"/>
          <table:table-cell office:value-type="float" office:value="0.0"/>
          <table:table-cell office:value-type="float" office:value="1.0"/>
          <table:table-cell office:value-type="float" office:value="126.0"/>
          <table:table-cell office:value-type="float" office:value="40047.0"/>
          <table:table-cell office:value-type="float" office:value="400.0"/>
          <table:table-cell office:value-type="float" office:value="155878.0"/>
          <table:table-cell office:value-type="float" office:value="589549.0"/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.7473"/>
          <table:table-cell office:value-type="float" office:value="8.585"/>
          <table:table-cell office:value-type="float" office:value="7.48"/>
          <table:table-cell office:value-type="float" office:value="1.0"/>
          <table:table-cell office:value-type="float" office:value="0.0"/>
          <table:table-cell office:value-type="float" office:value="74.0"/>
          <table:table-cell office:value-type="float" office:value="18428.0"/>
          <table:table-cell office:value-type="float" office:value="400.0"/>
          <table:table-cell office:value-type="float" office:value="155878.0"/>
          <table:table-cell office:value-type="float" office:value="589549.0"/>
          <table:table-cell office:value-type="float" office:value="1609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.70516"/>
          <table:table-cell office:value-type="float" office:value="3.313"/>
          <table:table-cell office:value-type="float" office:value="2.09"/>
          <table:table-cell office:value-type="float" office:value="0.0"/>
          <table:table-cell office:value-type="float" office:value="0.0"/>
          <table:table-cell office:value-type="float" office:value="44.0"/>
          <table:table-cell office:value-type="float" office:value="9169.0"/>
          <table:table-cell office:value-type="float" office:value="400.0"/>
          <table:table-cell office:value-type="float" office:value="156606.0"/>
          <table:table-cell office:value-type="float" office:value="592395.0"/>
          <table:table-cell office:value-type="float" office:value="162416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>
          <table:table-cell office:value-type="string">
            <text:p>structured/x10_y12_r20/x10_y12_n120_r20_s20_ps1_pr20_u20_o20_l20_N001.lp</text:p>
          </table:table-cell>
          <table:table-cell office:value-type="float" office:value="10.2268"/>
          <table:table-cell office:value-type="float" office:value="5.956"/>
          <table:table-cell office:value-type="float" office:value="4.76"/>
          <table:table-cell office:value-type="float" office:value="0.0"/>
          <table:table-cell office:value-type="float" office:value="0.0"/>
          <table:table-cell office:value-type="float" office:value="84.0"/>
          <table:table-cell office:value-type="float" office:value="20805.0"/>
          <table:table-cell office:value-type="float" office:value="400.0"/>
          <table:table-cell office:value-type="float" office:value="173020.0"/>
          <table:table-cell office:value-type="float" office:value="650330.0"/>
          <table:table-cell office:value-type="float" office:value="16872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62667"/>
          <table:table-cell office:value-type="float" office:value="1.605"/>
          <table:table-cell office:value-type="float" office:value="0.46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1452.0"/>
          <table:table-cell office:value-type="float" office:value="400.0"/>
          <table:table-cell office:value-type="float" office:value="173020.0"/>
          <table:table-cell office:value-type="float" office:value="650330.0"/>
          <table:table-cell office:value-type="float" office:value="16885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.59152"/>
          <table:table-cell office:value-type="float" office:value="1.279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9.0"/>
          <table:table-cell office:value-type="float" office:value="400.0"/>
          <table:table-cell office:value-type="float" office:value="173748.0"/>
          <table:table-cell office:value-type="float" office:value="653176.0"/>
          <table:table-cell office:value-type="float" office:value="17020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8];[.$P8];[.$AD8])" office:value-type="float"/>
          <table:table-cell table:formula="of:=MIN([.$C8];[.$Q8];[.$AE8])" office:value-type="float"/>
          <table:table-cell table:formula="of:=MIN([.$D8];[.$R8];[.$AF8])" office:value-type="float"/>
          <table:table-cell table:formula="of:=MIN([.$E8];[.$S8];[.$AG8])" office:value-type="float"/>
          <table:table-cell table:formula="of:=MIN([.$F8];[.$T8];[.$AH8])" office:value-type="float"/>
          <table:table-cell table:formula="of:=MIN([.$G8];[.$U8];[.$AI8])" office:value-type="float"/>
          <table:table-cell table:formula="of:=MIN([.$H8];[.$V8];[.$AJ8])" office:value-type="float"/>
          <table:table-cell table:formula="of:=MIN([.$I8];[.$W8];[.$AK8])" office:value-type="float"/>
          <table:table-cell table:formula="of:=MIN([.$J8];[.$X8];[.$AL8])" office:value-type="float"/>
          <table:table-cell table:formula="of:=MIN([.$K8];[.$Y8];[.$AM8])" office:value-type="float"/>
          <table:table-cell table:formula="of:=MIN([.$L8];[.$Z8];[.$AN8])" office:value-type="float"/>
          <table:table-cell table:formula="of:=MIN([.$M8];[.$AA8];[.$AO8])" office:value-type="float"/>
          <table:table-cell table:formula="of:=MIN([.$N8];[.$AB8];[.$AP8])" office:value-type="float"/>
          <table:table-cell table:formula="of:=MIN([.$O8];[.$AC8];[.$AQ8])" office:value-type="float"/>
          <table:table-cell table:formula="of:=MEDIAN([.$B8];[.$P8];[.$AD8])" office:value-type="float"/>
          <table:table-cell table:formula="of:=MEDIAN([.$C8];[.$Q8];[.$AE8])" office:value-type="float"/>
          <table:table-cell table:formula="of:=MEDIAN([.$D8];[.$R8];[.$AF8])" office:value-type="float"/>
          <table:table-cell table:formula="of:=MEDIAN([.$E8];[.$S8];[.$AG8])" office:value-type="float"/>
          <table:table-cell table:formula="of:=MEDIAN([.$F8];[.$T8];[.$AH8])" office:value-type="float"/>
          <table:table-cell table:formula="of:=MEDIAN([.$G8];[.$U8];[.$AI8])" office:value-type="float"/>
          <table:table-cell table:formula="of:=MEDIAN([.$H8];[.$V8];[.$AJ8])" office:value-type="float"/>
          <table:table-cell table:formula="of:=MEDIAN([.$I8];[.$W8];[.$AK8])" office:value-type="float"/>
          <table:table-cell table:formula="of:=MEDIAN([.$J8];[.$X8];[.$AL8])" office:value-type="float"/>
          <table:table-cell table:formula="of:=MEDIAN([.$K8];[.$Y8];[.$AM8])" office:value-type="float"/>
          <table:table-cell table:formula="of:=MEDIAN([.$L8];[.$Z8];[.$AN8])" office:value-type="float"/>
          <table:table-cell table:formula="of:=MEDIAN([.$M8];[.$AA8];[.$AO8])" office:value-type="float"/>
          <table:table-cell table:formula="of:=MEDIAN([.$N8];[.$AB8];[.$AP8])" office:value-type="float"/>
          <table:table-cell table:formula="of:=MEDIAN([.$O8];[.$AC8];[.$AQ8])" office:value-type="float"/>
          <table:table-cell table:formula="of:=MAX([.$B8];[.$P8];[.$AD8])" office:value-type="float"/>
          <table:table-cell table:formula="of:=MAX([.$C8];[.$Q8];[.$AE8])" office:value-type="float"/>
          <table:table-cell table:formula="of:=MAX([.$D8];[.$R8];[.$AF8])" office:value-type="float"/>
          <table:table-cell table:formula="of:=MAX([.$E8];[.$S8];[.$AG8])" office:value-type="float"/>
          <table:table-cell table:formula="of:=MAX([.$F8];[.$T8];[.$AH8])" office:value-type="float"/>
          <table:table-cell table:formula="of:=MAX([.$G8];[.$U8];[.$AI8])" office:value-type="float"/>
          <table:table-cell table:formula="of:=MAX([.$H8];[.$V8];[.$AJ8])" office:value-type="float"/>
          <table:table-cell table:formula="of:=MAX([.$I8];[.$W8];[.$AK8])" office:value-type="float"/>
          <table:table-cell table:formula="of:=MAX([.$J8];[.$X8];[.$AL8])" office:value-type="float"/>
          <table:table-cell table:formula="of:=MAX([.$K8];[.$Y8];[.$AM8])" office:value-type="float"/>
          <table:table-cell table:formula="of:=MAX([.$L8];[.$Z8];[.$AN8])" office:value-type="float"/>
          <table:table-cell table:formula="of:=MAX([.$M8];[.$AA8];[.$AO8])" office:value-type="float"/>
          <table:table-cell table:formula="of:=MAX([.$N8];[.$AB8];[.$AP8])" office:value-type="float"/>
          <table:table-cell table:formula="of:=MAX([.$O8];[.$AC8];[.$AQ8])" office:value-type="float"/>
        </table:table-row>
        <table:table-row table:style-name="ro1">
          <table:table-cell office:value-type="string">
            <text:p>structured/x10_y12_r20/x10_y12_n120_r20_s20_ps1_pr20_u20_o20_l20_N002.lp</text:p>
          </table:table-cell>
          <table:table-cell office:value-type="float" office:value="6.94411"/>
          <table:table-cell office:value-type="float" office:value="2.765"/>
          <table:table-cell office:value-type="float" office:value="1.53"/>
          <table:table-cell office:value-type="float" office:value="0.0"/>
          <table:table-cell office:value-type="float" office:value="0.0"/>
          <table:table-cell office:value-type="float" office:value="30.0"/>
          <table:table-cell office:value-type="float" office:value="5855.0"/>
          <table:table-cell office:value-type="float" office:value="400.0"/>
          <table:table-cell office:value-type="float" office:value="173020.0"/>
          <table:table-cell office:value-type="float" office:value="650330.0"/>
          <table:table-cell office:value-type="float" office:value="16872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.4629"/>
          <table:table-cell office:value-type="float" office:value="10.3"/>
          <table:table-cell office:value-type="float" office:value="9.1"/>
          <table:table-cell office:value-type="float" office:value="1.0"/>
          <table:table-cell office:value-type="float" office:value="0.0"/>
          <table:table-cell office:value-type="float" office:value="123.0"/>
          <table:table-cell office:value-type="float" office:value="31225.0"/>
          <table:table-cell office:value-type="float" office:value="400.0"/>
          <table:table-cell office:value-type="float" office:value="173020.0"/>
          <table:table-cell office:value-type="float" office:value="650330.0"/>
          <table:table-cell office:value-type="float" office:value="1687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82191"/>
          <table:table-cell office:value-type="float" office:value="1.55"/>
          <table:table-cell office:value-type="float" office:value="0.23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219.0"/>
          <table:table-cell office:value-type="float" office:value="400.0"/>
          <table:table-cell office:value-type="float" office:value="173748.0"/>
          <table:table-cell office:value-type="float" office:value="653176.0"/>
          <table:table-cell office:value-type="float" office:value="17020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9];[.$P9];[.$AD9])" office:value-type="float"/>
          <table:table-cell table:formula="of:=MIN([.$C9];[.$Q9];[.$AE9])" office:value-type="float"/>
          <table:table-cell table:formula="of:=MIN([.$D9];[.$R9];[.$AF9])" office:value-type="float"/>
          <table:table-cell table:formula="of:=MIN([.$E9];[.$S9];[.$AG9])" office:value-type="float"/>
          <table:table-cell table:formula="of:=MIN([.$F9];[.$T9];[.$AH9])" office:value-type="float"/>
          <table:table-cell table:formula="of:=MIN([.$G9];[.$U9];[.$AI9])" office:value-type="float"/>
          <table:table-cell table:formula="of:=MIN([.$H9];[.$V9];[.$AJ9])" office:value-type="float"/>
          <table:table-cell table:formula="of:=MIN([.$I9];[.$W9];[.$AK9])" office:value-type="float"/>
          <table:table-cell table:formula="of:=MIN([.$J9];[.$X9];[.$AL9])" office:value-type="float"/>
          <table:table-cell table:formula="of:=MIN([.$K9];[.$Y9];[.$AM9])" office:value-type="float"/>
          <table:table-cell table:formula="of:=MIN([.$L9];[.$Z9];[.$AN9])" office:value-type="float"/>
          <table:table-cell table:formula="of:=MIN([.$M9];[.$AA9];[.$AO9])" office:value-type="float"/>
          <table:table-cell table:formula="of:=MIN([.$N9];[.$AB9];[.$AP9])" office:value-type="float"/>
          <table:table-cell table:formula="of:=MIN([.$O9];[.$AC9];[.$AQ9])" office:value-type="float"/>
          <table:table-cell table:formula="of:=MEDIAN([.$B9];[.$P9];[.$AD9])" office:value-type="float"/>
          <table:table-cell table:formula="of:=MEDIAN([.$C9];[.$Q9];[.$AE9])" office:value-type="float"/>
          <table:table-cell table:formula="of:=MEDIAN([.$D9];[.$R9];[.$AF9])" office:value-type="float"/>
          <table:table-cell table:formula="of:=MEDIAN([.$E9];[.$S9];[.$AG9])" office:value-type="float"/>
          <table:table-cell table:formula="of:=MEDIAN([.$F9];[.$T9];[.$AH9])" office:value-type="float"/>
          <table:table-cell table:formula="of:=MEDIAN([.$G9];[.$U9];[.$AI9])" office:value-type="float"/>
          <table:table-cell table:formula="of:=MEDIAN([.$H9];[.$V9];[.$AJ9])" office:value-type="float"/>
          <table:table-cell table:formula="of:=MEDIAN([.$I9];[.$W9];[.$AK9])" office:value-type="float"/>
          <table:table-cell table:formula="of:=MEDIAN([.$J9];[.$X9];[.$AL9])" office:value-type="float"/>
          <table:table-cell table:formula="of:=MEDIAN([.$K9];[.$Y9];[.$AM9])" office:value-type="float"/>
          <table:table-cell table:formula="of:=MEDIAN([.$L9];[.$Z9];[.$AN9])" office:value-type="float"/>
          <table:table-cell table:formula="of:=MEDIAN([.$M9];[.$AA9];[.$AO9])" office:value-type="float"/>
          <table:table-cell table:formula="of:=MEDIAN([.$N9];[.$AB9];[.$AP9])" office:value-type="float"/>
          <table:table-cell table:formula="of:=MEDIAN([.$O9];[.$AC9];[.$AQ9])" office:value-type="float"/>
          <table:table-cell table:formula="of:=MAX([.$B9];[.$P9];[.$AD9])" office:value-type="float"/>
          <table:table-cell table:formula="of:=MAX([.$C9];[.$Q9];[.$AE9])" office:value-type="float"/>
          <table:table-cell table:formula="of:=MAX([.$D9];[.$R9];[.$AF9])" office:value-type="float"/>
          <table:table-cell table:formula="of:=MAX([.$E9];[.$S9];[.$AG9])" office:value-type="float"/>
          <table:table-cell table:formula="of:=MAX([.$F9];[.$T9];[.$AH9])" office:value-type="float"/>
          <table:table-cell table:formula="of:=MAX([.$G9];[.$U9];[.$AI9])" office:value-type="float"/>
          <table:table-cell table:formula="of:=MAX([.$H9];[.$V9];[.$AJ9])" office:value-type="float"/>
          <table:table-cell table:formula="of:=MAX([.$I9];[.$W9];[.$AK9])" office:value-type="float"/>
          <table:table-cell table:formula="of:=MAX([.$J9];[.$X9];[.$AL9])" office:value-type="float"/>
          <table:table-cell table:formula="of:=MAX([.$K9];[.$Y9];[.$AM9])" office:value-type="float"/>
          <table:table-cell table:formula="of:=MAX([.$L9];[.$Z9];[.$AN9])" office:value-type="float"/>
          <table:table-cell table:formula="of:=MAX([.$M9];[.$AA9];[.$AO9])" office:value-type="float"/>
          <table:table-cell table:formula="of:=MAX([.$N9];[.$AB9];[.$AP9])" office:value-type="float"/>
          <table:table-cell table:formula="of:=MAX([.$O9];[.$AC9];[.$AQ9])" office:value-type="float"/>
        </table:table-row>
        <table:table-row table:style-name="ro1">
          <table:table-cell office:value-type="string">
            <text:p>structured/x10_y12_r20/x10_y12_n120_r20_s20_ps1_pr20_u20_o20_l20_N003.lp</text:p>
          </table:table-cell>
          <table:table-cell office:value-type="float" office:value="15.176"/>
          <table:table-cell office:value-type="float" office:value="11.057"/>
          <table:table-cell office:value-type="float" office:value="9.95"/>
          <table:table-cell office:value-type="float" office:value="0.0"/>
          <table:table-cell office:value-type="float" office:value="0.0"/>
          <table:table-cell office:value-type="float" office:value="157.0"/>
          <table:table-cell office:value-type="float" office:value="46078.0"/>
          <table:table-cell office:value-type="float" office:value="400.0"/>
          <table:table-cell office:value-type="float" office:value="173020.0"/>
          <table:table-cell office:value-type="float" office:value="650331.0"/>
          <table:table-cell office:value-type="float" office:value="16872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.32884"/>
          <table:table-cell office:value-type="float" office:value="5.308"/>
          <table:table-cell office:value-type="float" office:value="4.17"/>
          <table:table-cell office:value-type="float" office:value="1.0"/>
          <table:table-cell office:value-type="float" office:value="0.0"/>
          <table:table-cell office:value-type="float" office:value="62.0"/>
          <table:table-cell office:value-type="float" office:value="15038.0"/>
          <table:table-cell office:value-type="float" office:value="400.0"/>
          <table:table-cell office:value-type="float" office:value="173020.0"/>
          <table:table-cell office:value-type="float" office:value="650331.0"/>
          <table:table-cell office:value-type="float" office:value="1687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03511"/>
          <table:table-cell office:value-type="float" office:value="1.401"/>
          <table:table-cell office:value-type="float" office:value="0.12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452.0"/>
          <table:table-cell office:value-type="float" office:value="400.0"/>
          <table:table-cell office:value-type="float" office:value="173748.0"/>
          <table:table-cell office:value-type="float" office:value="653177.0"/>
          <table:table-cell office:value-type="float" office:value="17020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0];[.$P10];[.$AD10])" office:value-type="float"/>
          <table:table-cell table:formula="of:=MIN([.$C10];[.$Q10];[.$AE10])" office:value-type="float"/>
          <table:table-cell table:formula="of:=MIN([.$D10];[.$R10];[.$AF10])" office:value-type="float"/>
          <table:table-cell table:formula="of:=MIN([.$E10];[.$S10];[.$AG10])" office:value-type="float"/>
          <table:table-cell table:formula="of:=MIN([.$F10];[.$T10];[.$AH10])" office:value-type="float"/>
          <table:table-cell table:formula="of:=MIN([.$G10];[.$U10];[.$AI10])" office:value-type="float"/>
          <table:table-cell table:formula="of:=MIN([.$H10];[.$V10];[.$AJ10])" office:value-type="float"/>
          <table:table-cell table:formula="of:=MIN([.$I10];[.$W10];[.$AK10])" office:value-type="float"/>
          <table:table-cell table:formula="of:=MIN([.$J10];[.$X10];[.$AL10])" office:value-type="float"/>
          <table:table-cell table:formula="of:=MIN([.$K10];[.$Y10];[.$AM10])" office:value-type="float"/>
          <table:table-cell table:formula="of:=MIN([.$L10];[.$Z10];[.$AN10])" office:value-type="float"/>
          <table:table-cell table:formula="of:=MIN([.$M10];[.$AA10];[.$AO10])" office:value-type="float"/>
          <table:table-cell table:formula="of:=MIN([.$N10];[.$AB10];[.$AP10])" office:value-type="float"/>
          <table:table-cell table:formula="of:=MIN([.$O10];[.$AC10];[.$AQ10])" office:value-type="float"/>
          <table:table-cell table:formula="of:=MEDIAN([.$B10];[.$P10];[.$AD10])" office:value-type="float"/>
          <table:table-cell table:formula="of:=MEDIAN([.$C10];[.$Q10];[.$AE10])" office:value-type="float"/>
          <table:table-cell table:formula="of:=MEDIAN([.$D10];[.$R10];[.$AF10])" office:value-type="float"/>
          <table:table-cell table:formula="of:=MEDIAN([.$E10];[.$S10];[.$AG10])" office:value-type="float"/>
          <table:table-cell table:formula="of:=MEDIAN([.$F10];[.$T10];[.$AH10])" office:value-type="float"/>
          <table:table-cell table:formula="of:=MEDIAN([.$G10];[.$U10];[.$AI10])" office:value-type="float"/>
          <table:table-cell table:formula="of:=MEDIAN([.$H10];[.$V10];[.$AJ10])" office:value-type="float"/>
          <table:table-cell table:formula="of:=MEDIAN([.$I10];[.$W10];[.$AK10])" office:value-type="float"/>
          <table:table-cell table:formula="of:=MEDIAN([.$J10];[.$X10];[.$AL10])" office:value-type="float"/>
          <table:table-cell table:formula="of:=MEDIAN([.$K10];[.$Y10];[.$AM10])" office:value-type="float"/>
          <table:table-cell table:formula="of:=MEDIAN([.$L10];[.$Z10];[.$AN10])" office:value-type="float"/>
          <table:table-cell table:formula="of:=MEDIAN([.$M10];[.$AA10];[.$AO10])" office:value-type="float"/>
          <table:table-cell table:formula="of:=MEDIAN([.$N10];[.$AB10];[.$AP10])" office:value-type="float"/>
          <table:table-cell table:formula="of:=MEDIAN([.$O10];[.$AC10];[.$AQ10])" office:value-type="float"/>
          <table:table-cell table:formula="of:=MAX([.$B10];[.$P10];[.$AD10])" office:value-type="float"/>
          <table:table-cell table:formula="of:=MAX([.$C10];[.$Q10];[.$AE10])" office:value-type="float"/>
          <table:table-cell table:formula="of:=MAX([.$D10];[.$R10];[.$AF10])" office:value-type="float"/>
          <table:table-cell table:formula="of:=MAX([.$E10];[.$S10];[.$AG10])" office:value-type="float"/>
          <table:table-cell table:formula="of:=MAX([.$F10];[.$T10];[.$AH10])" office:value-type="float"/>
          <table:table-cell table:formula="of:=MAX([.$G10];[.$U10];[.$AI10])" office:value-type="float"/>
          <table:table-cell table:formula="of:=MAX([.$H10];[.$V10];[.$AJ10])" office:value-type="float"/>
          <table:table-cell table:formula="of:=MAX([.$I10];[.$W10];[.$AK10])" office:value-type="float"/>
          <table:table-cell table:formula="of:=MAX([.$J10];[.$X10];[.$AL10])" office:value-type="float"/>
          <table:table-cell table:formula="of:=MAX([.$K10];[.$Y10];[.$AM10])" office:value-type="float"/>
          <table:table-cell table:formula="of:=MAX([.$L10];[.$Z10];[.$AN10])" office:value-type="float"/>
          <table:table-cell table:formula="of:=MAX([.$M10];[.$AA10];[.$AO10])" office:value-type="float"/>
          <table:table-cell table:formula="of:=MAX([.$N10];[.$AB10];[.$AP10])" office:value-type="float"/>
          <table:table-cell table:formula="of:=MAX([.$O10];[.$AC10];[.$AQ10])" office:value-type="float"/>
        </table:table-row>
        <table:table-row table:style-name="ro1">
          <table:table-cell office:value-type="string">
            <text:p>structured/x10_y12_r20/x10_y12_n120_r20_s20_ps1_pr20_u20_o20_l20_N004.lp</text:p>
          </table:table-cell>
          <table:table-cell office:value-type="float" office:value="11.4852"/>
          <table:table-cell office:value-type="float" office:value="7.416"/>
          <table:table-cell office:value-type="float" office:value="6.31"/>
          <table:table-cell office:value-type="float" office:value="0.0"/>
          <table:table-cell office:value-type="float" office:value="0.0"/>
          <table:table-cell office:value-type="float" office:value="108.0"/>
          <table:table-cell office:value-type="float" office:value="27194.0"/>
          <table:table-cell office:value-type="float" office:value="400.0"/>
          <table:table-cell office:value-type="float" office:value="173020.0"/>
          <table:table-cell office:value-type="float" office:value="650332.0"/>
          <table:table-cell office:value-type="float" office:value="16872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.43929"/>
          <table:table-cell office:value-type="float" office:value="5.415"/>
          <table:table-cell office:value-type="float" office:value="4.26"/>
          <table:table-cell office:value-type="float" office:value="0.0"/>
          <table:table-cell office:value-type="float" office:value="0.0"/>
          <table:table-cell office:value-type="float" office:value="62.0"/>
          <table:table-cell office:value-type="float" office:value="17655.0"/>
          <table:table-cell office:value-type="float" office:value="400.0"/>
          <table:table-cell office:value-type="float" office:value="173020.0"/>
          <table:table-cell office:value-type="float" office:value="650332.0"/>
          <table:table-cell office:value-type="float" office:value="1687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.38218"/>
          <table:table-cell office:value-type="float" office:value="1.544"/>
          <table:table-cell office:value-type="float" office:value="0.21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475.0"/>
          <table:table-cell office:value-type="float" office:value="400.0"/>
          <table:table-cell office:value-type="float" office:value="173748.0"/>
          <table:table-cell office:value-type="float" office:value="653178.0"/>
          <table:table-cell office:value-type="float" office:value="17020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1];[.$P11];[.$AD11])" office:value-type="float"/>
          <table:table-cell table:formula="of:=MIN([.$C11];[.$Q11];[.$AE11])" office:value-type="float"/>
          <table:table-cell table:formula="of:=MIN([.$D11];[.$R11];[.$AF11])" office:value-type="float"/>
          <table:table-cell table:formula="of:=MIN([.$E11];[.$S11];[.$AG11])" office:value-type="float"/>
          <table:table-cell table:formula="of:=MIN([.$F11];[.$T11];[.$AH11])" office:value-type="float"/>
          <table:table-cell table:formula="of:=MIN([.$G11];[.$U11];[.$AI11])" office:value-type="float"/>
          <table:table-cell table:formula="of:=MIN([.$H11];[.$V11];[.$AJ11])" office:value-type="float"/>
          <table:table-cell table:formula="of:=MIN([.$I11];[.$W11];[.$AK11])" office:value-type="float"/>
          <table:table-cell table:formula="of:=MIN([.$J11];[.$X11];[.$AL11])" office:value-type="float"/>
          <table:table-cell table:formula="of:=MIN([.$K11];[.$Y11];[.$AM11])" office:value-type="float"/>
          <table:table-cell table:formula="of:=MIN([.$L11];[.$Z11];[.$AN11])" office:value-type="float"/>
          <table:table-cell table:formula="of:=MIN([.$M11];[.$AA11];[.$AO11])" office:value-type="float"/>
          <table:table-cell table:formula="of:=MIN([.$N11];[.$AB11];[.$AP11])" office:value-type="float"/>
          <table:table-cell table:formula="of:=MIN([.$O11];[.$AC11];[.$AQ11])" office:value-type="float"/>
          <table:table-cell table:formula="of:=MEDIAN([.$B11];[.$P11];[.$AD11])" office:value-type="float"/>
          <table:table-cell table:formula="of:=MEDIAN([.$C11];[.$Q11];[.$AE11])" office:value-type="float"/>
          <table:table-cell table:formula="of:=MEDIAN([.$D11];[.$R11];[.$AF11])" office:value-type="float"/>
          <table:table-cell table:formula="of:=MEDIAN([.$E11];[.$S11];[.$AG11])" office:value-type="float"/>
          <table:table-cell table:formula="of:=MEDIAN([.$F11];[.$T11];[.$AH11])" office:value-type="float"/>
          <table:table-cell table:formula="of:=MEDIAN([.$G11];[.$U11];[.$AI11])" office:value-type="float"/>
          <table:table-cell table:formula="of:=MEDIAN([.$H11];[.$V11];[.$AJ11])" office:value-type="float"/>
          <table:table-cell table:formula="of:=MEDIAN([.$I11];[.$W11];[.$AK11])" office:value-type="float"/>
          <table:table-cell table:formula="of:=MEDIAN([.$J11];[.$X11];[.$AL11])" office:value-type="float"/>
          <table:table-cell table:formula="of:=MEDIAN([.$K11];[.$Y11];[.$AM11])" office:value-type="float"/>
          <table:table-cell table:formula="of:=MEDIAN([.$L11];[.$Z11];[.$AN11])" office:value-type="float"/>
          <table:table-cell table:formula="of:=MEDIAN([.$M11];[.$AA11];[.$AO11])" office:value-type="float"/>
          <table:table-cell table:formula="of:=MEDIAN([.$N11];[.$AB11];[.$AP11])" office:value-type="float"/>
          <table:table-cell table:formula="of:=MEDIAN([.$O11];[.$AC11];[.$AQ11])" office:value-type="float"/>
          <table:table-cell table:formula="of:=MAX([.$B11];[.$P11];[.$AD11])" office:value-type="float"/>
          <table:table-cell table:formula="of:=MAX([.$C11];[.$Q11];[.$AE11])" office:value-type="float"/>
          <table:table-cell table:formula="of:=MAX([.$D11];[.$R11];[.$AF11])" office:value-type="float"/>
          <table:table-cell table:formula="of:=MAX([.$E11];[.$S11];[.$AG11])" office:value-type="float"/>
          <table:table-cell table:formula="of:=MAX([.$F11];[.$T11];[.$AH11])" office:value-type="float"/>
          <table:table-cell table:formula="of:=MAX([.$G11];[.$U11];[.$AI11])" office:value-type="float"/>
          <table:table-cell table:formula="of:=MAX([.$H11];[.$V11];[.$AJ11])" office:value-type="float"/>
          <table:table-cell table:formula="of:=MAX([.$I11];[.$W11];[.$AK11])" office:value-type="float"/>
          <table:table-cell table:formula="of:=MAX([.$J11];[.$X11];[.$AL11])" office:value-type="float"/>
          <table:table-cell table:formula="of:=MAX([.$K11];[.$Y11];[.$AM11])" office:value-type="float"/>
          <table:table-cell table:formula="of:=MAX([.$L11];[.$Z11];[.$AN11])" office:value-type="float"/>
          <table:table-cell table:formula="of:=MAX([.$M11];[.$AA11];[.$AO11])" office:value-type="float"/>
          <table:table-cell table:formula="of:=MAX([.$N11];[.$AB11];[.$AP11])" office:value-type="float"/>
          <table:table-cell table:formula="of:=MAX([.$O11];[.$AC11];[.$AQ11])" office:value-type="float"/>
        </table:table-row>
        <table:table-row table:style-name="ro1">
          <table:table-cell office:value-type="string">
            <text:p>structured/x10_y12_r20/x10_y12_n120_r20_s20_ps1_pr20_u20_o20_l20_N005.lp</text:p>
          </table:table-cell>
          <table:table-cell office:value-type="float" office:value="5.78974"/>
          <table:table-cell office:value-type="float" office:value="1.718"/>
          <table:table-cell office:value-type="float" office:value="0.64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2499.0"/>
          <table:table-cell office:value-type="float" office:value="400.0"/>
          <table:table-cell office:value-type="float" office:value="173020.0"/>
          <table:table-cell office:value-type="float" office:value="650332.0"/>
          <table:table-cell office:value-type="float" office:value="16872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.28419"/>
          <table:table-cell office:value-type="float" office:value="4.25"/>
          <table:table-cell office:value-type="float" office:value="3.13"/>
          <table:table-cell office:value-type="float" office:value="0.0"/>
          <table:table-cell office:value-type="float" office:value="0.0"/>
          <table:table-cell office:value-type="float" office:value="44.0"/>
          <table:table-cell office:value-type="float" office:value="9450.0"/>
          <table:table-cell office:value-type="float" office:value="400.0"/>
          <table:table-cell office:value-type="float" office:value="173020.0"/>
          <table:table-cell office:value-type="float" office:value="650332.0"/>
          <table:table-cell office:value-type="float" office:value="16872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.01053"/>
          <table:table-cell office:value-type="float" office:value="1.646"/>
          <table:table-cell office:value-type="float" office:value="0.39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1211.0"/>
          <table:table-cell office:value-type="float" office:value="400.0"/>
          <table:table-cell office:value-type="float" office:value="173748.0"/>
          <table:table-cell office:value-type="float" office:value="653178.0"/>
          <table:table-cell office:value-type="float" office:value="17020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2];[.$P12];[.$AD12])" office:value-type="float"/>
          <table:table-cell table:formula="of:=MIN([.$C12];[.$Q12];[.$AE12])" office:value-type="float"/>
          <table:table-cell table:formula="of:=MIN([.$D12];[.$R12];[.$AF12])" office:value-type="float"/>
          <table:table-cell table:formula="of:=MIN([.$E12];[.$S12];[.$AG12])" office:value-type="float"/>
          <table:table-cell table:formula="of:=MIN([.$F12];[.$T12];[.$AH12])" office:value-type="float"/>
          <table:table-cell table:formula="of:=MIN([.$G12];[.$U12];[.$AI12])" office:value-type="float"/>
          <table:table-cell table:formula="of:=MIN([.$H12];[.$V12];[.$AJ12])" office:value-type="float"/>
          <table:table-cell table:formula="of:=MIN([.$I12];[.$W12];[.$AK12])" office:value-type="float"/>
          <table:table-cell table:formula="of:=MIN([.$J12];[.$X12];[.$AL12])" office:value-type="float"/>
          <table:table-cell table:formula="of:=MIN([.$K12];[.$Y12];[.$AM12])" office:value-type="float"/>
          <table:table-cell table:formula="of:=MIN([.$L12];[.$Z12];[.$AN12])" office:value-type="float"/>
          <table:table-cell table:formula="of:=MIN([.$M12];[.$AA12];[.$AO12])" office:value-type="float"/>
          <table:table-cell table:formula="of:=MIN([.$N12];[.$AB12];[.$AP12])" office:value-type="float"/>
          <table:table-cell table:formula="of:=MIN([.$O12];[.$AC12];[.$AQ12])" office:value-type="float"/>
          <table:table-cell table:formula="of:=MEDIAN([.$B12];[.$P12];[.$AD12])" office:value-type="float"/>
          <table:table-cell table:formula="of:=MEDIAN([.$C12];[.$Q12];[.$AE12])" office:value-type="float"/>
          <table:table-cell table:formula="of:=MEDIAN([.$D12];[.$R12];[.$AF12])" office:value-type="float"/>
          <table:table-cell table:formula="of:=MEDIAN([.$E12];[.$S12];[.$AG12])" office:value-type="float"/>
          <table:table-cell table:formula="of:=MEDIAN([.$F12];[.$T12];[.$AH12])" office:value-type="float"/>
          <table:table-cell table:formula="of:=MEDIAN([.$G12];[.$U12];[.$AI12])" office:value-type="float"/>
          <table:table-cell table:formula="of:=MEDIAN([.$H12];[.$V12];[.$AJ12])" office:value-type="float"/>
          <table:table-cell table:formula="of:=MEDIAN([.$I12];[.$W12];[.$AK12])" office:value-type="float"/>
          <table:table-cell table:formula="of:=MEDIAN([.$J12];[.$X12];[.$AL12])" office:value-type="float"/>
          <table:table-cell table:formula="of:=MEDIAN([.$K12];[.$Y12];[.$AM12])" office:value-type="float"/>
          <table:table-cell table:formula="of:=MEDIAN([.$L12];[.$Z12];[.$AN12])" office:value-type="float"/>
          <table:table-cell table:formula="of:=MEDIAN([.$M12];[.$AA12];[.$AO12])" office:value-type="float"/>
          <table:table-cell table:formula="of:=MEDIAN([.$N12];[.$AB12];[.$AP12])" office:value-type="float"/>
          <table:table-cell table:formula="of:=MEDIAN([.$O12];[.$AC12];[.$AQ12])" office:value-type="float"/>
          <table:table-cell table:formula="of:=MAX([.$B12];[.$P12];[.$AD12])" office:value-type="float"/>
          <table:table-cell table:formula="of:=MAX([.$C12];[.$Q12];[.$AE12])" office:value-type="float"/>
          <table:table-cell table:formula="of:=MAX([.$D12];[.$R12];[.$AF12])" office:value-type="float"/>
          <table:table-cell table:formula="of:=MAX([.$E12];[.$S12];[.$AG12])" office:value-type="float"/>
          <table:table-cell table:formula="of:=MAX([.$F12];[.$T12];[.$AH12])" office:value-type="float"/>
          <table:table-cell table:formula="of:=MAX([.$G12];[.$U12];[.$AI12])" office:value-type="float"/>
          <table:table-cell table:formula="of:=MAX([.$H12];[.$V12];[.$AJ12])" office:value-type="float"/>
          <table:table-cell table:formula="of:=MAX([.$I12];[.$W12];[.$AK12])" office:value-type="float"/>
          <table:table-cell table:formula="of:=MAX([.$J12];[.$X12];[.$AL12])" office:value-type="float"/>
          <table:table-cell table:formula="of:=MAX([.$K12];[.$Y12];[.$AM12])" office:value-type="float"/>
          <table:table-cell table:formula="of:=MAX([.$L12];[.$Z12];[.$AN12])" office:value-type="float"/>
          <table:table-cell table:formula="of:=MAX([.$M12];[.$AA12];[.$AO12])" office:value-type="float"/>
          <table:table-cell table:formula="of:=MAX([.$N12];[.$AB12];[.$AP12])" office:value-type="float"/>
          <table:table-cell table:formula="of:=MAX([.$O12];[.$AC12];[.$AQ12])" office:value-type="float"/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10.0488"/>
          <table:table-cell office:value-type="float" office:value="6.426"/>
          <table:table-cell office:value-type="float" office:value="6.09"/>
          <table:table-cell office:value-type="float" office:value="0.0"/>
          <table:table-cell office:value-type="float" office:value="0.0"/>
          <table:table-cell office:value-type="float" office:value="124.0"/>
          <table:table-cell office:value-type="float" office:value="29474.0"/>
          <table:table-cell office:value-type="float" office:value="200.0"/>
          <table:table-cell office:value-type="float" office:value="54070.0"/>
          <table:table-cell office:value-type="float" office:value="203525.0"/>
          <table:table-cell office:value-type="float" office:value="1272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.20658"/>
          <table:table-cell office:value-type="float" office:value="4.634"/>
          <table:table-cell office:value-type="float" office:value="4.29"/>
          <table:table-cell office:value-type="float" office:value="0.0"/>
          <table:table-cell office:value-type="float" office:value="0.0"/>
          <table:table-cell office:value-type="float" office:value="107.0"/>
          <table:table-cell office:value-type="float" office:value="26803.0"/>
          <table:table-cell office:value-type="float" office:value="200.0"/>
          <table:table-cell office:value-type="float" office:value="54070.0"/>
          <table:table-cell office:value-type="float" office:value="203525.0"/>
          <table:table-cell office:value-type="float" office:value="1492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8831"/>
          <table:table-cell office:value-type="float" office:value="0.442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282.0"/>
          <table:table-cell office:value-type="float" office:value="200.0"/>
          <table:table-cell office:value-type="float" office:value="54408.0"/>
          <table:table-cell office:value-type="float" office:value="204857.0"/>
          <table:table-cell office:value-type="float" office:value="12300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3];[.$P13];[.$AD13])" office:value-type="float"/>
          <table:table-cell table:formula="of:=MIN([.$C13];[.$Q13];[.$AE13])" office:value-type="float"/>
          <table:table-cell table:formula="of:=MIN([.$D13];[.$R13];[.$AF13])" office:value-type="float"/>
          <table:table-cell table:formula="of:=MIN([.$E13];[.$S13];[.$AG13])" office:value-type="float"/>
          <table:table-cell table:formula="of:=MIN([.$F13];[.$T13];[.$AH13])" office:value-type="float"/>
          <table:table-cell table:formula="of:=MIN([.$G13];[.$U13];[.$AI13])" office:value-type="float"/>
          <table:table-cell table:formula="of:=MIN([.$H13];[.$V13];[.$AJ13])" office:value-type="float"/>
          <table:table-cell table:formula="of:=MIN([.$I13];[.$W13];[.$AK13])" office:value-type="float"/>
          <table:table-cell table:formula="of:=MIN([.$J13];[.$X13];[.$AL13])" office:value-type="float"/>
          <table:table-cell table:formula="of:=MIN([.$K13];[.$Y13];[.$AM13])" office:value-type="float"/>
          <table:table-cell table:formula="of:=MIN([.$L13];[.$Z13];[.$AN13])" office:value-type="float"/>
          <table:table-cell table:formula="of:=MIN([.$M13];[.$AA13];[.$AO13])" office:value-type="float"/>
          <table:table-cell table:formula="of:=MIN([.$N13];[.$AB13];[.$AP13])" office:value-type="float"/>
          <table:table-cell table:formula="of:=MIN([.$O13];[.$AC13];[.$AQ13])" office:value-type="float"/>
          <table:table-cell table:formula="of:=MEDIAN([.$B13];[.$P13];[.$AD13])" office:value-type="float"/>
          <table:table-cell table:formula="of:=MEDIAN([.$C13];[.$Q13];[.$AE13])" office:value-type="float"/>
          <table:table-cell table:formula="of:=MEDIAN([.$D13];[.$R13];[.$AF13])" office:value-type="float"/>
          <table:table-cell table:formula="of:=MEDIAN([.$E13];[.$S13];[.$AG13])" office:value-type="float"/>
          <table:table-cell table:formula="of:=MEDIAN([.$F13];[.$T13];[.$AH13])" office:value-type="float"/>
          <table:table-cell table:formula="of:=MEDIAN([.$G13];[.$U13];[.$AI13])" office:value-type="float"/>
          <table:table-cell table:formula="of:=MEDIAN([.$H13];[.$V13];[.$AJ13])" office:value-type="float"/>
          <table:table-cell table:formula="of:=MEDIAN([.$I13];[.$W13];[.$AK13])" office:value-type="float"/>
          <table:table-cell table:formula="of:=MEDIAN([.$J13];[.$X13];[.$AL13])" office:value-type="float"/>
          <table:table-cell table:formula="of:=MEDIAN([.$K13];[.$Y13];[.$AM13])" office:value-type="float"/>
          <table:table-cell table:formula="of:=MEDIAN([.$L13];[.$Z13];[.$AN13])" office:value-type="float"/>
          <table:table-cell table:formula="of:=MEDIAN([.$M13];[.$AA13];[.$AO13])" office:value-type="float"/>
          <table:table-cell table:formula="of:=MEDIAN([.$N13];[.$AB13];[.$AP13])" office:value-type="float"/>
          <table:table-cell table:formula="of:=MEDIAN([.$O13];[.$AC13];[.$AQ13])" office:value-type="float"/>
          <table:table-cell table:formula="of:=MAX([.$B13];[.$P13];[.$AD13])" office:value-type="float"/>
          <table:table-cell table:formula="of:=MAX([.$C13];[.$Q13];[.$AE13])" office:value-type="float"/>
          <table:table-cell table:formula="of:=MAX([.$D13];[.$R13];[.$AF13])" office:value-type="float"/>
          <table:table-cell table:formula="of:=MAX([.$E13];[.$S13];[.$AG13])" office:value-type="float"/>
          <table:table-cell table:formula="of:=MAX([.$F13];[.$T13];[.$AH13])" office:value-type="float"/>
          <table:table-cell table:formula="of:=MAX([.$G13];[.$U13];[.$AI13])" office:value-type="float"/>
          <table:table-cell table:formula="of:=MAX([.$H13];[.$V13];[.$AJ13])" office:value-type="float"/>
          <table:table-cell table:formula="of:=MAX([.$I13];[.$W13];[.$AK13])" office:value-type="float"/>
          <table:table-cell table:formula="of:=MAX([.$J13];[.$X13];[.$AL13])" office:value-type="float"/>
          <table:table-cell table:formula="of:=MAX([.$K13];[.$Y13];[.$AM13])" office:value-type="float"/>
          <table:table-cell table:formula="of:=MAX([.$L13];[.$Z13];[.$AN13])" office:value-type="float"/>
          <table:table-cell table:formula="of:=MAX([.$M13];[.$AA13];[.$AO13])" office:value-type="float"/>
          <table:table-cell table:formula="of:=MAX([.$N13];[.$AB13];[.$AP13])" office:value-type="float"/>
          <table:table-cell table:formula="of:=MAX([.$O13];[.$AC13];[.$AQ1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6.9995"/>
          <table:table-cell office:value-type="float" office:value="3.535"/>
          <table:table-cell office:value-type="float" office:value="3.19"/>
          <table:table-cell office:value-type="float" office:value="0.0"/>
          <table:table-cell office:value-type="float" office:value="0.0"/>
          <table:table-cell office:value-type="float" office:value="67.0"/>
          <table:table-cell office:value-type="float" office:value="17010.0"/>
          <table:table-cell office:value-type="float" office:value="200.0"/>
          <table:table-cell office:value-type="float" office:value="54070.0"/>
          <table:table-cell office:value-type="float" office:value="203525.0"/>
          <table:table-cell office:value-type="float" office:value="1230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73796"/>
          <table:table-cell office:value-type="float" office:value="2.162"/>
          <table:table-cell office:value-type="float" office:value="1.81"/>
          <table:table-cell office:value-type="float" office:value="1.0"/>
          <table:table-cell office:value-type="float" office:value="0.0"/>
          <table:table-cell office:value-type="float" office:value="53.0"/>
          <table:table-cell office:value-type="float" office:value="12052.0"/>
          <table:table-cell office:value-type="float" office:value="200.0"/>
          <table:table-cell office:value-type="float" office:value="54070.0"/>
          <table:table-cell office:value-type="float" office:value="203525.0"/>
          <table:table-cell office:value-type="float" office:value="1230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85994"/>
          <table:table-cell office:value-type="float" office:value="0.412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4.0"/>
          <table:table-cell office:value-type="float" office:value="200.0"/>
          <table:table-cell office:value-type="float" office:value="54408.0"/>
          <table:table-cell office:value-type="float" office:value="204857.0"/>
          <table:table-cell office:value-type="float" office:value="12300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4];[.$P14];[.$AD14])" office:value-type="float"/>
          <table:table-cell table:formula="of:=MIN([.$C14];[.$Q14];[.$AE14])" office:value-type="float"/>
          <table:table-cell table:formula="of:=MIN([.$D14];[.$R14];[.$AF14])" office:value-type="float"/>
          <table:table-cell table:formula="of:=MIN([.$E14];[.$S14];[.$AG14])" office:value-type="float"/>
          <table:table-cell table:formula="of:=MIN([.$F14];[.$T14];[.$AH14])" office:value-type="float"/>
          <table:table-cell table:formula="of:=MIN([.$G14];[.$U14];[.$AI14])" office:value-type="float"/>
          <table:table-cell table:formula="of:=MIN([.$H14];[.$V14];[.$AJ14])" office:value-type="float"/>
          <table:table-cell table:formula="of:=MIN([.$I14];[.$W14];[.$AK14])" office:value-type="float"/>
          <table:table-cell table:formula="of:=MIN([.$J14];[.$X14];[.$AL14])" office:value-type="float"/>
          <table:table-cell table:formula="of:=MIN([.$K14];[.$Y14];[.$AM14])" office:value-type="float"/>
          <table:table-cell table:formula="of:=MIN([.$L14];[.$Z14];[.$AN14])" office:value-type="float"/>
          <table:table-cell table:formula="of:=MIN([.$M14];[.$AA14];[.$AO14])" office:value-type="float"/>
          <table:table-cell table:formula="of:=MIN([.$N14];[.$AB14];[.$AP14])" office:value-type="float"/>
          <table:table-cell table:formula="of:=MIN([.$O14];[.$AC14];[.$AQ14])" office:value-type="float"/>
          <table:table-cell table:formula="of:=MEDIAN([.$B14];[.$P14];[.$AD14])" office:value-type="float"/>
          <table:table-cell table:formula="of:=MEDIAN([.$C14];[.$Q14];[.$AE14])" office:value-type="float"/>
          <table:table-cell table:formula="of:=MEDIAN([.$D14];[.$R14];[.$AF14])" office:value-type="float"/>
          <table:table-cell table:formula="of:=MEDIAN([.$E14];[.$S14];[.$AG14])" office:value-type="float"/>
          <table:table-cell table:formula="of:=MEDIAN([.$F14];[.$T14];[.$AH14])" office:value-type="float"/>
          <table:table-cell table:formula="of:=MEDIAN([.$G14];[.$U14];[.$AI14])" office:value-type="float"/>
          <table:table-cell table:formula="of:=MEDIAN([.$H14];[.$V14];[.$AJ14])" office:value-type="float"/>
          <table:table-cell table:formula="of:=MEDIAN([.$I14];[.$W14];[.$AK14])" office:value-type="float"/>
          <table:table-cell table:formula="of:=MEDIAN([.$J14];[.$X14];[.$AL14])" office:value-type="float"/>
          <table:table-cell table:formula="of:=MEDIAN([.$K14];[.$Y14];[.$AM14])" office:value-type="float"/>
          <table:table-cell table:formula="of:=MEDIAN([.$L14];[.$Z14];[.$AN14])" office:value-type="float"/>
          <table:table-cell table:formula="of:=MEDIAN([.$M14];[.$AA14];[.$AO14])" office:value-type="float"/>
          <table:table-cell table:formula="of:=MEDIAN([.$N14];[.$AB14];[.$AP14])" office:value-type="float"/>
          <table:table-cell table:formula="of:=MEDIAN([.$O14];[.$AC14];[.$AQ14])" office:value-type="float"/>
          <table:table-cell table:formula="of:=MAX([.$B14];[.$P14];[.$AD14])" office:value-type="float"/>
          <table:table-cell table:formula="of:=MAX([.$C14];[.$Q14];[.$AE14])" office:value-type="float"/>
          <table:table-cell table:formula="of:=MAX([.$D14];[.$R14];[.$AF14])" office:value-type="float"/>
          <table:table-cell table:formula="of:=MAX([.$E14];[.$S14];[.$AG14])" office:value-type="float"/>
          <table:table-cell table:formula="of:=MAX([.$F14];[.$T14];[.$AH14])" office:value-type="float"/>
          <table:table-cell table:formula="of:=MAX([.$G14];[.$U14];[.$AI14])" office:value-type="float"/>
          <table:table-cell table:formula="of:=MAX([.$H14];[.$V14];[.$AJ14])" office:value-type="float"/>
          <table:table-cell table:formula="of:=MAX([.$I14];[.$W14];[.$AK14])" office:value-type="float"/>
          <table:table-cell table:formula="of:=MAX([.$J14];[.$X14];[.$AL14])" office:value-type="float"/>
          <table:table-cell table:formula="of:=MAX([.$K14];[.$Y14];[.$AM14])" office:value-type="float"/>
          <table:table-cell table:formula="of:=MAX([.$L14];[.$Z14];[.$AN14])" office:value-type="float"/>
          <table:table-cell table:formula="of:=MAX([.$M14];[.$AA14];[.$AO14])" office:value-type="float"/>
          <table:table-cell table:formula="of:=MAX([.$N14];[.$AB14];[.$AP14])" office:value-type="float"/>
          <table:table-cell table:formula="of:=MAX([.$O14];[.$AC14];[.$AQ1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7.65974"/>
          <table:table-cell office:value-type="float" office:value="4.044"/>
          <table:table-cell office:value-type="float" office:value="3.67"/>
          <table:table-cell office:value-type="float" office:value="0.0"/>
          <table:table-cell office:value-type="float" office:value="0.0"/>
          <table:table-cell office:value-type="float" office:value="77.0"/>
          <table:table-cell office:value-type="float" office:value="19727.0"/>
          <table:table-cell office:value-type="float" office:value="200.0"/>
          <table:table-cell office:value-type="float" office:value="54070.0"/>
          <table:table-cell office:value-type="float" office:value="203525.0"/>
          <table:table-cell office:value-type="float" office:value="1492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23009"/>
          <table:table-cell office:value-type="float" office:value="2.663"/>
          <table:table-cell office:value-type="float" office:value="2.32"/>
          <table:table-cell office:value-type="float" office:value="1.0"/>
          <table:table-cell office:value-type="float" office:value="0.0"/>
          <table:table-cell office:value-type="float" office:value="62.0"/>
          <table:table-cell office:value-type="float" office:value="14323.0"/>
          <table:table-cell office:value-type="float" office:value="200.0"/>
          <table:table-cell office:value-type="float" office:value="54070.0"/>
          <table:table-cell office:value-type="float" office:value="203525.0"/>
          <table:table-cell office:value-type="float" office:value="1492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83243"/>
          <table:table-cell office:value-type="float" office:value="0.393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200.0"/>
          <table:table-cell office:value-type="float" office:value="54408.0"/>
          <table:table-cell office:value-type="float" office:value="204857.0"/>
          <table:table-cell office:value-type="float" office:value="12300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5];[.$P15];[.$AD15])" office:value-type="float"/>
          <table:table-cell table:formula="of:=MIN([.$C15];[.$Q15];[.$AE15])" office:value-type="float"/>
          <table:table-cell table:formula="of:=MIN([.$D15];[.$R15];[.$AF15])" office:value-type="float"/>
          <table:table-cell table:formula="of:=MIN([.$E15];[.$S15];[.$AG15])" office:value-type="float"/>
          <table:table-cell table:formula="of:=MIN([.$F15];[.$T15];[.$AH15])" office:value-type="float"/>
          <table:table-cell table:formula="of:=MIN([.$G15];[.$U15];[.$AI15])" office:value-type="float"/>
          <table:table-cell table:formula="of:=MIN([.$H15];[.$V15];[.$AJ15])" office:value-type="float"/>
          <table:table-cell table:formula="of:=MIN([.$I15];[.$W15];[.$AK15])" office:value-type="float"/>
          <table:table-cell table:formula="of:=MIN([.$J15];[.$X15];[.$AL15])" office:value-type="float"/>
          <table:table-cell table:formula="of:=MIN([.$K15];[.$Y15];[.$AM15])" office:value-type="float"/>
          <table:table-cell table:formula="of:=MIN([.$L15];[.$Z15];[.$AN15])" office:value-type="float"/>
          <table:table-cell table:formula="of:=MIN([.$M15];[.$AA15];[.$AO15])" office:value-type="float"/>
          <table:table-cell table:formula="of:=MIN([.$N15];[.$AB15];[.$AP15])" office:value-type="float"/>
          <table:table-cell table:formula="of:=MIN([.$O15];[.$AC15];[.$AQ15])" office:value-type="float"/>
          <table:table-cell table:formula="of:=MEDIAN([.$B15];[.$P15];[.$AD15])" office:value-type="float"/>
          <table:table-cell table:formula="of:=MEDIAN([.$C15];[.$Q15];[.$AE15])" office:value-type="float"/>
          <table:table-cell table:formula="of:=MEDIAN([.$D15];[.$R15];[.$AF15])" office:value-type="float"/>
          <table:table-cell table:formula="of:=MEDIAN([.$E15];[.$S15];[.$AG15])" office:value-type="float"/>
          <table:table-cell table:formula="of:=MEDIAN([.$F15];[.$T15];[.$AH15])" office:value-type="float"/>
          <table:table-cell table:formula="of:=MEDIAN([.$G15];[.$U15];[.$AI15])" office:value-type="float"/>
          <table:table-cell table:formula="of:=MEDIAN([.$H15];[.$V15];[.$AJ15])" office:value-type="float"/>
          <table:table-cell table:formula="of:=MEDIAN([.$I15];[.$W15];[.$AK15])" office:value-type="float"/>
          <table:table-cell table:formula="of:=MEDIAN([.$J15];[.$X15];[.$AL15])" office:value-type="float"/>
          <table:table-cell table:formula="of:=MEDIAN([.$K15];[.$Y15];[.$AM15])" office:value-type="float"/>
          <table:table-cell table:formula="of:=MEDIAN([.$L15];[.$Z15];[.$AN15])" office:value-type="float"/>
          <table:table-cell table:formula="of:=MEDIAN([.$M15];[.$AA15];[.$AO15])" office:value-type="float"/>
          <table:table-cell table:formula="of:=MEDIAN([.$N15];[.$AB15];[.$AP15])" office:value-type="float"/>
          <table:table-cell table:formula="of:=MEDIAN([.$O15];[.$AC15];[.$AQ15])" office:value-type="float"/>
          <table:table-cell table:formula="of:=MAX([.$B15];[.$P15];[.$AD15])" office:value-type="float"/>
          <table:table-cell table:formula="of:=MAX([.$C15];[.$Q15];[.$AE15])" office:value-type="float"/>
          <table:table-cell table:formula="of:=MAX([.$D15];[.$R15];[.$AF15])" office:value-type="float"/>
          <table:table-cell table:formula="of:=MAX([.$E15];[.$S15];[.$AG15])" office:value-type="float"/>
          <table:table-cell table:formula="of:=MAX([.$F15];[.$T15];[.$AH15])" office:value-type="float"/>
          <table:table-cell table:formula="of:=MAX([.$G15];[.$U15];[.$AI15])" office:value-type="float"/>
          <table:table-cell table:formula="of:=MAX([.$H15];[.$V15];[.$AJ15])" office:value-type="float"/>
          <table:table-cell table:formula="of:=MAX([.$I15];[.$W15];[.$AK15])" office:value-type="float"/>
          <table:table-cell table:formula="of:=MAX([.$J15];[.$X15];[.$AL15])" office:value-type="float"/>
          <table:table-cell table:formula="of:=MAX([.$K15];[.$Y15];[.$AM15])" office:value-type="float"/>
          <table:table-cell table:formula="of:=MAX([.$L15];[.$Z15];[.$AN15])" office:value-type="float"/>
          <table:table-cell table:formula="of:=MAX([.$M15];[.$AA15];[.$AO15])" office:value-type="float"/>
          <table:table-cell table:formula="of:=MAX([.$N15];[.$AB15];[.$AP15])" office:value-type="float"/>
          <table:table-cell table:formula="of:=MAX([.$O15];[.$AC15];[.$AQ1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8.00844"/>
          <table:table-cell office:value-type="float" office:value="4.386"/>
          <table:table-cell office:value-type="float" office:value="4.05"/>
          <table:table-cell office:value-type="float" office:value="0.0"/>
          <table:table-cell office:value-type="float" office:value="0.0"/>
          <table:table-cell office:value-type="float" office:value="89.0"/>
          <table:table-cell office:value-type="float" office:value="21233.0"/>
          <table:table-cell office:value-type="float" office:value="200.0"/>
          <table:table-cell office:value-type="float" office:value="54070.0"/>
          <table:table-cell office:value-type="float" office:value="203525.0"/>
          <table:table-cell office:value-type="float" office:value="1401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449"/>
          <table:table-cell office:value-type="float" office:value="0.878"/>
          <table:table-cell office:value-type="float" office:value="0.53"/>
          <table:table-cell office:value-type="float" office:value="1.0"/>
          <table:table-cell office:value-type="float" office:value="0.0"/>
          <table:table-cell office:value-type="float" office:value="21.0"/>
          <table:table-cell office:value-type="float" office:value="3876.0"/>
          <table:table-cell office:value-type="float" office:value="200.0"/>
          <table:table-cell office:value-type="float" office:value="54070.0"/>
          <table:table-cell office:value-type="float" office:value="203525.0"/>
          <table:table-cell office:value-type="float" office:value="1230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86313"/>
          <table:table-cell office:value-type="float" office:value="0.411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1.0"/>
          <table:table-cell office:value-type="float" office:value="200.0"/>
          <table:table-cell office:value-type="float" office:value="54408.0"/>
          <table:table-cell office:value-type="float" office:value="204857.0"/>
          <table:table-cell office:value-type="float" office:value="12301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6];[.$P16];[.$AD16])" office:value-type="float"/>
          <table:table-cell table:formula="of:=MIN([.$C16];[.$Q16];[.$AE16])" office:value-type="float"/>
          <table:table-cell table:formula="of:=MIN([.$D16];[.$R16];[.$AF16])" office:value-type="float"/>
          <table:table-cell table:formula="of:=MIN([.$E16];[.$S16];[.$AG16])" office:value-type="float"/>
          <table:table-cell table:formula="of:=MIN([.$F16];[.$T16];[.$AH16])" office:value-type="float"/>
          <table:table-cell table:formula="of:=MIN([.$G16];[.$U16];[.$AI16])" office:value-type="float"/>
          <table:table-cell table:formula="of:=MIN([.$H16];[.$V16];[.$AJ16])" office:value-type="float"/>
          <table:table-cell table:formula="of:=MIN([.$I16];[.$W16];[.$AK16])" office:value-type="float"/>
          <table:table-cell table:formula="of:=MIN([.$J16];[.$X16];[.$AL16])" office:value-type="float"/>
          <table:table-cell table:formula="of:=MIN([.$K16];[.$Y16];[.$AM16])" office:value-type="float"/>
          <table:table-cell table:formula="of:=MIN([.$L16];[.$Z16];[.$AN16])" office:value-type="float"/>
          <table:table-cell table:formula="of:=MIN([.$M16];[.$AA16];[.$AO16])" office:value-type="float"/>
          <table:table-cell table:formula="of:=MIN([.$N16];[.$AB16];[.$AP16])" office:value-type="float"/>
          <table:table-cell table:formula="of:=MIN([.$O16];[.$AC16];[.$AQ16])" office:value-type="float"/>
          <table:table-cell table:formula="of:=MEDIAN([.$B16];[.$P16];[.$AD16])" office:value-type="float"/>
          <table:table-cell table:formula="of:=MEDIAN([.$C16];[.$Q16];[.$AE16])" office:value-type="float"/>
          <table:table-cell table:formula="of:=MEDIAN([.$D16];[.$R16];[.$AF16])" office:value-type="float"/>
          <table:table-cell table:formula="of:=MEDIAN([.$E16];[.$S16];[.$AG16])" office:value-type="float"/>
          <table:table-cell table:formula="of:=MEDIAN([.$F16];[.$T16];[.$AH16])" office:value-type="float"/>
          <table:table-cell table:formula="of:=MEDIAN([.$G16];[.$U16];[.$AI16])" office:value-type="float"/>
          <table:table-cell table:formula="of:=MEDIAN([.$H16];[.$V16];[.$AJ16])" office:value-type="float"/>
          <table:table-cell table:formula="of:=MEDIAN([.$I16];[.$W16];[.$AK16])" office:value-type="float"/>
          <table:table-cell table:formula="of:=MEDIAN([.$J16];[.$X16];[.$AL16])" office:value-type="float"/>
          <table:table-cell table:formula="of:=MEDIAN([.$K16];[.$Y16];[.$AM16])" office:value-type="float"/>
          <table:table-cell table:formula="of:=MEDIAN([.$L16];[.$Z16];[.$AN16])" office:value-type="float"/>
          <table:table-cell table:formula="of:=MEDIAN([.$M16];[.$AA16];[.$AO16])" office:value-type="float"/>
          <table:table-cell table:formula="of:=MEDIAN([.$N16];[.$AB16];[.$AP16])" office:value-type="float"/>
          <table:table-cell table:formula="of:=MEDIAN([.$O16];[.$AC16];[.$AQ16])" office:value-type="float"/>
          <table:table-cell table:formula="of:=MAX([.$B16];[.$P16];[.$AD16])" office:value-type="float"/>
          <table:table-cell table:formula="of:=MAX([.$C16];[.$Q16];[.$AE16])" office:value-type="float"/>
          <table:table-cell table:formula="of:=MAX([.$D16];[.$R16];[.$AF16])" office:value-type="float"/>
          <table:table-cell table:formula="of:=MAX([.$E16];[.$S16];[.$AG16])" office:value-type="float"/>
          <table:table-cell table:formula="of:=MAX([.$F16];[.$T16];[.$AH16])" office:value-type="float"/>
          <table:table-cell table:formula="of:=MAX([.$G16];[.$U16];[.$AI16])" office:value-type="float"/>
          <table:table-cell table:formula="of:=MAX([.$H16];[.$V16];[.$AJ16])" office:value-type="float"/>
          <table:table-cell table:formula="of:=MAX([.$I16];[.$W16];[.$AK16])" office:value-type="float"/>
          <table:table-cell table:formula="of:=MAX([.$J16];[.$X16];[.$AL16])" office:value-type="float"/>
          <table:table-cell table:formula="of:=MAX([.$K16];[.$Y16];[.$AM16])" office:value-type="float"/>
          <table:table-cell table:formula="of:=MAX([.$L16];[.$Z16];[.$AN16])" office:value-type="float"/>
          <table:table-cell table:formula="of:=MAX([.$M16];[.$AA16];[.$AO16])" office:value-type="float"/>
          <table:table-cell table:formula="of:=MAX([.$N16];[.$AB16];[.$AP16])" office:value-type="float"/>
          <table:table-cell table:formula="of:=MAX([.$O16];[.$AC16];[.$AQ1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6.90923"/>
          <table:table-cell office:value-type="float" office:value="4.222"/>
          <table:table-cell office:value-type="float" office:value="3.88"/>
          <table:table-cell office:value-type="float" office:value="0.0"/>
          <table:table-cell office:value-type="float" office:value="0.0"/>
          <table:table-cell office:value-type="float" office:value="77.0"/>
          <table:table-cell office:value-type="float" office:value="22483.0"/>
          <table:table-cell office:value-type="float" office:value="200.0"/>
          <table:table-cell office:value-type="float" office:value="54070.0"/>
          <table:table-cell office:value-type="float" office:value="203525.0"/>
          <table:table-cell office:value-type="float" office:value="12456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.83526"/>
          <table:table-cell office:value-type="float" office:value="4.26"/>
          <table:table-cell office:value-type="float" office:value="3.9"/>
          <table:table-cell office:value-type="float" office:value="0.0"/>
          <table:table-cell office:value-type="float" office:value="0.0"/>
          <table:table-cell office:value-type="float" office:value="91.0"/>
          <table:table-cell office:value-type="float" office:value="22709.0"/>
          <table:table-cell office:value-type="float" office:value="200.0"/>
          <table:table-cell office:value-type="float" office:value="54070.0"/>
          <table:table-cell office:value-type="float" office:value="203525.0"/>
          <table:table-cell office:value-type="float" office:value="1230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83086"/>
          <table:table-cell office:value-type="float" office:value="0.388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200.0"/>
          <table:table-cell office:value-type="float" office:value="54408.0"/>
          <table:table-cell office:value-type="float" office:value="204857.0"/>
          <table:table-cell office:value-type="float" office:value="12300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7];[.$P17];[.$AD17])" office:value-type="float"/>
          <table:table-cell table:formula="of:=MIN([.$C17];[.$Q17];[.$AE17])" office:value-type="float"/>
          <table:table-cell table:formula="of:=MIN([.$D17];[.$R17];[.$AF17])" office:value-type="float"/>
          <table:table-cell table:formula="of:=MIN([.$E17];[.$S17];[.$AG17])" office:value-type="float"/>
          <table:table-cell table:formula="of:=MIN([.$F17];[.$T17];[.$AH17])" office:value-type="float"/>
          <table:table-cell table:formula="of:=MIN([.$G17];[.$U17];[.$AI17])" office:value-type="float"/>
          <table:table-cell table:formula="of:=MIN([.$H17];[.$V17];[.$AJ17])" office:value-type="float"/>
          <table:table-cell table:formula="of:=MIN([.$I17];[.$W17];[.$AK17])" office:value-type="float"/>
          <table:table-cell table:formula="of:=MIN([.$J17];[.$X17];[.$AL17])" office:value-type="float"/>
          <table:table-cell table:formula="of:=MIN([.$K17];[.$Y17];[.$AM17])" office:value-type="float"/>
          <table:table-cell table:formula="of:=MIN([.$L17];[.$Z17];[.$AN17])" office:value-type="float"/>
          <table:table-cell table:formula="of:=MIN([.$M17];[.$AA17];[.$AO17])" office:value-type="float"/>
          <table:table-cell table:formula="of:=MIN([.$N17];[.$AB17];[.$AP17])" office:value-type="float"/>
          <table:table-cell table:formula="of:=MIN([.$O17];[.$AC17];[.$AQ17])" office:value-type="float"/>
          <table:table-cell table:formula="of:=MEDIAN([.$B17];[.$P17];[.$AD17])" office:value-type="float"/>
          <table:table-cell table:formula="of:=MEDIAN([.$C17];[.$Q17];[.$AE17])" office:value-type="float"/>
          <table:table-cell table:formula="of:=MEDIAN([.$D17];[.$R17];[.$AF17])" office:value-type="float"/>
          <table:table-cell table:formula="of:=MEDIAN([.$E17];[.$S17];[.$AG17])" office:value-type="float"/>
          <table:table-cell table:formula="of:=MEDIAN([.$F17];[.$T17];[.$AH17])" office:value-type="float"/>
          <table:table-cell table:formula="of:=MEDIAN([.$G17];[.$U17];[.$AI17])" office:value-type="float"/>
          <table:table-cell table:formula="of:=MEDIAN([.$H17];[.$V17];[.$AJ17])" office:value-type="float"/>
          <table:table-cell table:formula="of:=MEDIAN([.$I17];[.$W17];[.$AK17])" office:value-type="float"/>
          <table:table-cell table:formula="of:=MEDIAN([.$J17];[.$X17];[.$AL17])" office:value-type="float"/>
          <table:table-cell table:formula="of:=MEDIAN([.$K17];[.$Y17];[.$AM17])" office:value-type="float"/>
          <table:table-cell table:formula="of:=MEDIAN([.$L17];[.$Z17];[.$AN17])" office:value-type="float"/>
          <table:table-cell table:formula="of:=MEDIAN([.$M17];[.$AA17];[.$AO17])" office:value-type="float"/>
          <table:table-cell table:formula="of:=MEDIAN([.$N17];[.$AB17];[.$AP17])" office:value-type="float"/>
          <table:table-cell table:formula="of:=MEDIAN([.$O17];[.$AC17];[.$AQ17])" office:value-type="float"/>
          <table:table-cell table:formula="of:=MAX([.$B17];[.$P17];[.$AD17])" office:value-type="float"/>
          <table:table-cell table:formula="of:=MAX([.$C17];[.$Q17];[.$AE17])" office:value-type="float"/>
          <table:table-cell table:formula="of:=MAX([.$D17];[.$R17];[.$AF17])" office:value-type="float"/>
          <table:table-cell table:formula="of:=MAX([.$E17];[.$S17];[.$AG17])" office:value-type="float"/>
          <table:table-cell table:formula="of:=MAX([.$F17];[.$T17];[.$AH17])" office:value-type="float"/>
          <table:table-cell table:formula="of:=MAX([.$G17];[.$U17];[.$AI17])" office:value-type="float"/>
          <table:table-cell table:formula="of:=MAX([.$H17];[.$V17];[.$AJ17])" office:value-type="float"/>
          <table:table-cell table:formula="of:=MAX([.$I17];[.$W17];[.$AK17])" office:value-type="float"/>
          <table:table-cell table:formula="of:=MAX([.$J17];[.$X17];[.$AL17])" office:value-type="float"/>
          <table:table-cell table:formula="of:=MAX([.$K17];[.$Y17];[.$AM17])" office:value-type="float"/>
          <table:table-cell table:formula="of:=MAX([.$L17];[.$Z17];[.$AN17])" office:value-type="float"/>
          <table:table-cell table:formula="of:=MAX([.$M17];[.$AA17];[.$AO17])" office:value-type="float"/>
          <table:table-cell table:formula="of:=MAX([.$N17];[.$AB17];[.$AP17])" office:value-type="float"/>
          <table:table-cell table:formula="of:=MAX([.$O17];[.$AC17];[.$AQ17])" office:value-type="float"/>
        </table:table-row>
        <table:table-row table:style-name="ro1">
          <table:table-cell office:value-type="string">
            <text:p>structured/x10_y9_r20/x10_y9_n90_r20_s20_ps1_pr20_u20_o20_l20_N001.lp</text:p>
          </table:table-cell>
          <table:table-cell office:value-type="float" office:value="9.37282"/>
          <table:table-cell office:value-type="float" office:value="5.298"/>
          <table:table-cell office:value-type="float" office:value="4.38"/>
          <table:table-cell office:value-type="float" office:value="0.0"/>
          <table:table-cell office:value-type="float" office:value="0.0"/>
          <table:table-cell office:value-type="float" office:value="62.0"/>
          <table:table-cell office:value-type="float" office:value="16200.0"/>
          <table:table-cell office:value-type="float" office:value="400.0"/>
          <table:table-cell office:value-type="float" office:value="145510.0"/>
          <table:table-cell office:value-type="float" office:value="551806.0"/>
          <table:table-cell office:value-type="float" office:value="1565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34102"/>
          <table:table-cell office:value-type="float" office:value="2.298"/>
          <table:table-cell office:value-type="float" office:value="1.39"/>
          <table:table-cell office:value-type="float" office:value="0.0"/>
          <table:table-cell office:value-type="float" office:value="0.0"/>
          <table:table-cell office:value-type="float" office:value="30.0"/>
          <table:table-cell office:value-type="float" office:value="6003.0"/>
          <table:table-cell office:value-type="float" office:value="400.0"/>
          <table:table-cell office:value-type="float" office:value="145510.0"/>
          <table:table-cell office:value-type="float" office:value="551806.0"/>
          <table:table-cell office:value-type="float" office:value="1565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.1763"/>
          <table:table-cell office:value-type="float" office:value="2.552"/>
          <table:table-cell office:value-type="float" office:value="1.59"/>
          <table:table-cell office:value-type="float" office:value="1.0"/>
          <table:table-cell office:value-type="float" office:value="0.0"/>
          <table:table-cell office:value-type="float" office:value="30.0"/>
          <table:table-cell office:value-type="float" office:value="8534.0"/>
          <table:table-cell office:value-type="float" office:value="400.0"/>
          <table:table-cell office:value-type="float" office:value="146238.0"/>
          <table:table-cell office:value-type="float" office:value="554652.0"/>
          <table:table-cell office:value-type="float" office:value="15785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8];[.$P18];[.$AD18])" office:value-type="float"/>
          <table:table-cell table:formula="of:=MIN([.$C18];[.$Q18];[.$AE18])" office:value-type="float"/>
          <table:table-cell table:formula="of:=MIN([.$D18];[.$R18];[.$AF18])" office:value-type="float"/>
          <table:table-cell table:formula="of:=MIN([.$E18];[.$S18];[.$AG18])" office:value-type="float"/>
          <table:table-cell table:formula="of:=MIN([.$F18];[.$T18];[.$AH18])" office:value-type="float"/>
          <table:table-cell table:formula="of:=MIN([.$G18];[.$U18];[.$AI18])" office:value-type="float"/>
          <table:table-cell table:formula="of:=MIN([.$H18];[.$V18];[.$AJ18])" office:value-type="float"/>
          <table:table-cell table:formula="of:=MIN([.$I18];[.$W18];[.$AK18])" office:value-type="float"/>
          <table:table-cell table:formula="of:=MIN([.$J18];[.$X18];[.$AL18])" office:value-type="float"/>
          <table:table-cell table:formula="of:=MIN([.$K18];[.$Y18];[.$AM18])" office:value-type="float"/>
          <table:table-cell table:formula="of:=MIN([.$L18];[.$Z18];[.$AN18])" office:value-type="float"/>
          <table:table-cell table:formula="of:=MIN([.$M18];[.$AA18];[.$AO18])" office:value-type="float"/>
          <table:table-cell table:formula="of:=MIN([.$N18];[.$AB18];[.$AP18])" office:value-type="float"/>
          <table:table-cell table:formula="of:=MIN([.$O18];[.$AC18];[.$AQ18])" office:value-type="float"/>
          <table:table-cell table:formula="of:=MEDIAN([.$B18];[.$P18];[.$AD18])" office:value-type="float"/>
          <table:table-cell table:formula="of:=MEDIAN([.$C18];[.$Q18];[.$AE18])" office:value-type="float"/>
          <table:table-cell table:formula="of:=MEDIAN([.$D18];[.$R18];[.$AF18])" office:value-type="float"/>
          <table:table-cell table:formula="of:=MEDIAN([.$E18];[.$S18];[.$AG18])" office:value-type="float"/>
          <table:table-cell table:formula="of:=MEDIAN([.$F18];[.$T18];[.$AH18])" office:value-type="float"/>
          <table:table-cell table:formula="of:=MEDIAN([.$G18];[.$U18];[.$AI18])" office:value-type="float"/>
          <table:table-cell table:formula="of:=MEDIAN([.$H18];[.$V18];[.$AJ18])" office:value-type="float"/>
          <table:table-cell table:formula="of:=MEDIAN([.$I18];[.$W18];[.$AK18])" office:value-type="float"/>
          <table:table-cell table:formula="of:=MEDIAN([.$J18];[.$X18];[.$AL18])" office:value-type="float"/>
          <table:table-cell table:formula="of:=MEDIAN([.$K18];[.$Y18];[.$AM18])" office:value-type="float"/>
          <table:table-cell table:formula="of:=MEDIAN([.$L18];[.$Z18];[.$AN18])" office:value-type="float"/>
          <table:table-cell table:formula="of:=MEDIAN([.$M18];[.$AA18];[.$AO18])" office:value-type="float"/>
          <table:table-cell table:formula="of:=MEDIAN([.$N18];[.$AB18];[.$AP18])" office:value-type="float"/>
          <table:table-cell table:formula="of:=MEDIAN([.$O18];[.$AC18];[.$AQ18])" office:value-type="float"/>
          <table:table-cell table:formula="of:=MAX([.$B18];[.$P18];[.$AD18])" office:value-type="float"/>
          <table:table-cell table:formula="of:=MAX([.$C18];[.$Q18];[.$AE18])" office:value-type="float"/>
          <table:table-cell table:formula="of:=MAX([.$D18];[.$R18];[.$AF18])" office:value-type="float"/>
          <table:table-cell table:formula="of:=MAX([.$E18];[.$S18];[.$AG18])" office:value-type="float"/>
          <table:table-cell table:formula="of:=MAX([.$F18];[.$T18];[.$AH18])" office:value-type="float"/>
          <table:table-cell table:formula="of:=MAX([.$G18];[.$U18];[.$AI18])" office:value-type="float"/>
          <table:table-cell table:formula="of:=MAX([.$H18];[.$V18];[.$AJ18])" office:value-type="float"/>
          <table:table-cell table:formula="of:=MAX([.$I18];[.$W18];[.$AK18])" office:value-type="float"/>
          <table:table-cell table:formula="of:=MAX([.$J18];[.$X18];[.$AL18])" office:value-type="float"/>
          <table:table-cell table:formula="of:=MAX([.$K18];[.$Y18];[.$AM18])" office:value-type="float"/>
          <table:table-cell table:formula="of:=MAX([.$L18];[.$Z18];[.$AN18])" office:value-type="float"/>
          <table:table-cell table:formula="of:=MAX([.$M18];[.$AA18];[.$AO18])" office:value-type="float"/>
          <table:table-cell table:formula="of:=MAX([.$N18];[.$AB18];[.$AP18])" office:value-type="float"/>
          <table:table-cell table:formula="of:=MAX([.$O18];[.$AC18];[.$AQ18])" office:value-type="float"/>
        </table:table-row>
        <table:table-row table:style-name="ro1">
          <table:table-cell office:value-type="string">
            <text:p>structured/x10_y9_r20/x10_y9_n90_r20_s20_ps1_pr20_u20_o20_l20_N002.lp</text:p>
          </table:table-cell>
          <table:table-cell office:value-type="float" office:value="12.8163"/>
          <table:table-cell office:value-type="float" office:value="8.744"/>
          <table:table-cell office:value-type="float" office:value="7.83"/>
          <table:table-cell office:value-type="float" office:value="0.0"/>
          <table:table-cell office:value-type="float" office:value="0.0"/>
          <table:table-cell office:value-type="float" office:value="126.0"/>
          <table:table-cell office:value-type="float" office:value="37003.0"/>
          <table:table-cell office:value-type="float" office:value="400.0"/>
          <table:table-cell office:value-type="float" office:value="145510.0"/>
          <table:table-cell office:value-type="float" office:value="551805.0"/>
          <table:table-cell office:value-type="float" office:value="1565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99652"/>
          <table:table-cell office:value-type="float" office:value="2.051"/>
          <table:table-cell office:value-type="float" office:value="1.1"/>
          <table:table-cell office:value-type="float" office:value="0.0"/>
          <table:table-cell office:value-type="float" office:value="0.0"/>
          <table:table-cell office:value-type="float" office:value="30.0"/>
          <table:table-cell office:value-type="float" office:value="5838.0"/>
          <table:table-cell office:value-type="float" office:value="400.0"/>
          <table:table-cell office:value-type="float" office:value="145510.0"/>
          <table:table-cell office:value-type="float" office:value="551805.0"/>
          <table:table-cell office:value-type="float" office:value="1565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84962"/>
          <table:table-cell office:value-type="float" office:value="1.212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4.0"/>
          <table:table-cell office:value-type="float" office:value="400.0"/>
          <table:table-cell office:value-type="float" office:value="146238.0"/>
          <table:table-cell office:value-type="float" office:value="554651.0"/>
          <table:table-cell office:value-type="float" office:value="15806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9];[.$P19];[.$AD19])" office:value-type="float"/>
          <table:table-cell table:formula="of:=MIN([.$C19];[.$Q19];[.$AE19])" office:value-type="float"/>
          <table:table-cell table:formula="of:=MIN([.$D19];[.$R19];[.$AF19])" office:value-type="float"/>
          <table:table-cell table:formula="of:=MIN([.$E19];[.$S19];[.$AG19])" office:value-type="float"/>
          <table:table-cell table:formula="of:=MIN([.$F19];[.$T19];[.$AH19])" office:value-type="float"/>
          <table:table-cell table:formula="of:=MIN([.$G19];[.$U19];[.$AI19])" office:value-type="float"/>
          <table:table-cell table:formula="of:=MIN([.$H19];[.$V19];[.$AJ19])" office:value-type="float"/>
          <table:table-cell table:formula="of:=MIN([.$I19];[.$W19];[.$AK19])" office:value-type="float"/>
          <table:table-cell table:formula="of:=MIN([.$J19];[.$X19];[.$AL19])" office:value-type="float"/>
          <table:table-cell table:formula="of:=MIN([.$K19];[.$Y19];[.$AM19])" office:value-type="float"/>
          <table:table-cell table:formula="of:=MIN([.$L19];[.$Z19];[.$AN19])" office:value-type="float"/>
          <table:table-cell table:formula="of:=MIN([.$M19];[.$AA19];[.$AO19])" office:value-type="float"/>
          <table:table-cell table:formula="of:=MIN([.$N19];[.$AB19];[.$AP19])" office:value-type="float"/>
          <table:table-cell table:formula="of:=MIN([.$O19];[.$AC19];[.$AQ19])" office:value-type="float"/>
          <table:table-cell table:formula="of:=MEDIAN([.$B19];[.$P19];[.$AD19])" office:value-type="float"/>
          <table:table-cell table:formula="of:=MEDIAN([.$C19];[.$Q19];[.$AE19])" office:value-type="float"/>
          <table:table-cell table:formula="of:=MEDIAN([.$D19];[.$R19];[.$AF19])" office:value-type="float"/>
          <table:table-cell table:formula="of:=MEDIAN([.$E19];[.$S19];[.$AG19])" office:value-type="float"/>
          <table:table-cell table:formula="of:=MEDIAN([.$F19];[.$T19];[.$AH19])" office:value-type="float"/>
          <table:table-cell table:formula="of:=MEDIAN([.$G19];[.$U19];[.$AI19])" office:value-type="float"/>
          <table:table-cell table:formula="of:=MEDIAN([.$H19];[.$V19];[.$AJ19])" office:value-type="float"/>
          <table:table-cell table:formula="of:=MEDIAN([.$I19];[.$W19];[.$AK19])" office:value-type="float"/>
          <table:table-cell table:formula="of:=MEDIAN([.$J19];[.$X19];[.$AL19])" office:value-type="float"/>
          <table:table-cell table:formula="of:=MEDIAN([.$K19];[.$Y19];[.$AM19])" office:value-type="float"/>
          <table:table-cell table:formula="of:=MEDIAN([.$L19];[.$Z19];[.$AN19])" office:value-type="float"/>
          <table:table-cell table:formula="of:=MEDIAN([.$M19];[.$AA19];[.$AO19])" office:value-type="float"/>
          <table:table-cell table:formula="of:=MEDIAN([.$N19];[.$AB19];[.$AP19])" office:value-type="float"/>
          <table:table-cell table:formula="of:=MEDIAN([.$O19];[.$AC19];[.$AQ19])" office:value-type="float"/>
          <table:table-cell table:formula="of:=MAX([.$B19];[.$P19];[.$AD19])" office:value-type="float"/>
          <table:table-cell table:formula="of:=MAX([.$C19];[.$Q19];[.$AE19])" office:value-type="float"/>
          <table:table-cell table:formula="of:=MAX([.$D19];[.$R19];[.$AF19])" office:value-type="float"/>
          <table:table-cell table:formula="of:=MAX([.$E19];[.$S19];[.$AG19])" office:value-type="float"/>
          <table:table-cell table:formula="of:=MAX([.$F19];[.$T19];[.$AH19])" office:value-type="float"/>
          <table:table-cell table:formula="of:=MAX([.$G19];[.$U19];[.$AI19])" office:value-type="float"/>
          <table:table-cell table:formula="of:=MAX([.$H19];[.$V19];[.$AJ19])" office:value-type="float"/>
          <table:table-cell table:formula="of:=MAX([.$I19];[.$W19];[.$AK19])" office:value-type="float"/>
          <table:table-cell table:formula="of:=MAX([.$J19];[.$X19];[.$AL19])" office:value-type="float"/>
          <table:table-cell table:formula="of:=MAX([.$K19];[.$Y19];[.$AM19])" office:value-type="float"/>
          <table:table-cell table:formula="of:=MAX([.$L19];[.$Z19];[.$AN19])" office:value-type="float"/>
          <table:table-cell table:formula="of:=MAX([.$M19];[.$AA19];[.$AO19])" office:value-type="float"/>
          <table:table-cell table:formula="of:=MAX([.$N19];[.$AB19];[.$AP19])" office:value-type="float"/>
          <table:table-cell table:formula="of:=MAX([.$O19];[.$AC19];[.$AQ19])" office:value-type="float"/>
        </table:table-row>
        <table:table-row table:style-name="ro1">
          <table:table-cell office:value-type="string">
            <text:p>structured/x10_y9_r20/x10_y9_n90_r20_s20_ps1_pr20_u20_o20_l20_N003.lp</text:p>
          </table:table-cell>
          <table:table-cell office:value-type="float" office:value="9.13608"/>
          <table:table-cell office:value-type="float" office:value="5.057"/>
          <table:table-cell office:value-type="float" office:value="4.16"/>
          <table:table-cell office:value-type="float" office:value="0.0"/>
          <table:table-cell office:value-type="float" office:value="0.0"/>
          <table:table-cell office:value-type="float" office:value="62.0"/>
          <table:table-cell office:value-type="float" office:value="17178.0"/>
          <table:table-cell office:value-type="float" office:value="400.0"/>
          <table:table-cell office:value-type="float" office:value="145510.0"/>
          <table:table-cell office:value-type="float" office:value="551805.0"/>
          <table:table-cell office:value-type="float" office:value="1565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5.0087"/>
          <table:table-cell office:value-type="float" office:value="20.933"/>
          <table:table-cell office:value-type="float" office:value="20.06"/>
          <table:table-cell office:value-type="float" office:value="1.0"/>
          <table:table-cell office:value-type="float" office:value="0.0"/>
          <table:table-cell office:value-type="float" office:value="254.0"/>
          <table:table-cell office:value-type="float" office:value="81776.0"/>
          <table:table-cell office:value-type="float" office:value="400.0"/>
          <table:table-cell office:value-type="float" office:value="145510.0"/>
          <table:table-cell office:value-type="float" office:value="551805.0"/>
          <table:table-cell office:value-type="float" office:value="1565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.77726"/>
          <table:table-cell office:value-type="float" office:value="4.152"/>
          <table:table-cell office:value-type="float" office:value="3.02"/>
          <table:table-cell office:value-type="float" office:value="1.0"/>
          <table:table-cell office:value-type="float" office:value="0.0"/>
          <table:table-cell office:value-type="float" office:value="60.0"/>
          <table:table-cell office:value-type="float" office:value="15303.0"/>
          <table:table-cell office:value-type="float" office:value="400.0"/>
          <table:table-cell office:value-type="float" office:value="146238.0"/>
          <table:table-cell office:value-type="float" office:value="554651.0"/>
          <table:table-cell office:value-type="float" office:value="15786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0];[.$P20];[.$AD20])" office:value-type="float"/>
          <table:table-cell table:formula="of:=MIN([.$C20];[.$Q20];[.$AE20])" office:value-type="float"/>
          <table:table-cell table:formula="of:=MIN([.$D20];[.$R20];[.$AF20])" office:value-type="float"/>
          <table:table-cell table:formula="of:=MIN([.$E20];[.$S20];[.$AG20])" office:value-type="float"/>
          <table:table-cell table:formula="of:=MIN([.$F20];[.$T20];[.$AH20])" office:value-type="float"/>
          <table:table-cell table:formula="of:=MIN([.$G20];[.$U20];[.$AI20])" office:value-type="float"/>
          <table:table-cell table:formula="of:=MIN([.$H20];[.$V20];[.$AJ20])" office:value-type="float"/>
          <table:table-cell table:formula="of:=MIN([.$I20];[.$W20];[.$AK20])" office:value-type="float"/>
          <table:table-cell table:formula="of:=MIN([.$J20];[.$X20];[.$AL20])" office:value-type="float"/>
          <table:table-cell table:formula="of:=MIN([.$K20];[.$Y20];[.$AM20])" office:value-type="float"/>
          <table:table-cell table:formula="of:=MIN([.$L20];[.$Z20];[.$AN20])" office:value-type="float"/>
          <table:table-cell table:formula="of:=MIN([.$M20];[.$AA20];[.$AO20])" office:value-type="float"/>
          <table:table-cell table:formula="of:=MIN([.$N20];[.$AB20];[.$AP20])" office:value-type="float"/>
          <table:table-cell table:formula="of:=MIN([.$O20];[.$AC20];[.$AQ20])" office:value-type="float"/>
          <table:table-cell table:formula="of:=MEDIAN([.$B20];[.$P20];[.$AD20])" office:value-type="float"/>
          <table:table-cell table:formula="of:=MEDIAN([.$C20];[.$Q20];[.$AE20])" office:value-type="float"/>
          <table:table-cell table:formula="of:=MEDIAN([.$D20];[.$R20];[.$AF20])" office:value-type="float"/>
          <table:table-cell table:formula="of:=MEDIAN([.$E20];[.$S20];[.$AG20])" office:value-type="float"/>
          <table:table-cell table:formula="of:=MEDIAN([.$F20];[.$T20];[.$AH20])" office:value-type="float"/>
          <table:table-cell table:formula="of:=MEDIAN([.$G20];[.$U20];[.$AI20])" office:value-type="float"/>
          <table:table-cell table:formula="of:=MEDIAN([.$H20];[.$V20];[.$AJ20])" office:value-type="float"/>
          <table:table-cell table:formula="of:=MEDIAN([.$I20];[.$W20];[.$AK20])" office:value-type="float"/>
          <table:table-cell table:formula="of:=MEDIAN([.$J20];[.$X20];[.$AL20])" office:value-type="float"/>
          <table:table-cell table:formula="of:=MEDIAN([.$K20];[.$Y20];[.$AM20])" office:value-type="float"/>
          <table:table-cell table:formula="of:=MEDIAN([.$L20];[.$Z20];[.$AN20])" office:value-type="float"/>
          <table:table-cell table:formula="of:=MEDIAN([.$M20];[.$AA20];[.$AO20])" office:value-type="float"/>
          <table:table-cell table:formula="of:=MEDIAN([.$N20];[.$AB20];[.$AP20])" office:value-type="float"/>
          <table:table-cell table:formula="of:=MEDIAN([.$O20];[.$AC20];[.$AQ20])" office:value-type="float"/>
          <table:table-cell table:formula="of:=MAX([.$B20];[.$P20];[.$AD20])" office:value-type="float"/>
          <table:table-cell table:formula="of:=MAX([.$C20];[.$Q20];[.$AE20])" office:value-type="float"/>
          <table:table-cell table:formula="of:=MAX([.$D20];[.$R20];[.$AF20])" office:value-type="float"/>
          <table:table-cell table:formula="of:=MAX([.$E20];[.$S20];[.$AG20])" office:value-type="float"/>
          <table:table-cell table:formula="of:=MAX([.$F20];[.$T20];[.$AH20])" office:value-type="float"/>
          <table:table-cell table:formula="of:=MAX([.$G20];[.$U20];[.$AI20])" office:value-type="float"/>
          <table:table-cell table:formula="of:=MAX([.$H20];[.$V20];[.$AJ20])" office:value-type="float"/>
          <table:table-cell table:formula="of:=MAX([.$I20];[.$W20];[.$AK20])" office:value-type="float"/>
          <table:table-cell table:formula="of:=MAX([.$J20];[.$X20];[.$AL20])" office:value-type="float"/>
          <table:table-cell table:formula="of:=MAX([.$K20];[.$Y20];[.$AM20])" office:value-type="float"/>
          <table:table-cell table:formula="of:=MAX([.$L20];[.$Z20];[.$AN20])" office:value-type="float"/>
          <table:table-cell table:formula="of:=MAX([.$M20];[.$AA20];[.$AO20])" office:value-type="float"/>
          <table:table-cell table:formula="of:=MAX([.$N20];[.$AB20];[.$AP20])" office:value-type="float"/>
          <table:table-cell table:formula="of:=MAX([.$O20];[.$AC20];[.$AQ20])" office:value-type="float"/>
        </table:table-row>
        <table:table-row table:style-name="ro1">
          <table:table-cell office:value-type="string">
            <text:p>structured/x10_y9_r20/x10_y9_n90_r20_s20_ps1_pr20_u20_o20_l20_N004.lp</text:p>
          </table:table-cell>
          <table:table-cell office:value-type="float" office:value="22.6761"/>
          <table:table-cell office:value-type="float" office:value="18.08"/>
          <table:table-cell office:value-type="float" office:value="16.33"/>
          <table:table-cell office:value-type="float" office:value="0.0"/>
          <table:table-cell office:value-type="float" office:value="0.0"/>
          <table:table-cell office:value-type="float" office:value="141.0"/>
          <table:table-cell office:value-type="float" office:value="41068.0"/>
          <table:table-cell office:value-type="float" office:value="400.0"/>
          <table:table-cell office:value-type="float" office:value="145510.0"/>
          <table:table-cell office:value-type="float" office:value="551805.0"/>
          <table:table-cell office:value-type="float" office:value="1565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6.9057"/>
          <table:table-cell office:value-type="float" office:value="12.862"/>
          <table:table-cell office:value-type="float" office:value="11.88"/>
          <table:table-cell office:value-type="float" office:value="1.0"/>
          <table:table-cell office:value-type="float" office:value="0.0"/>
          <table:table-cell office:value-type="float" office:value="126.0"/>
          <table:table-cell office:value-type="float" office:value="41606.0"/>
          <table:table-cell office:value-type="float" office:value="400.0"/>
          <table:table-cell office:value-type="float" office:value="145510.0"/>
          <table:table-cell office:value-type="float" office:value="551805.0"/>
          <table:table-cell office:value-type="float" office:value="1565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02252"/>
          <table:table-cell office:value-type="float" office:value="1.215"/>
          <table:table-cell office:value-type="float" office:value="0.36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1205.0"/>
          <table:table-cell office:value-type="float" office:value="400.0"/>
          <table:table-cell office:value-type="float" office:value="146238.0"/>
          <table:table-cell office:value-type="float" office:value="554651.0"/>
          <table:table-cell office:value-type="float" office:value="15786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1];[.$P21];[.$AD21])" office:value-type="float"/>
          <table:table-cell table:formula="of:=MIN([.$C21];[.$Q21];[.$AE21])" office:value-type="float"/>
          <table:table-cell table:formula="of:=MIN([.$D21];[.$R21];[.$AF21])" office:value-type="float"/>
          <table:table-cell table:formula="of:=MIN([.$E21];[.$S21];[.$AG21])" office:value-type="float"/>
          <table:table-cell table:formula="of:=MIN([.$F21];[.$T21];[.$AH21])" office:value-type="float"/>
          <table:table-cell table:formula="of:=MIN([.$G21];[.$U21];[.$AI21])" office:value-type="float"/>
          <table:table-cell table:formula="of:=MIN([.$H21];[.$V21];[.$AJ21])" office:value-type="float"/>
          <table:table-cell table:formula="of:=MIN([.$I21];[.$W21];[.$AK21])" office:value-type="float"/>
          <table:table-cell table:formula="of:=MIN([.$J21];[.$X21];[.$AL21])" office:value-type="float"/>
          <table:table-cell table:formula="of:=MIN([.$K21];[.$Y21];[.$AM21])" office:value-type="float"/>
          <table:table-cell table:formula="of:=MIN([.$L21];[.$Z21];[.$AN21])" office:value-type="float"/>
          <table:table-cell table:formula="of:=MIN([.$M21];[.$AA21];[.$AO21])" office:value-type="float"/>
          <table:table-cell table:formula="of:=MIN([.$N21];[.$AB21];[.$AP21])" office:value-type="float"/>
          <table:table-cell table:formula="of:=MIN([.$O21];[.$AC21];[.$AQ21])" office:value-type="float"/>
          <table:table-cell table:formula="of:=MEDIAN([.$B21];[.$P21];[.$AD21])" office:value-type="float"/>
          <table:table-cell table:formula="of:=MEDIAN([.$C21];[.$Q21];[.$AE21])" office:value-type="float"/>
          <table:table-cell table:formula="of:=MEDIAN([.$D21];[.$R21];[.$AF21])" office:value-type="float"/>
          <table:table-cell table:formula="of:=MEDIAN([.$E21];[.$S21];[.$AG21])" office:value-type="float"/>
          <table:table-cell table:formula="of:=MEDIAN([.$F21];[.$T21];[.$AH21])" office:value-type="float"/>
          <table:table-cell table:formula="of:=MEDIAN([.$G21];[.$U21];[.$AI21])" office:value-type="float"/>
          <table:table-cell table:formula="of:=MEDIAN([.$H21];[.$V21];[.$AJ21])" office:value-type="float"/>
          <table:table-cell table:formula="of:=MEDIAN([.$I21];[.$W21];[.$AK21])" office:value-type="float"/>
          <table:table-cell table:formula="of:=MEDIAN([.$J21];[.$X21];[.$AL21])" office:value-type="float"/>
          <table:table-cell table:formula="of:=MEDIAN([.$K21];[.$Y21];[.$AM21])" office:value-type="float"/>
          <table:table-cell table:formula="of:=MEDIAN([.$L21];[.$Z21];[.$AN21])" office:value-type="float"/>
          <table:table-cell table:formula="of:=MEDIAN([.$M21];[.$AA21];[.$AO21])" office:value-type="float"/>
          <table:table-cell table:formula="of:=MEDIAN([.$N21];[.$AB21];[.$AP21])" office:value-type="float"/>
          <table:table-cell table:formula="of:=MEDIAN([.$O21];[.$AC21];[.$AQ21])" office:value-type="float"/>
          <table:table-cell table:formula="of:=MAX([.$B21];[.$P21];[.$AD21])" office:value-type="float"/>
          <table:table-cell table:formula="of:=MAX([.$C21];[.$Q21];[.$AE21])" office:value-type="float"/>
          <table:table-cell table:formula="of:=MAX([.$D21];[.$R21];[.$AF21])" office:value-type="float"/>
          <table:table-cell table:formula="of:=MAX([.$E21];[.$S21];[.$AG21])" office:value-type="float"/>
          <table:table-cell table:formula="of:=MAX([.$F21];[.$T21];[.$AH21])" office:value-type="float"/>
          <table:table-cell table:formula="of:=MAX([.$G21];[.$U21];[.$AI21])" office:value-type="float"/>
          <table:table-cell table:formula="of:=MAX([.$H21];[.$V21];[.$AJ21])" office:value-type="float"/>
          <table:table-cell table:formula="of:=MAX([.$I21];[.$W21];[.$AK21])" office:value-type="float"/>
          <table:table-cell table:formula="of:=MAX([.$J21];[.$X21];[.$AL21])" office:value-type="float"/>
          <table:table-cell table:formula="of:=MAX([.$K21];[.$Y21];[.$AM21])" office:value-type="float"/>
          <table:table-cell table:formula="of:=MAX([.$L21];[.$Z21];[.$AN21])" office:value-type="float"/>
          <table:table-cell table:formula="of:=MAX([.$M21];[.$AA21];[.$AO21])" office:value-type="float"/>
          <table:table-cell table:formula="of:=MAX([.$N21];[.$AB21];[.$AP21])" office:value-type="float"/>
          <table:table-cell table:formula="of:=MAX([.$O21];[.$AC21];[.$AQ21])" office:value-type="float"/>
        </table:table-row>
        <table:table-row table:style-name="ro1">
          <table:table-cell office:value-type="string">
            <text:p>structured/x10_y9_r20/x10_y9_n90_r20_s20_ps1_pr20_u20_o20_l20_N005.lp</text:p>
          </table:table-cell>
          <table:table-cell office:value-type="float" office:value="9.50516"/>
          <table:table-cell office:value-type="float" office:value="5.418"/>
          <table:table-cell office:value-type="float" office:value="4.51"/>
          <table:table-cell office:value-type="float" office:value="0.0"/>
          <table:table-cell office:value-type="float" office:value="0.0"/>
          <table:table-cell office:value-type="float" office:value="65.0"/>
          <table:table-cell office:value-type="float" office:value="18469.0"/>
          <table:table-cell office:value-type="float" office:value="400.0"/>
          <table:table-cell office:value-type="float" office:value="145510.0"/>
          <table:table-cell office:value-type="float" office:value="551807.0"/>
          <table:table-cell office:value-type="float" office:value="1565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.598"/>
          <table:table-cell office:value-type="float" office:value="16.567"/>
          <table:table-cell office:value-type="float" office:value="15.56"/>
          <table:table-cell office:value-type="float" office:value="0.0"/>
          <table:table-cell office:value-type="float" office:value="0.0"/>
          <table:table-cell office:value-type="float" office:value="201.0"/>
          <table:table-cell office:value-type="float" office:value="60549.0"/>
          <table:table-cell office:value-type="float" office:value="400.0"/>
          <table:table-cell office:value-type="float" office:value="145510.0"/>
          <table:table-cell office:value-type="float" office:value="551807.0"/>
          <table:table-cell office:value-type="float" office:value="1565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.2377"/>
          <table:table-cell office:value-type="float" office:value="6.406"/>
          <table:table-cell office:value-type="float" office:value="5.51"/>
          <table:table-cell office:value-type="float" office:value="1.0"/>
          <table:table-cell office:value-type="float" office:value="0.0"/>
          <table:table-cell office:value-type="float" office:value="87.0"/>
          <table:table-cell office:value-type="float" office:value="24120.0"/>
          <table:table-cell office:value-type="float" office:value="400.0"/>
          <table:table-cell office:value-type="float" office:value="146238.0"/>
          <table:table-cell office:value-type="float" office:value="554653.0"/>
          <table:table-cell office:value-type="float" office:value="15786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2];[.$P22];[.$AD22])" office:value-type="float"/>
          <table:table-cell table:formula="of:=MIN([.$C22];[.$Q22];[.$AE22])" office:value-type="float"/>
          <table:table-cell table:formula="of:=MIN([.$D22];[.$R22];[.$AF22])" office:value-type="float"/>
          <table:table-cell table:formula="of:=MIN([.$E22];[.$S22];[.$AG22])" office:value-type="float"/>
          <table:table-cell table:formula="of:=MIN([.$F22];[.$T22];[.$AH22])" office:value-type="float"/>
          <table:table-cell table:formula="of:=MIN([.$G22];[.$U22];[.$AI22])" office:value-type="float"/>
          <table:table-cell table:formula="of:=MIN([.$H22];[.$V22];[.$AJ22])" office:value-type="float"/>
          <table:table-cell table:formula="of:=MIN([.$I22];[.$W22];[.$AK22])" office:value-type="float"/>
          <table:table-cell table:formula="of:=MIN([.$J22];[.$X22];[.$AL22])" office:value-type="float"/>
          <table:table-cell table:formula="of:=MIN([.$K22];[.$Y22];[.$AM22])" office:value-type="float"/>
          <table:table-cell table:formula="of:=MIN([.$L22];[.$Z22];[.$AN22])" office:value-type="float"/>
          <table:table-cell table:formula="of:=MIN([.$M22];[.$AA22];[.$AO22])" office:value-type="float"/>
          <table:table-cell table:formula="of:=MIN([.$N22];[.$AB22];[.$AP22])" office:value-type="float"/>
          <table:table-cell table:formula="of:=MIN([.$O22];[.$AC22];[.$AQ22])" office:value-type="float"/>
          <table:table-cell table:formula="of:=MEDIAN([.$B22];[.$P22];[.$AD22])" office:value-type="float"/>
          <table:table-cell table:formula="of:=MEDIAN([.$C22];[.$Q22];[.$AE22])" office:value-type="float"/>
          <table:table-cell table:formula="of:=MEDIAN([.$D22];[.$R22];[.$AF22])" office:value-type="float"/>
          <table:table-cell table:formula="of:=MEDIAN([.$E22];[.$S22];[.$AG22])" office:value-type="float"/>
          <table:table-cell table:formula="of:=MEDIAN([.$F22];[.$T22];[.$AH22])" office:value-type="float"/>
          <table:table-cell table:formula="of:=MEDIAN([.$G22];[.$U22];[.$AI22])" office:value-type="float"/>
          <table:table-cell table:formula="of:=MEDIAN([.$H22];[.$V22];[.$AJ22])" office:value-type="float"/>
          <table:table-cell table:formula="of:=MEDIAN([.$I22];[.$W22];[.$AK22])" office:value-type="float"/>
          <table:table-cell table:formula="of:=MEDIAN([.$J22];[.$X22];[.$AL22])" office:value-type="float"/>
          <table:table-cell table:formula="of:=MEDIAN([.$K22];[.$Y22];[.$AM22])" office:value-type="float"/>
          <table:table-cell table:formula="of:=MEDIAN([.$L22];[.$Z22];[.$AN22])" office:value-type="float"/>
          <table:table-cell table:formula="of:=MEDIAN([.$M22];[.$AA22];[.$AO22])" office:value-type="float"/>
          <table:table-cell table:formula="of:=MEDIAN([.$N22];[.$AB22];[.$AP22])" office:value-type="float"/>
          <table:table-cell table:formula="of:=MEDIAN([.$O22];[.$AC22];[.$AQ22])" office:value-type="float"/>
          <table:table-cell table:formula="of:=MAX([.$B22];[.$P22];[.$AD22])" office:value-type="float"/>
          <table:table-cell table:formula="of:=MAX([.$C22];[.$Q22];[.$AE22])" office:value-type="float"/>
          <table:table-cell table:formula="of:=MAX([.$D22];[.$R22];[.$AF22])" office:value-type="float"/>
          <table:table-cell table:formula="of:=MAX([.$E22];[.$S22];[.$AG22])" office:value-type="float"/>
          <table:table-cell table:formula="of:=MAX([.$F22];[.$T22];[.$AH22])" office:value-type="float"/>
          <table:table-cell table:formula="of:=MAX([.$G22];[.$U22];[.$AI22])" office:value-type="float"/>
          <table:table-cell table:formula="of:=MAX([.$H22];[.$V22];[.$AJ22])" office:value-type="float"/>
          <table:table-cell table:formula="of:=MAX([.$I22];[.$W22];[.$AK22])" office:value-type="float"/>
          <table:table-cell table:formula="of:=MAX([.$J22];[.$X22];[.$AL22])" office:value-type="float"/>
          <table:table-cell table:formula="of:=MAX([.$K22];[.$Y22];[.$AM22])" office:value-type="float"/>
          <table:table-cell table:formula="of:=MAX([.$L22];[.$Z22];[.$AN22])" office:value-type="float"/>
          <table:table-cell table:formula="of:=MAX([.$M22];[.$AA22];[.$AO22])" office:value-type="float"/>
          <table:table-cell table:formula="of:=MAX([.$N22];[.$AB22];[.$AP22])" office:value-type="float"/>
          <table:table-cell table:formula="of:=MAX([.$O22];[.$AC22];[.$AQ22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3.39652"/>
          <table:table-cell office:value-type="float" office:value="0.278"/>
          <table:table-cell office:value-type="float" office:value="0.12"/>
          <table:table-cell office:value-type="float" office:value="1.0"/>
          <table:table-cell office:value-type="float" office:value="0.0"/>
          <table:table-cell office:value-type="float" office:value="12.0"/>
          <table:table-cell office:value-type="float" office:value="1656.0"/>
          <table:table-cell office:value-type="float" office:value="80.0"/>
          <table:table-cell office:value-type="float" office:value="17592.0"/>
          <table:table-cell office:value-type="float" office:value="66425.0"/>
          <table:table-cell office:value-type="float" office:value="1229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22438"/>
          <table:table-cell office:value-type="float" office:value="0.162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184.0"/>
          <table:table-cell office:value-type="float" office:value="80.0"/>
          <table:table-cell office:value-type="float" office:value="17592.0"/>
          <table:table-cell office:value-type="float" office:value="66425.0"/>
          <table:table-cell office:value-type="float" office:value="1229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75308"/>
          <table:table-cell office:value-type="float" office:value="0.15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0.0"/>
          <table:table-cell office:value-type="float" office:value="17726.0"/>
          <table:table-cell office:value-type="float" office:value="66954.0"/>
          <table:table-cell office:value-type="float" office:value="12888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3];[.$P23];[.$AD23])" office:value-type="float"/>
          <table:table-cell table:formula="of:=MIN([.$C23];[.$Q23];[.$AE23])" office:value-type="float"/>
          <table:table-cell table:formula="of:=MIN([.$D23];[.$R23];[.$AF23])" office:value-type="float"/>
          <table:table-cell table:formula="of:=MIN([.$E23];[.$S23];[.$AG23])" office:value-type="float"/>
          <table:table-cell table:formula="of:=MIN([.$F23];[.$T23];[.$AH23])" office:value-type="float"/>
          <table:table-cell table:formula="of:=MIN([.$G23];[.$U23];[.$AI23])" office:value-type="float"/>
          <table:table-cell table:formula="of:=MIN([.$H23];[.$V23];[.$AJ23])" office:value-type="float"/>
          <table:table-cell table:formula="of:=MIN([.$I23];[.$W23];[.$AK23])" office:value-type="float"/>
          <table:table-cell table:formula="of:=MIN([.$J23];[.$X23];[.$AL23])" office:value-type="float"/>
          <table:table-cell table:formula="of:=MIN([.$K23];[.$Y23];[.$AM23])" office:value-type="float"/>
          <table:table-cell table:formula="of:=MIN([.$L23];[.$Z23];[.$AN23])" office:value-type="float"/>
          <table:table-cell table:formula="of:=MIN([.$M23];[.$AA23];[.$AO23])" office:value-type="float"/>
          <table:table-cell table:formula="of:=MIN([.$N23];[.$AB23];[.$AP23])" office:value-type="float"/>
          <table:table-cell table:formula="of:=MIN([.$O23];[.$AC23];[.$AQ23])" office:value-type="float"/>
          <table:table-cell table:formula="of:=MEDIAN([.$B23];[.$P23];[.$AD23])" office:value-type="float"/>
          <table:table-cell table:formula="of:=MEDIAN([.$C23];[.$Q23];[.$AE23])" office:value-type="float"/>
          <table:table-cell table:formula="of:=MEDIAN([.$D23];[.$R23];[.$AF23])" office:value-type="float"/>
          <table:table-cell table:formula="of:=MEDIAN([.$E23];[.$S23];[.$AG23])" office:value-type="float"/>
          <table:table-cell table:formula="of:=MEDIAN([.$F23];[.$T23];[.$AH23])" office:value-type="float"/>
          <table:table-cell table:formula="of:=MEDIAN([.$G23];[.$U23];[.$AI23])" office:value-type="float"/>
          <table:table-cell table:formula="of:=MEDIAN([.$H23];[.$V23];[.$AJ23])" office:value-type="float"/>
          <table:table-cell table:formula="of:=MEDIAN([.$I23];[.$W23];[.$AK23])" office:value-type="float"/>
          <table:table-cell table:formula="of:=MEDIAN([.$J23];[.$X23];[.$AL23])" office:value-type="float"/>
          <table:table-cell table:formula="of:=MEDIAN([.$K23];[.$Y23];[.$AM23])" office:value-type="float"/>
          <table:table-cell table:formula="of:=MEDIAN([.$L23];[.$Z23];[.$AN23])" office:value-type="float"/>
          <table:table-cell table:formula="of:=MEDIAN([.$M23];[.$AA23];[.$AO23])" office:value-type="float"/>
          <table:table-cell table:formula="of:=MEDIAN([.$N23];[.$AB23];[.$AP23])" office:value-type="float"/>
          <table:table-cell table:formula="of:=MEDIAN([.$O23];[.$AC23];[.$AQ23])" office:value-type="float"/>
          <table:table-cell table:formula="of:=MAX([.$B23];[.$P23];[.$AD23])" office:value-type="float"/>
          <table:table-cell table:formula="of:=MAX([.$C23];[.$Q23];[.$AE23])" office:value-type="float"/>
          <table:table-cell table:formula="of:=MAX([.$D23];[.$R23];[.$AF23])" office:value-type="float"/>
          <table:table-cell table:formula="of:=MAX([.$E23];[.$S23];[.$AG23])" office:value-type="float"/>
          <table:table-cell table:formula="of:=MAX([.$F23];[.$T23];[.$AH23])" office:value-type="float"/>
          <table:table-cell table:formula="of:=MAX([.$G23];[.$U23];[.$AI23])" office:value-type="float"/>
          <table:table-cell table:formula="of:=MAX([.$H23];[.$V23];[.$AJ23])" office:value-type="float"/>
          <table:table-cell table:formula="of:=MAX([.$I23];[.$W23];[.$AK23])" office:value-type="float"/>
          <table:table-cell table:formula="of:=MAX([.$J23];[.$X23];[.$AL23])" office:value-type="float"/>
          <table:table-cell table:formula="of:=MAX([.$K23];[.$Y23];[.$AM23])" office:value-type="float"/>
          <table:table-cell table:formula="of:=MAX([.$L23];[.$Z23];[.$AN23])" office:value-type="float"/>
          <table:table-cell table:formula="of:=MAX([.$M23];[.$AA23];[.$AO23])" office:value-type="float"/>
          <table:table-cell table:formula="of:=MAX([.$N23];[.$AB23];[.$AP23])" office:value-type="float"/>
          <table:table-cell table:formula="of:=MAX([.$O23];[.$AC23];[.$AQ2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4.68246"/>
          <table:table-cell office:value-type="float" office:value="1.541"/>
          <table:table-cell office:value-type="float" office:value="1.39"/>
          <table:table-cell office:value-type="float" office:value="1.0"/>
          <table:table-cell office:value-type="float" office:value="0.0"/>
          <table:table-cell office:value-type="float" office:value="52.0"/>
          <table:table-cell office:value-type="float" office:value="11481.0"/>
          <table:table-cell office:value-type="float" office:value="80.0"/>
          <table:table-cell office:value-type="float" office:value="17592.0"/>
          <table:table-cell office:value-type="float" office:value="66425.0"/>
          <table:table-cell office:value-type="float" office:value="1230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25706"/>
          <table:table-cell office:value-type="float" office:value="0.191"/>
          <table:table-cell office:value-type="float" office:value="0.07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1016.0"/>
          <table:table-cell office:value-type="float" office:value="80.0"/>
          <table:table-cell office:value-type="float" office:value="17592.0"/>
          <table:table-cell office:value-type="float" office:value="66425.0"/>
          <table:table-cell office:value-type="float" office:value="1229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78395"/>
          <table:table-cell office:value-type="float" office:value="0.1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0.0"/>
          <table:table-cell office:value-type="float" office:value="17726.0"/>
          <table:table-cell office:value-type="float" office:value="66954.0"/>
          <table:table-cell office:value-type="float" office:value="14012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4];[.$P24];[.$AD24])" office:value-type="float"/>
          <table:table-cell table:formula="of:=MIN([.$C24];[.$Q24];[.$AE24])" office:value-type="float"/>
          <table:table-cell table:formula="of:=MIN([.$D24];[.$R24];[.$AF24])" office:value-type="float"/>
          <table:table-cell table:formula="of:=MIN([.$E24];[.$S24];[.$AG24])" office:value-type="float"/>
          <table:table-cell table:formula="of:=MIN([.$F24];[.$T24];[.$AH24])" office:value-type="float"/>
          <table:table-cell table:formula="of:=MIN([.$G24];[.$U24];[.$AI24])" office:value-type="float"/>
          <table:table-cell table:formula="of:=MIN([.$H24];[.$V24];[.$AJ24])" office:value-type="float"/>
          <table:table-cell table:formula="of:=MIN([.$I24];[.$W24];[.$AK24])" office:value-type="float"/>
          <table:table-cell table:formula="of:=MIN([.$J24];[.$X24];[.$AL24])" office:value-type="float"/>
          <table:table-cell table:formula="of:=MIN([.$K24];[.$Y24];[.$AM24])" office:value-type="float"/>
          <table:table-cell table:formula="of:=MIN([.$L24];[.$Z24];[.$AN24])" office:value-type="float"/>
          <table:table-cell table:formula="of:=MIN([.$M24];[.$AA24];[.$AO24])" office:value-type="float"/>
          <table:table-cell table:formula="of:=MIN([.$N24];[.$AB24];[.$AP24])" office:value-type="float"/>
          <table:table-cell table:formula="of:=MIN([.$O24];[.$AC24];[.$AQ24])" office:value-type="float"/>
          <table:table-cell table:formula="of:=MEDIAN([.$B24];[.$P24];[.$AD24])" office:value-type="float"/>
          <table:table-cell table:formula="of:=MEDIAN([.$C24];[.$Q24];[.$AE24])" office:value-type="float"/>
          <table:table-cell table:formula="of:=MEDIAN([.$D24];[.$R24];[.$AF24])" office:value-type="float"/>
          <table:table-cell table:formula="of:=MEDIAN([.$E24];[.$S24];[.$AG24])" office:value-type="float"/>
          <table:table-cell table:formula="of:=MEDIAN([.$F24];[.$T24];[.$AH24])" office:value-type="float"/>
          <table:table-cell table:formula="of:=MEDIAN([.$G24];[.$U24];[.$AI24])" office:value-type="float"/>
          <table:table-cell table:formula="of:=MEDIAN([.$H24];[.$V24];[.$AJ24])" office:value-type="float"/>
          <table:table-cell table:formula="of:=MEDIAN([.$I24];[.$W24];[.$AK24])" office:value-type="float"/>
          <table:table-cell table:formula="of:=MEDIAN([.$J24];[.$X24];[.$AL24])" office:value-type="float"/>
          <table:table-cell table:formula="of:=MEDIAN([.$K24];[.$Y24];[.$AM24])" office:value-type="float"/>
          <table:table-cell table:formula="of:=MEDIAN([.$L24];[.$Z24];[.$AN24])" office:value-type="float"/>
          <table:table-cell table:formula="of:=MEDIAN([.$M24];[.$AA24];[.$AO24])" office:value-type="float"/>
          <table:table-cell table:formula="of:=MEDIAN([.$N24];[.$AB24];[.$AP24])" office:value-type="float"/>
          <table:table-cell table:formula="of:=MEDIAN([.$O24];[.$AC24];[.$AQ24])" office:value-type="float"/>
          <table:table-cell table:formula="of:=MAX([.$B24];[.$P24];[.$AD24])" office:value-type="float"/>
          <table:table-cell table:formula="of:=MAX([.$C24];[.$Q24];[.$AE24])" office:value-type="float"/>
          <table:table-cell table:formula="of:=MAX([.$D24];[.$R24];[.$AF24])" office:value-type="float"/>
          <table:table-cell table:formula="of:=MAX([.$E24];[.$S24];[.$AG24])" office:value-type="float"/>
          <table:table-cell table:formula="of:=MAX([.$F24];[.$T24];[.$AH24])" office:value-type="float"/>
          <table:table-cell table:formula="of:=MAX([.$G24];[.$U24];[.$AI24])" office:value-type="float"/>
          <table:table-cell table:formula="of:=MAX([.$H24];[.$V24];[.$AJ24])" office:value-type="float"/>
          <table:table-cell table:formula="of:=MAX([.$I24];[.$W24];[.$AK24])" office:value-type="float"/>
          <table:table-cell table:formula="of:=MAX([.$J24];[.$X24];[.$AL24])" office:value-type="float"/>
          <table:table-cell table:formula="of:=MAX([.$K24];[.$Y24];[.$AM24])" office:value-type="float"/>
          <table:table-cell table:formula="of:=MAX([.$L24];[.$Z24];[.$AN24])" office:value-type="float"/>
          <table:table-cell table:formula="of:=MAX([.$M24];[.$AA24];[.$AO24])" office:value-type="float"/>
          <table:table-cell table:formula="of:=MAX([.$N24];[.$AB24];[.$AP24])" office:value-type="float"/>
          <table:table-cell table:formula="of:=MAX([.$O24];[.$AC24];[.$AQ2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3.25381"/>
          <table:table-cell office:value-type="float" office:value="0.209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224.0"/>
          <table:table-cell office:value-type="float" office:value="80.0"/>
          <table:table-cell office:value-type="float" office:value="17592.0"/>
          <table:table-cell office:value-type="float" office:value="66425.0"/>
          <table:table-cell office:value-type="float" office:value="1230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1974"/>
          <table:table-cell office:value-type="float" office:value="0.137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80.0"/>
          <table:table-cell office:value-type="float" office:value="17592.0"/>
          <table:table-cell office:value-type="float" office:value="66425.0"/>
          <table:table-cell office:value-type="float" office:value="1230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81015"/>
          <table:table-cell office:value-type="float" office:value="0.13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0.0"/>
          <table:table-cell office:value-type="float" office:value="17726.0"/>
          <table:table-cell office:value-type="float" office:value="66954.0"/>
          <table:table-cell office:value-type="float" office:value="12875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5];[.$P25];[.$AD25])" office:value-type="float"/>
          <table:table-cell table:formula="of:=MIN([.$C25];[.$Q25];[.$AE25])" office:value-type="float"/>
          <table:table-cell table:formula="of:=MIN([.$D25];[.$R25];[.$AF25])" office:value-type="float"/>
          <table:table-cell table:formula="of:=MIN([.$E25];[.$S25];[.$AG25])" office:value-type="float"/>
          <table:table-cell table:formula="of:=MIN([.$F25];[.$T25];[.$AH25])" office:value-type="float"/>
          <table:table-cell table:formula="of:=MIN([.$G25];[.$U25];[.$AI25])" office:value-type="float"/>
          <table:table-cell table:formula="of:=MIN([.$H25];[.$V25];[.$AJ25])" office:value-type="float"/>
          <table:table-cell table:formula="of:=MIN([.$I25];[.$W25];[.$AK25])" office:value-type="float"/>
          <table:table-cell table:formula="of:=MIN([.$J25];[.$X25];[.$AL25])" office:value-type="float"/>
          <table:table-cell table:formula="of:=MIN([.$K25];[.$Y25];[.$AM25])" office:value-type="float"/>
          <table:table-cell table:formula="of:=MIN([.$L25];[.$Z25];[.$AN25])" office:value-type="float"/>
          <table:table-cell table:formula="of:=MIN([.$M25];[.$AA25];[.$AO25])" office:value-type="float"/>
          <table:table-cell table:formula="of:=MIN([.$N25];[.$AB25];[.$AP25])" office:value-type="float"/>
          <table:table-cell table:formula="of:=MIN([.$O25];[.$AC25];[.$AQ25])" office:value-type="float"/>
          <table:table-cell table:formula="of:=MEDIAN([.$B25];[.$P25];[.$AD25])" office:value-type="float"/>
          <table:table-cell table:formula="of:=MEDIAN([.$C25];[.$Q25];[.$AE25])" office:value-type="float"/>
          <table:table-cell table:formula="of:=MEDIAN([.$D25];[.$R25];[.$AF25])" office:value-type="float"/>
          <table:table-cell table:formula="of:=MEDIAN([.$E25];[.$S25];[.$AG25])" office:value-type="float"/>
          <table:table-cell table:formula="of:=MEDIAN([.$F25];[.$T25];[.$AH25])" office:value-type="float"/>
          <table:table-cell table:formula="of:=MEDIAN([.$G25];[.$U25];[.$AI25])" office:value-type="float"/>
          <table:table-cell table:formula="of:=MEDIAN([.$H25];[.$V25];[.$AJ25])" office:value-type="float"/>
          <table:table-cell table:formula="of:=MEDIAN([.$I25];[.$W25];[.$AK25])" office:value-type="float"/>
          <table:table-cell table:formula="of:=MEDIAN([.$J25];[.$X25];[.$AL25])" office:value-type="float"/>
          <table:table-cell table:formula="of:=MEDIAN([.$K25];[.$Y25];[.$AM25])" office:value-type="float"/>
          <table:table-cell table:formula="of:=MEDIAN([.$L25];[.$Z25];[.$AN25])" office:value-type="float"/>
          <table:table-cell table:formula="of:=MEDIAN([.$M25];[.$AA25];[.$AO25])" office:value-type="float"/>
          <table:table-cell table:formula="of:=MEDIAN([.$N25];[.$AB25];[.$AP25])" office:value-type="float"/>
          <table:table-cell table:formula="of:=MEDIAN([.$O25];[.$AC25];[.$AQ25])" office:value-type="float"/>
          <table:table-cell table:formula="of:=MAX([.$B25];[.$P25];[.$AD25])" office:value-type="float"/>
          <table:table-cell table:formula="of:=MAX([.$C25];[.$Q25];[.$AE25])" office:value-type="float"/>
          <table:table-cell table:formula="of:=MAX([.$D25];[.$R25];[.$AF25])" office:value-type="float"/>
          <table:table-cell table:formula="of:=MAX([.$E25];[.$S25];[.$AG25])" office:value-type="float"/>
          <table:table-cell table:formula="of:=MAX([.$F25];[.$T25];[.$AH25])" office:value-type="float"/>
          <table:table-cell table:formula="of:=MAX([.$G25];[.$U25];[.$AI25])" office:value-type="float"/>
          <table:table-cell table:formula="of:=MAX([.$H25];[.$V25];[.$AJ25])" office:value-type="float"/>
          <table:table-cell table:formula="of:=MAX([.$I25];[.$W25];[.$AK25])" office:value-type="float"/>
          <table:table-cell table:formula="of:=MAX([.$J25];[.$X25];[.$AL25])" office:value-type="float"/>
          <table:table-cell table:formula="of:=MAX([.$K25];[.$Y25];[.$AM25])" office:value-type="float"/>
          <table:table-cell table:formula="of:=MAX([.$L25];[.$Z25];[.$AN25])" office:value-type="float"/>
          <table:table-cell table:formula="of:=MAX([.$M25];[.$AA25];[.$AO25])" office:value-type="float"/>
          <table:table-cell table:formula="of:=MAX([.$N25];[.$AB25];[.$AP25])" office:value-type="float"/>
          <table:table-cell table:formula="of:=MAX([.$O25];[.$AC25];[.$AQ2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3.26786"/>
          <table:table-cell office:value-type="float" office:value="0.14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4.0"/>
          <table:table-cell office:value-type="float" office:value="80.0"/>
          <table:table-cell office:value-type="float" office:value="17592.0"/>
          <table:table-cell office:value-type="float" office:value="66425.0"/>
          <table:table-cell office:value-type="float" office:value="1230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19844"/>
          <table:table-cell office:value-type="float" office:value="0.129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80.0"/>
          <table:table-cell office:value-type="float" office:value="17592.0"/>
          <table:table-cell office:value-type="float" office:value="66425.0"/>
          <table:table-cell office:value-type="float" office:value="1230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73505"/>
          <table:table-cell office:value-type="float" office:value="0.12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0.0"/>
          <table:table-cell office:value-type="float" office:value="17726.0"/>
          <table:table-cell office:value-type="float" office:value="66954.0"/>
          <table:table-cell office:value-type="float" office:value="12858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6];[.$P26];[.$AD26])" office:value-type="float"/>
          <table:table-cell table:formula="of:=MIN([.$C26];[.$Q26];[.$AE26])" office:value-type="float"/>
          <table:table-cell table:formula="of:=MIN([.$D26];[.$R26];[.$AF26])" office:value-type="float"/>
          <table:table-cell table:formula="of:=MIN([.$E26];[.$S26];[.$AG26])" office:value-type="float"/>
          <table:table-cell table:formula="of:=MIN([.$F26];[.$T26];[.$AH26])" office:value-type="float"/>
          <table:table-cell table:formula="of:=MIN([.$G26];[.$U26];[.$AI26])" office:value-type="float"/>
          <table:table-cell table:formula="of:=MIN([.$H26];[.$V26];[.$AJ26])" office:value-type="float"/>
          <table:table-cell table:formula="of:=MIN([.$I26];[.$W26];[.$AK26])" office:value-type="float"/>
          <table:table-cell table:formula="of:=MIN([.$J26];[.$X26];[.$AL26])" office:value-type="float"/>
          <table:table-cell table:formula="of:=MIN([.$K26];[.$Y26];[.$AM26])" office:value-type="float"/>
          <table:table-cell table:formula="of:=MIN([.$L26];[.$Z26];[.$AN26])" office:value-type="float"/>
          <table:table-cell table:formula="of:=MIN([.$M26];[.$AA26];[.$AO26])" office:value-type="float"/>
          <table:table-cell table:formula="of:=MIN([.$N26];[.$AB26];[.$AP26])" office:value-type="float"/>
          <table:table-cell table:formula="of:=MIN([.$O26];[.$AC26];[.$AQ26])" office:value-type="float"/>
          <table:table-cell table:formula="of:=MEDIAN([.$B26];[.$P26];[.$AD26])" office:value-type="float"/>
          <table:table-cell table:formula="of:=MEDIAN([.$C26];[.$Q26];[.$AE26])" office:value-type="float"/>
          <table:table-cell table:formula="of:=MEDIAN([.$D26];[.$R26];[.$AF26])" office:value-type="float"/>
          <table:table-cell table:formula="of:=MEDIAN([.$E26];[.$S26];[.$AG26])" office:value-type="float"/>
          <table:table-cell table:formula="of:=MEDIAN([.$F26];[.$T26];[.$AH26])" office:value-type="float"/>
          <table:table-cell table:formula="of:=MEDIAN([.$G26];[.$U26];[.$AI26])" office:value-type="float"/>
          <table:table-cell table:formula="of:=MEDIAN([.$H26];[.$V26];[.$AJ26])" office:value-type="float"/>
          <table:table-cell table:formula="of:=MEDIAN([.$I26];[.$W26];[.$AK26])" office:value-type="float"/>
          <table:table-cell table:formula="of:=MEDIAN([.$J26];[.$X26];[.$AL26])" office:value-type="float"/>
          <table:table-cell table:formula="of:=MEDIAN([.$K26];[.$Y26];[.$AM26])" office:value-type="float"/>
          <table:table-cell table:formula="of:=MEDIAN([.$L26];[.$Z26];[.$AN26])" office:value-type="float"/>
          <table:table-cell table:formula="of:=MEDIAN([.$M26];[.$AA26];[.$AO26])" office:value-type="float"/>
          <table:table-cell table:formula="of:=MEDIAN([.$N26];[.$AB26];[.$AP26])" office:value-type="float"/>
          <table:table-cell table:formula="of:=MEDIAN([.$O26];[.$AC26];[.$AQ26])" office:value-type="float"/>
          <table:table-cell table:formula="of:=MAX([.$B26];[.$P26];[.$AD26])" office:value-type="float"/>
          <table:table-cell table:formula="of:=MAX([.$C26];[.$Q26];[.$AE26])" office:value-type="float"/>
          <table:table-cell table:formula="of:=MAX([.$D26];[.$R26];[.$AF26])" office:value-type="float"/>
          <table:table-cell table:formula="of:=MAX([.$E26];[.$S26];[.$AG26])" office:value-type="float"/>
          <table:table-cell table:formula="of:=MAX([.$F26];[.$T26];[.$AH26])" office:value-type="float"/>
          <table:table-cell table:formula="of:=MAX([.$G26];[.$U26];[.$AI26])" office:value-type="float"/>
          <table:table-cell table:formula="of:=MAX([.$H26];[.$V26];[.$AJ26])" office:value-type="float"/>
          <table:table-cell table:formula="of:=MAX([.$I26];[.$W26];[.$AK26])" office:value-type="float"/>
          <table:table-cell table:formula="of:=MAX([.$J26];[.$X26];[.$AL26])" office:value-type="float"/>
          <table:table-cell table:formula="of:=MAX([.$K26];[.$Y26];[.$AM26])" office:value-type="float"/>
          <table:table-cell table:formula="of:=MAX([.$L26];[.$Z26];[.$AN26])" office:value-type="float"/>
          <table:table-cell table:formula="of:=MAX([.$M26];[.$AA26];[.$AO26])" office:value-type="float"/>
          <table:table-cell table:formula="of:=MAX([.$N26];[.$AB26];[.$AP26])" office:value-type="float"/>
          <table:table-cell table:formula="of:=MAX([.$O26];[.$AC26];[.$AQ2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3.23768"/>
          <table:table-cell office:value-type="float" office:value="0.197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177.0"/>
          <table:table-cell office:value-type="float" office:value="80.0"/>
          <table:table-cell office:value-type="float" office:value="17592.0"/>
          <table:table-cell office:value-type="float" office:value="66425.0"/>
          <table:table-cell office:value-type="float" office:value="1229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19533"/>
          <table:table-cell office:value-type="float" office:value="0.131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85.0"/>
          <table:table-cell office:value-type="float" office:value="80.0"/>
          <table:table-cell office:value-type="float" office:value="17592.0"/>
          <table:table-cell office:value-type="float" office:value="66425.0"/>
          <table:table-cell office:value-type="float" office:value="1229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74741"/>
          <table:table-cell office:value-type="float" office:value="0.1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0.0"/>
          <table:table-cell office:value-type="float" office:value="17726.0"/>
          <table:table-cell office:value-type="float" office:value="66954.0"/>
          <table:table-cell office:value-type="float" office:value="13651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7];[.$P27];[.$AD27])" office:value-type="float"/>
          <table:table-cell table:formula="of:=MIN([.$C27];[.$Q27];[.$AE27])" office:value-type="float"/>
          <table:table-cell table:formula="of:=MIN([.$D27];[.$R27];[.$AF27])" office:value-type="float"/>
          <table:table-cell table:formula="of:=MIN([.$E27];[.$S27];[.$AG27])" office:value-type="float"/>
          <table:table-cell table:formula="of:=MIN([.$F27];[.$T27];[.$AH27])" office:value-type="float"/>
          <table:table-cell table:formula="of:=MIN([.$G27];[.$U27];[.$AI27])" office:value-type="float"/>
          <table:table-cell table:formula="of:=MIN([.$H27];[.$V27];[.$AJ27])" office:value-type="float"/>
          <table:table-cell table:formula="of:=MIN([.$I27];[.$W27];[.$AK27])" office:value-type="float"/>
          <table:table-cell table:formula="of:=MIN([.$J27];[.$X27];[.$AL27])" office:value-type="float"/>
          <table:table-cell table:formula="of:=MIN([.$K27];[.$Y27];[.$AM27])" office:value-type="float"/>
          <table:table-cell table:formula="of:=MIN([.$L27];[.$Z27];[.$AN27])" office:value-type="float"/>
          <table:table-cell table:formula="of:=MIN([.$M27];[.$AA27];[.$AO27])" office:value-type="float"/>
          <table:table-cell table:formula="of:=MIN([.$N27];[.$AB27];[.$AP27])" office:value-type="float"/>
          <table:table-cell table:formula="of:=MIN([.$O27];[.$AC27];[.$AQ27])" office:value-type="float"/>
          <table:table-cell table:formula="of:=MEDIAN([.$B27];[.$P27];[.$AD27])" office:value-type="float"/>
          <table:table-cell table:formula="of:=MEDIAN([.$C27];[.$Q27];[.$AE27])" office:value-type="float"/>
          <table:table-cell table:formula="of:=MEDIAN([.$D27];[.$R27];[.$AF27])" office:value-type="float"/>
          <table:table-cell table:formula="of:=MEDIAN([.$E27];[.$S27];[.$AG27])" office:value-type="float"/>
          <table:table-cell table:formula="of:=MEDIAN([.$F27];[.$T27];[.$AH27])" office:value-type="float"/>
          <table:table-cell table:formula="of:=MEDIAN([.$G27];[.$U27];[.$AI27])" office:value-type="float"/>
          <table:table-cell table:formula="of:=MEDIAN([.$H27];[.$V27];[.$AJ27])" office:value-type="float"/>
          <table:table-cell table:formula="of:=MEDIAN([.$I27];[.$W27];[.$AK27])" office:value-type="float"/>
          <table:table-cell table:formula="of:=MEDIAN([.$J27];[.$X27];[.$AL27])" office:value-type="float"/>
          <table:table-cell table:formula="of:=MEDIAN([.$K27];[.$Y27];[.$AM27])" office:value-type="float"/>
          <table:table-cell table:formula="of:=MEDIAN([.$L27];[.$Z27];[.$AN27])" office:value-type="float"/>
          <table:table-cell table:formula="of:=MEDIAN([.$M27];[.$AA27];[.$AO27])" office:value-type="float"/>
          <table:table-cell table:formula="of:=MEDIAN([.$N27];[.$AB27];[.$AP27])" office:value-type="float"/>
          <table:table-cell table:formula="of:=MEDIAN([.$O27];[.$AC27];[.$AQ27])" office:value-type="float"/>
          <table:table-cell table:formula="of:=MAX([.$B27];[.$P27];[.$AD27])" office:value-type="float"/>
          <table:table-cell table:formula="of:=MAX([.$C27];[.$Q27];[.$AE27])" office:value-type="float"/>
          <table:table-cell table:formula="of:=MAX([.$D27];[.$R27];[.$AF27])" office:value-type="float"/>
          <table:table-cell table:formula="of:=MAX([.$E27];[.$S27];[.$AG27])" office:value-type="float"/>
          <table:table-cell table:formula="of:=MAX([.$F27];[.$T27];[.$AH27])" office:value-type="float"/>
          <table:table-cell table:formula="of:=MAX([.$G27];[.$U27];[.$AI27])" office:value-type="float"/>
          <table:table-cell table:formula="of:=MAX([.$H27];[.$V27];[.$AJ27])" office:value-type="float"/>
          <table:table-cell table:formula="of:=MAX([.$I27];[.$W27];[.$AK27])" office:value-type="float"/>
          <table:table-cell table:formula="of:=MAX([.$J27];[.$X27];[.$AL27])" office:value-type="float"/>
          <table:table-cell table:formula="of:=MAX([.$K27];[.$Y27];[.$AM27])" office:value-type="float"/>
          <table:table-cell table:formula="of:=MAX([.$L27];[.$Z27];[.$AN27])" office:value-type="float"/>
          <table:table-cell table:formula="of:=MAX([.$M27];[.$AA27];[.$AO27])" office:value-type="float"/>
          <table:table-cell table:formula="of:=MAX([.$N27];[.$AB27];[.$AP27])" office:value-type="float"/>
          <table:table-cell table:formula="of:=MAX([.$O27];[.$AC27];[.$AQ2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7])" office:value-type="float"/>
          <table:table-cell table:formula="of:=SUM([.C3:.C27])" office:value-type="float"/>
          <table:table-cell table:formula="of:=SUM([.D3:.D27])" office:value-type="float"/>
          <table:table-cell table:formula="of:=SUM([.E3:.E27])" office:value-type="float"/>
          <table:table-cell table:formula="of:=SUM([.F3:.F27])" office:value-type="float"/>
          <table:table-cell table:formula="of:=SUM([.G3:.G27])" office:value-type="float"/>
          <table:table-cell table:formula="of:=SUM([.H3:.H27])" office:value-type="float"/>
          <table:table-cell table:formula="of:=SUM([.I3:.I27])" office:value-type="float"/>
          <table:table-cell table:formula="of:=SUM([.J3:.J27])" office:value-type="float"/>
          <table:table-cell table:formula="of:=SUM([.K3:.K27])" office:value-type="float"/>
          <table:table-cell table:formula="of:=SUM([.L3:.L27])" office:value-type="float"/>
          <table:table-cell table:formula="of:=SUM([.M3:.M27])" office:value-type="float"/>
          <table:table-cell table:formula="of:=SUM([.N3:.N27])" office:value-type="float"/>
          <table:table-cell table:formula="of:=SUM([.O3:.O27])" office:value-type="float"/>
          <table:table-cell table:formula="of:=SUM([.P3:.P27])" office:value-type="float"/>
          <table:table-cell table:formula="of:=SUM([.Q3:.Q27])" office:value-type="float"/>
          <table:table-cell table:formula="of:=SUM([.R3:.R27])" office:value-type="float"/>
          <table:table-cell table:formula="of:=SUM([.S3:.S27])" office:value-type="float"/>
          <table:table-cell table:formula="of:=SUM([.T3:.T27])" office:value-type="float"/>
          <table:table-cell table:formula="of:=SUM([.U3:.U27])" office:value-type="float"/>
          <table:table-cell table:formula="of:=SUM([.V3:.V27])" office:value-type="float"/>
          <table:table-cell table:formula="of:=SUM([.W3:.W27])" office:value-type="float"/>
          <table:table-cell table:formula="of:=SUM([.X3:.X27])" office:value-type="float"/>
          <table:table-cell table:formula="of:=SUM([.Y3:.Y27])" office:value-type="float"/>
          <table:table-cell table:formula="of:=SUM([.Z3:.Z27])" office:value-type="float"/>
          <table:table-cell table:formula="of:=SUM([.AA3:.AA27])" office:value-type="float"/>
          <table:table-cell table:formula="of:=SUM([.AB3:.AB27])" office:value-type="float"/>
          <table:table-cell table:formula="of:=SUM([.AC3:.AC27])" office:value-type="float"/>
          <table:table-cell table:formula="of:=SUM([.AD3:.AD27])" office:value-type="float"/>
          <table:table-cell table:formula="of:=SUM([.AE3:.AE27])" office:value-type="float"/>
          <table:table-cell table:formula="of:=SUM([.AF3:.AF27])" office:value-type="float"/>
          <table:table-cell table:formula="of:=SUM([.AG3:.AG27])" office:value-type="float"/>
          <table:table-cell table:formula="of:=SUM([.AH3:.AH27])" office:value-type="float"/>
          <table:table-cell table:formula="of:=SUM([.AI3:.AI27])" office:value-type="float"/>
          <table:table-cell table:formula="of:=SUM([.AJ3:.AJ27])" office:value-type="float"/>
          <table:table-cell table:formula="of:=SUM([.AK3:.AK27])" office:value-type="float"/>
          <table:table-cell table:formula="of:=SUM([.AL3:.AL27])" office:value-type="float"/>
          <table:table-cell table:formula="of:=SUM([.AM3:.AM27])" office:value-type="float"/>
          <table:table-cell table:formula="of:=SUM([.AN3:.AN27])" office:value-type="float"/>
          <table:table-cell table:formula="of:=SUM([.AO3:.AO27])" office:value-type="float"/>
          <table:table-cell table:formula="of:=SUM([.AP3:.AP27])" office:value-type="float"/>
          <table:table-cell table:formula="of:=SUM([.AQ3:.AQ27])" office:value-type="float"/>
          <table:table-cell table:formula="of:=SUM([.AR3:.AR27])" office:value-type="float"/>
          <table:table-cell table:formula="of:=SUM([.AS3:.AS27])" office:value-type="float"/>
          <table:table-cell table:formula="of:=SUM([.AT3:.AT27])" office:value-type="float"/>
          <table:table-cell table:formula="of:=SUM([.AU3:.AU27])" office:value-type="float"/>
          <table:table-cell table:formula="of:=SUM([.AV3:.AV27])" office:value-type="float"/>
          <table:table-cell table:formula="of:=SUM([.AW3:.AW27])" office:value-type="float"/>
          <table:table-cell table:formula="of:=SUM([.AX3:.AX27])" office:value-type="float"/>
          <table:table-cell table:formula="of:=SUM([.AY3:.AY27])" office:value-type="float"/>
          <table:table-cell table:formula="of:=SUM([.AZ3:.AZ27])" office:value-type="float"/>
          <table:table-cell table:formula="of:=SUM([.BA3:.BA27])" office:value-type="float"/>
          <table:table-cell table:formula="of:=SUM([.BB3:.BB27])" office:value-type="float"/>
          <table:table-cell table:formula="of:=SUM([.BC3:.BC27])" office:value-type="float"/>
          <table:table-cell table:formula="of:=SUM([.BD3:.BD27])" office:value-type="float"/>
          <table:table-cell table:formula="of:=SUM([.BE3:.BE27])" office:value-type="float"/>
          <table:table-cell table:formula="of:=SUM([.BF3:.BF27])" office:value-type="float"/>
          <table:table-cell table:formula="of:=SUM([.BG3:.BG27])" office:value-type="float"/>
          <table:table-cell table:formula="of:=SUM([.BH3:.BH27])" office:value-type="float"/>
          <table:table-cell table:formula="of:=SUM([.BI3:.BI27])" office:value-type="float"/>
          <table:table-cell table:formula="of:=SUM([.BJ3:.BJ27])" office:value-type="float"/>
          <table:table-cell table:formula="of:=SUM([.BK3:.BK27])" office:value-type="float"/>
          <table:table-cell table:formula="of:=SUM([.BL3:.BL27])" office:value-type="float"/>
          <table:table-cell table:formula="of:=SUM([.BM3:.BM27])" office:value-type="float"/>
          <table:table-cell table:formula="of:=SUM([.BN3:.BN27])" office:value-type="float"/>
          <table:table-cell table:formula="of:=SUM([.BO3:.BO27])" office:value-type="float"/>
          <table:table-cell table:formula="of:=SUM([.BP3:.BP27])" office:value-type="float"/>
          <table:table-cell table:formula="of:=SUM([.BQ3:.BQ27])" office:value-type="float"/>
          <table:table-cell table:formula="of:=SUM([.BR3:.BR27])" office:value-type="float"/>
          <table:table-cell table:formula="of:=SUM([.BS3:.BS27])" office:value-type="float"/>
          <table:table-cell table:formula="of:=SUM([.BT3:.BT27])" office:value-type="float"/>
          <table:table-cell table:formula="of:=SUM([.BU3:.BU27])" office:value-type="float"/>
          <table:table-cell table:formula="of:=SUM([.BV3:.BV27])" office:value-type="float"/>
          <table:table-cell table:formula="of:=SUM([.BW3:.BW27])" office:value-type="float"/>
          <table:table-cell table:formula="of:=SUM([.BX3:.BX27])" office:value-type="float"/>
          <table:table-cell table:formula="of:=SUM([.BY3:.BY27])" office:value-type="float"/>
          <table:table-cell table:formula="of:=SUM([.BZ3:.BZ27])" office:value-type="float"/>
          <table:table-cell table:formula="of:=SUM([.CA3:.CA27])" office:value-type="float"/>
          <table:table-cell table:formula="of:=SUM([.CB3:.CB27])" office:value-type="float"/>
          <table:table-cell table:formula="of:=SUM([.CC3:.CC27])" office:value-type="float"/>
          <table:table-cell table:formula="of:=SUM([.CD3:.CD27])" office:value-type="float"/>
          <table:table-cell table:formula="of:=SUM([.CE3:.CE27])" office:value-type="float"/>
          <table:table-cell table:formula="of:=SUM([.CF3:.CF27])" office:value-type="float"/>
          <table:table-cell table:formula="of:=SUM([.CG3:.CG2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7])" office:value-type="float"/>
          <table:table-cell table:formula="of:=AVERAGE([.C3:.C27])" office:value-type="float"/>
          <table:table-cell table:formula="of:=AVERAGE([.D3:.D27])" office:value-type="float"/>
          <table:table-cell table:formula="of:=AVERAGE([.E3:.E27])" office:value-type="float"/>
          <table:table-cell table:formula="of:=AVERAGE([.F3:.F27])" office:value-type="float"/>
          <table:table-cell table:formula="of:=AVERAGE([.G3:.G27])" office:value-type="float"/>
          <table:table-cell table:formula="of:=AVERAGE([.H3:.H27])" office:value-type="float"/>
          <table:table-cell table:formula="of:=AVERAGE([.I3:.I27])" office:value-type="float"/>
          <table:table-cell table:formula="of:=AVERAGE([.J3:.J27])" office:value-type="float"/>
          <table:table-cell table:formula="of:=AVERAGE([.K3:.K27])" office:value-type="float"/>
          <table:table-cell table:formula="of:=AVERAGE([.L3:.L27])" office:value-type="float"/>
          <table:table-cell table:formula="of:=AVERAGE([.M3:.M27])" office:value-type="float"/>
          <table:table-cell table:formula="of:=AVERAGE([.N3:.N27])" office:value-type="float"/>
          <table:table-cell table:formula="of:=AVERAGE([.O3:.O27])" office:value-type="float"/>
          <table:table-cell table:formula="of:=AVERAGE([.P3:.P27])" office:value-type="float"/>
          <table:table-cell table:formula="of:=AVERAGE([.Q3:.Q27])" office:value-type="float"/>
          <table:table-cell table:formula="of:=AVERAGE([.R3:.R27])" office:value-type="float"/>
          <table:table-cell table:formula="of:=AVERAGE([.S3:.S27])" office:value-type="float"/>
          <table:table-cell table:formula="of:=AVERAGE([.T3:.T27])" office:value-type="float"/>
          <table:table-cell table:formula="of:=AVERAGE([.U3:.U27])" office:value-type="float"/>
          <table:table-cell table:formula="of:=AVERAGE([.V3:.V27])" office:value-type="float"/>
          <table:table-cell table:formula="of:=AVERAGE([.W3:.W27])" office:value-type="float"/>
          <table:table-cell table:formula="of:=AVERAGE([.X3:.X27])" office:value-type="float"/>
          <table:table-cell table:formula="of:=AVERAGE([.Y3:.Y27])" office:value-type="float"/>
          <table:table-cell table:formula="of:=AVERAGE([.Z3:.Z27])" office:value-type="float"/>
          <table:table-cell table:formula="of:=AVERAGE([.AA3:.AA27])" office:value-type="float"/>
          <table:table-cell table:formula="of:=AVERAGE([.AB3:.AB27])" office:value-type="float"/>
          <table:table-cell table:formula="of:=AVERAGE([.AC3:.AC27])" office:value-type="float"/>
          <table:table-cell table:formula="of:=AVERAGE([.AD3:.AD27])" office:value-type="float"/>
          <table:table-cell table:formula="of:=AVERAGE([.AE3:.AE27])" office:value-type="float"/>
          <table:table-cell table:formula="of:=AVERAGE([.AF3:.AF27])" office:value-type="float"/>
          <table:table-cell table:formula="of:=AVERAGE([.AG3:.AG27])" office:value-type="float"/>
          <table:table-cell table:formula="of:=AVERAGE([.AH3:.AH27])" office:value-type="float"/>
          <table:table-cell table:formula="of:=AVERAGE([.AI3:.AI27])" office:value-type="float"/>
          <table:table-cell table:formula="of:=AVERAGE([.AJ3:.AJ27])" office:value-type="float"/>
          <table:table-cell table:formula="of:=AVERAGE([.AK3:.AK27])" office:value-type="float"/>
          <table:table-cell table:formula="of:=AVERAGE([.AL3:.AL27])" office:value-type="float"/>
          <table:table-cell table:formula="of:=AVERAGE([.AM3:.AM27])" office:value-type="float"/>
          <table:table-cell table:formula="of:=AVERAGE([.AN3:.AN27])" office:value-type="float"/>
          <table:table-cell table:formula="of:=AVERAGE([.AO3:.AO27])" office:value-type="float"/>
          <table:table-cell table:formula="of:=AVERAGE([.AP3:.AP27])" office:value-type="float"/>
          <table:table-cell table:formula="of:=AVERAGE([.AQ3:.AQ27])" office:value-type="float"/>
          <table:table-cell table:formula="of:=AVERAGE([.AR3:.AR27])" office:value-type="float"/>
          <table:table-cell table:formula="of:=AVERAGE([.AS3:.AS27])" office:value-type="float"/>
          <table:table-cell table:formula="of:=AVERAGE([.AT3:.AT27])" office:value-type="float"/>
          <table:table-cell table:formula="of:=AVERAGE([.AU3:.AU27])" office:value-type="float"/>
          <table:table-cell table:formula="of:=AVERAGE([.AV3:.AV27])" office:value-type="float"/>
          <table:table-cell table:formula="of:=AVERAGE([.AW3:.AW27])" office:value-type="float"/>
          <table:table-cell table:formula="of:=AVERAGE([.AX3:.AX27])" office:value-type="float"/>
          <table:table-cell table:formula="of:=AVERAGE([.AY3:.AY27])" office:value-type="float"/>
          <table:table-cell table:formula="of:=AVERAGE([.AZ3:.AZ27])" office:value-type="float"/>
          <table:table-cell table:formula="of:=AVERAGE([.BA3:.BA27])" office:value-type="float"/>
          <table:table-cell table:formula="of:=AVERAGE([.BB3:.BB27])" office:value-type="float"/>
          <table:table-cell table:formula="of:=AVERAGE([.BC3:.BC27])" office:value-type="float"/>
          <table:table-cell table:formula="of:=AVERAGE([.BD3:.BD27])" office:value-type="float"/>
          <table:table-cell table:formula="of:=AVERAGE([.BE3:.BE27])" office:value-type="float"/>
          <table:table-cell table:formula="of:=AVERAGE([.BF3:.BF27])" office:value-type="float"/>
          <table:table-cell table:formula="of:=AVERAGE([.BG3:.BG27])" office:value-type="float"/>
          <table:table-cell table:formula="of:=AVERAGE([.BH3:.BH27])" office:value-type="float"/>
          <table:table-cell table:formula="of:=AVERAGE([.BI3:.BI27])" office:value-type="float"/>
          <table:table-cell table:formula="of:=AVERAGE([.BJ3:.BJ27])" office:value-type="float"/>
          <table:table-cell table:formula="of:=AVERAGE([.BK3:.BK27])" office:value-type="float"/>
          <table:table-cell table:formula="of:=AVERAGE([.BL3:.BL27])" office:value-type="float"/>
          <table:table-cell table:formula="of:=AVERAGE([.BM3:.BM27])" office:value-type="float"/>
          <table:table-cell table:formula="of:=AVERAGE([.BN3:.BN27])" office:value-type="float"/>
          <table:table-cell table:formula="of:=AVERAGE([.BO3:.BO27])" office:value-type="float"/>
          <table:table-cell table:formula="of:=AVERAGE([.BP3:.BP27])" office:value-type="float"/>
          <table:table-cell table:formula="of:=AVERAGE([.BQ3:.BQ27])" office:value-type="float"/>
          <table:table-cell table:formula="of:=AVERAGE([.BR3:.BR27])" office:value-type="float"/>
          <table:table-cell table:formula="of:=AVERAGE([.BS3:.BS27])" office:value-type="float"/>
          <table:table-cell table:formula="of:=AVERAGE([.BT3:.BT27])" office:value-type="float"/>
          <table:table-cell table:formula="of:=AVERAGE([.BU3:.BU27])" office:value-type="float"/>
          <table:table-cell table:formula="of:=AVERAGE([.BV3:.BV27])" office:value-type="float"/>
          <table:table-cell table:formula="of:=AVERAGE([.BW3:.BW27])" office:value-type="float"/>
          <table:table-cell table:formula="of:=AVERAGE([.BX3:.BX27])" office:value-type="float"/>
          <table:table-cell table:formula="of:=AVERAGE([.BY3:.BY27])" office:value-type="float"/>
          <table:table-cell table:formula="of:=AVERAGE([.BZ3:.BZ27])" office:value-type="float"/>
          <table:table-cell table:formula="of:=AVERAGE([.CA3:.CA27])" office:value-type="float"/>
          <table:table-cell table:formula="of:=AVERAGE([.CB3:.CB27])" office:value-type="float"/>
          <table:table-cell table:formula="of:=AVERAGE([.CC3:.CC27])" office:value-type="float"/>
          <table:table-cell table:formula="of:=AVERAGE([.CD3:.CD27])" office:value-type="float"/>
          <table:table-cell table:formula="of:=AVERAGE([.CE3:.CE27])" office:value-type="float"/>
          <table:table-cell table:formula="of:=AVERAGE([.CF3:.CF27])" office:value-type="float"/>
          <table:table-cell table:formula="of:=AVERAGE([.CG3:.CG2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7])" office:value-type="float"/>
          <table:table-cell table:formula="of:=STDEV([.C3:.C27])" office:value-type="float"/>
          <table:table-cell table:formula="of:=STDEV([.D3:.D27])" office:value-type="float"/>
          <table:table-cell table:formula="of:=STDEV([.E3:.E27])" office:value-type="float"/>
          <table:table-cell table:formula="of:=STDEV([.F3:.F27])" office:value-type="float"/>
          <table:table-cell table:formula="of:=STDEV([.G3:.G27])" office:value-type="float"/>
          <table:table-cell table:formula="of:=STDEV([.H3:.H27])" office:value-type="float"/>
          <table:table-cell table:formula="of:=STDEV([.I3:.I27])" office:value-type="float"/>
          <table:table-cell table:formula="of:=STDEV([.J3:.J27])" office:value-type="float"/>
          <table:table-cell table:formula="of:=STDEV([.K3:.K27])" office:value-type="float"/>
          <table:table-cell table:formula="of:=STDEV([.L3:.L27])" office:value-type="float"/>
          <table:table-cell table:formula="of:=STDEV([.M3:.M27])" office:value-type="float"/>
          <table:table-cell table:formula="of:=STDEV([.N3:.N27])" office:value-type="float"/>
          <table:table-cell table:formula="of:=STDEV([.O3:.O27])" office:value-type="float"/>
          <table:table-cell table:formula="of:=STDEV([.P3:.P27])" office:value-type="float"/>
          <table:table-cell table:formula="of:=STDEV([.Q3:.Q27])" office:value-type="float"/>
          <table:table-cell table:formula="of:=STDEV([.R3:.R27])" office:value-type="float"/>
          <table:table-cell table:formula="of:=STDEV([.S3:.S27])" office:value-type="float"/>
          <table:table-cell table:formula="of:=STDEV([.T3:.T27])" office:value-type="float"/>
          <table:table-cell table:formula="of:=STDEV([.U3:.U27])" office:value-type="float"/>
          <table:table-cell table:formula="of:=STDEV([.V3:.V27])" office:value-type="float"/>
          <table:table-cell table:formula="of:=STDEV([.W3:.W27])" office:value-type="float"/>
          <table:table-cell table:formula="of:=STDEV([.X3:.X27])" office:value-type="float"/>
          <table:table-cell table:formula="of:=STDEV([.Y3:.Y27])" office:value-type="float"/>
          <table:table-cell table:formula="of:=STDEV([.Z3:.Z27])" office:value-type="float"/>
          <table:table-cell table:formula="of:=STDEV([.AA3:.AA27])" office:value-type="float"/>
          <table:table-cell table:formula="of:=STDEV([.AB3:.AB27])" office:value-type="float"/>
          <table:table-cell table:formula="of:=STDEV([.AC3:.AC27])" office:value-type="float"/>
          <table:table-cell table:formula="of:=STDEV([.AD3:.AD27])" office:value-type="float"/>
          <table:table-cell table:formula="of:=STDEV([.AE3:.AE27])" office:value-type="float"/>
          <table:table-cell table:formula="of:=STDEV([.AF3:.AF27])" office:value-type="float"/>
          <table:table-cell table:formula="of:=STDEV([.AG3:.AG27])" office:value-type="float"/>
          <table:table-cell table:formula="of:=STDEV([.AH3:.AH27])" office:value-type="float"/>
          <table:table-cell table:formula="of:=STDEV([.AI3:.AI27])" office:value-type="float"/>
          <table:table-cell table:formula="of:=STDEV([.AJ3:.AJ27])" office:value-type="float"/>
          <table:table-cell table:formula="of:=STDEV([.AK3:.AK27])" office:value-type="float"/>
          <table:table-cell table:formula="of:=STDEV([.AL3:.AL27])" office:value-type="float"/>
          <table:table-cell table:formula="of:=STDEV([.AM3:.AM27])" office:value-type="float"/>
          <table:table-cell table:formula="of:=STDEV([.AN3:.AN27])" office:value-type="float"/>
          <table:table-cell table:formula="of:=STDEV([.AO3:.AO27])" office:value-type="float"/>
          <table:table-cell table:formula="of:=STDEV([.AP3:.AP27])" office:value-type="float"/>
          <table:table-cell table:formula="of:=STDEV([.AQ3:.AQ27])" office:value-type="float"/>
          <table:table-cell table:formula="of:=STDEV([.AR3:.AR27])" office:value-type="float"/>
          <table:table-cell table:formula="of:=STDEV([.AS3:.AS27])" office:value-type="float"/>
          <table:table-cell table:formula="of:=STDEV([.AT3:.AT27])" office:value-type="float"/>
          <table:table-cell table:formula="of:=STDEV([.AU3:.AU27])" office:value-type="float"/>
          <table:table-cell table:formula="of:=STDEV([.AV3:.AV27])" office:value-type="float"/>
          <table:table-cell table:formula="of:=STDEV([.AW3:.AW27])" office:value-type="float"/>
          <table:table-cell table:formula="of:=STDEV([.AX3:.AX27])" office:value-type="float"/>
          <table:table-cell table:formula="of:=STDEV([.AY3:.AY27])" office:value-type="float"/>
          <table:table-cell table:formula="of:=STDEV([.AZ3:.AZ27])" office:value-type="float"/>
          <table:table-cell table:formula="of:=STDEV([.BA3:.BA27])" office:value-type="float"/>
          <table:table-cell table:formula="of:=STDEV([.BB3:.BB27])" office:value-type="float"/>
          <table:table-cell table:formula="of:=STDEV([.BC3:.BC27])" office:value-type="float"/>
          <table:table-cell table:formula="of:=STDEV([.BD3:.BD27])" office:value-type="float"/>
          <table:table-cell table:formula="of:=STDEV([.BE3:.BE27])" office:value-type="float"/>
          <table:table-cell table:formula="of:=STDEV([.BF3:.BF27])" office:value-type="float"/>
          <table:table-cell table:formula="of:=STDEV([.BG3:.BG27])" office:value-type="float"/>
          <table:table-cell table:formula="of:=STDEV([.BH3:.BH27])" office:value-type="float"/>
          <table:table-cell table:formula="of:=STDEV([.BI3:.BI27])" office:value-type="float"/>
          <table:table-cell table:formula="of:=STDEV([.BJ3:.BJ27])" office:value-type="float"/>
          <table:table-cell table:formula="of:=STDEV([.BK3:.BK27])" office:value-type="float"/>
          <table:table-cell table:formula="of:=STDEV([.BL3:.BL27])" office:value-type="float"/>
          <table:table-cell table:formula="of:=STDEV([.BM3:.BM27])" office:value-type="float"/>
          <table:table-cell table:formula="of:=STDEV([.BN3:.BN27])" office:value-type="float"/>
          <table:table-cell table:formula="of:=STDEV([.BO3:.BO27])" office:value-type="float"/>
          <table:table-cell table:formula="of:=STDEV([.BP3:.BP27])" office:value-type="float"/>
          <table:table-cell table:formula="of:=STDEV([.BQ3:.BQ27])" office:value-type="float"/>
          <table:table-cell table:formula="of:=STDEV([.BR3:.BR27])" office:value-type="float"/>
          <table:table-cell table:formula="of:=STDEV([.BS3:.BS27])" office:value-type="float"/>
          <table:table-cell table:formula="of:=STDEV([.BT3:.BT27])" office:value-type="float"/>
          <table:table-cell table:formula="of:=STDEV([.BU3:.BU27])" office:value-type="float"/>
          <table:table-cell table:formula="of:=STDEV([.BV3:.BV27])" office:value-type="float"/>
          <table:table-cell table:formula="of:=STDEV([.BW3:.BW27])" office:value-type="float"/>
          <table:table-cell table:formula="of:=STDEV([.BX3:.BX27])" office:value-type="float"/>
          <table:table-cell table:formula="of:=STDEV([.BY3:.BY27])" office:value-type="float"/>
          <table:table-cell table:formula="of:=STDEV([.BZ3:.BZ27])" office:value-type="float"/>
          <table:table-cell table:formula="of:=STDEV([.CA3:.CA27])" office:value-type="float"/>
          <table:table-cell table:formula="of:=STDEV([.CB3:.CB27])" office:value-type="float"/>
          <table:table-cell table:formula="of:=STDEV([.CC3:.CC27])" office:value-type="float"/>
          <table:table-cell table:formula="of:=STDEV([.CD3:.CD27])" office:value-type="float"/>
          <table:table-cell table:formula="of:=STDEV([.CE3:.CE27])" office:value-type="float"/>
          <table:table-cell table:formula="of:=STDEV([.CF3:.CF27])" office:value-type="float"/>
          <table:table-cell table:formula="of:=STDEV([.CG3:.CG2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7]-[.$AR3:.$AR27])^2)^0.5" office:value-type="float"/>
          <table:table-cell table:number-matrix-columns-spanned="1" table:number-matrix-rows-spanned="1" table:formula="of:=SUM(([.C3:.C27]-[.$AS3:.$AS27])^2)^0.5" office:value-type="float"/>
          <table:table-cell table:number-matrix-columns-spanned="1" table:number-matrix-rows-spanned="1" table:formula="of:=SUM(([.D3:.D27]-[.$AT3:.$AT27])^2)^0.5" office:value-type="float"/>
          <table:table-cell table:number-matrix-columns-spanned="1" table:number-matrix-rows-spanned="1" table:formula="of:=SUM(([.E3:.E27]-[.$AU3:.$AU27])^2)^0.5" office:value-type="float"/>
          <table:table-cell table:number-matrix-columns-spanned="1" table:number-matrix-rows-spanned="1" table:formula="of:=SUM(([.F3:.F27]-[.$AV3:.$AV27])^2)^0.5" office:value-type="float"/>
          <table:table-cell table:number-matrix-columns-spanned="1" table:number-matrix-rows-spanned="1" table:formula="of:=SUM(([.G3:.G27]-[.$AW3:.$AW27])^2)^0.5" office:value-type="float"/>
          <table:table-cell table:number-matrix-columns-spanned="1" table:number-matrix-rows-spanned="1" table:formula="of:=SUM(([.H3:.H27]-[.$AX3:.$AX27])^2)^0.5" office:value-type="float"/>
          <table:table-cell table:number-matrix-columns-spanned="1" table:number-matrix-rows-spanned="1" table:formula="of:=SUM(([.I3:.I27]-[.$AY3:.$AY27])^2)^0.5" office:value-type="float"/>
          <table:table-cell table:number-matrix-columns-spanned="1" table:number-matrix-rows-spanned="1" table:formula="of:=SUM(([.J3:.J27]-[.$AZ3:.$AZ27])^2)^0.5" office:value-type="float"/>
          <table:table-cell table:number-matrix-columns-spanned="1" table:number-matrix-rows-spanned="1" table:formula="of:=SUM(([.K3:.K27]-[.$BA3:.$BA27])^2)^0.5" office:value-type="float"/>
          <table:table-cell table:number-matrix-columns-spanned="1" table:number-matrix-rows-spanned="1" table:formula="of:=SUM(([.L3:.L27]-[.$BB3:.$BB27])^2)^0.5" office:value-type="float"/>
          <table:table-cell table:number-matrix-columns-spanned="1" table:number-matrix-rows-spanned="1" table:formula="of:=SUM(([.M3:.M27]-[.$BC3:.$BC27])^2)^0.5" office:value-type="float"/>
          <table:table-cell table:number-matrix-columns-spanned="1" table:number-matrix-rows-spanned="1" table:formula="of:=SUM(([.N3:.N27]-[.$BD3:.$BD27])^2)^0.5" office:value-type="float"/>
          <table:table-cell table:number-matrix-columns-spanned="1" table:number-matrix-rows-spanned="1" table:formula="of:=SUM(([.O3:.O27]-[.$BE3:.$BE27])^2)^0.5" office:value-type="float"/>
          <table:table-cell table:number-matrix-columns-spanned="1" table:number-matrix-rows-spanned="1" table:formula="of:=SUM(([.P3:.P27]-[.$AR3:.$AR27])^2)^0.5" office:value-type="float"/>
          <table:table-cell table:number-matrix-columns-spanned="1" table:number-matrix-rows-spanned="1" table:formula="of:=SUM(([.Q3:.Q27]-[.$AS3:.$AS27])^2)^0.5" office:value-type="float"/>
          <table:table-cell table:number-matrix-columns-spanned="1" table:number-matrix-rows-spanned="1" table:formula="of:=SUM(([.R3:.R27]-[.$AT3:.$AT27])^2)^0.5" office:value-type="float"/>
          <table:table-cell table:number-matrix-columns-spanned="1" table:number-matrix-rows-spanned="1" table:formula="of:=SUM(([.S3:.S27]-[.$AU3:.$AU27])^2)^0.5" office:value-type="float"/>
          <table:table-cell table:number-matrix-columns-spanned="1" table:number-matrix-rows-spanned="1" table:formula="of:=SUM(([.T3:.T27]-[.$AV3:.$AV27])^2)^0.5" office:value-type="float"/>
          <table:table-cell table:number-matrix-columns-spanned="1" table:number-matrix-rows-spanned="1" table:formula="of:=SUM(([.U3:.U27]-[.$AW3:.$AW27])^2)^0.5" office:value-type="float"/>
          <table:table-cell table:number-matrix-columns-spanned="1" table:number-matrix-rows-spanned="1" table:formula="of:=SUM(([.V3:.V27]-[.$AX3:.$AX27])^2)^0.5" office:value-type="float"/>
          <table:table-cell table:number-matrix-columns-spanned="1" table:number-matrix-rows-spanned="1" table:formula="of:=SUM(([.W3:.W27]-[.$AY3:.$AY27])^2)^0.5" office:value-type="float"/>
          <table:table-cell table:number-matrix-columns-spanned="1" table:number-matrix-rows-spanned="1" table:formula="of:=SUM(([.X3:.X27]-[.$AZ3:.$AZ27])^2)^0.5" office:value-type="float"/>
          <table:table-cell table:number-matrix-columns-spanned="1" table:number-matrix-rows-spanned="1" table:formula="of:=SUM(([.Y3:.Y27]-[.$BA3:.$BA27])^2)^0.5" office:value-type="float"/>
          <table:table-cell table:number-matrix-columns-spanned="1" table:number-matrix-rows-spanned="1" table:formula="of:=SUM(([.Z3:.Z27]-[.$BB3:.$BB27])^2)^0.5" office:value-type="float"/>
          <table:table-cell table:number-matrix-columns-spanned="1" table:number-matrix-rows-spanned="1" table:formula="of:=SUM(([.AA3:.AA27]-[.$BC3:.$BC27])^2)^0.5" office:value-type="float"/>
          <table:table-cell table:number-matrix-columns-spanned="1" table:number-matrix-rows-spanned="1" table:formula="of:=SUM(([.AB3:.AB27]-[.$BD3:.$BD27])^2)^0.5" office:value-type="float"/>
          <table:table-cell table:number-matrix-columns-spanned="1" table:number-matrix-rows-spanned="1" table:formula="of:=SUM(([.AC3:.AC27]-[.$BE3:.$BE27])^2)^0.5" office:value-type="float"/>
          <table:table-cell table:number-matrix-columns-spanned="1" table:number-matrix-rows-spanned="1" table:formula="of:=SUM(([.AD3:.AD27]-[.$AR3:.$AR27])^2)^0.5" office:value-type="float"/>
          <table:table-cell table:number-matrix-columns-spanned="1" table:number-matrix-rows-spanned="1" table:formula="of:=SUM(([.AE3:.AE27]-[.$AS3:.$AS27])^2)^0.5" office:value-type="float"/>
          <table:table-cell table:number-matrix-columns-spanned="1" table:number-matrix-rows-spanned="1" table:formula="of:=SUM(([.AF3:.AF27]-[.$AT3:.$AT27])^2)^0.5" office:value-type="float"/>
          <table:table-cell table:number-matrix-columns-spanned="1" table:number-matrix-rows-spanned="1" table:formula="of:=SUM(([.AG3:.AG27]-[.$AU3:.$AU27])^2)^0.5" office:value-type="float"/>
          <table:table-cell table:number-matrix-columns-spanned="1" table:number-matrix-rows-spanned="1" table:formula="of:=SUM(([.AH3:.AH27]-[.$AV3:.$AV27])^2)^0.5" office:value-type="float"/>
          <table:table-cell table:number-matrix-columns-spanned="1" table:number-matrix-rows-spanned="1" table:formula="of:=SUM(([.AI3:.AI27]-[.$AW3:.$AW27])^2)^0.5" office:value-type="float"/>
          <table:table-cell table:number-matrix-columns-spanned="1" table:number-matrix-rows-spanned="1" table:formula="of:=SUM(([.AJ3:.AJ27]-[.$AX3:.$AX27])^2)^0.5" office:value-type="float"/>
          <table:table-cell table:number-matrix-columns-spanned="1" table:number-matrix-rows-spanned="1" table:formula="of:=SUM(([.AK3:.AK27]-[.$AY3:.$AY27])^2)^0.5" office:value-type="float"/>
          <table:table-cell table:number-matrix-columns-spanned="1" table:number-matrix-rows-spanned="1" table:formula="of:=SUM(([.AL3:.AL27]-[.$AZ3:.$AZ27])^2)^0.5" office:value-type="float"/>
          <table:table-cell table:number-matrix-columns-spanned="1" table:number-matrix-rows-spanned="1" table:formula="of:=SUM(([.AM3:.AM27]-[.$BA3:.$BA27])^2)^0.5" office:value-type="float"/>
          <table:table-cell table:number-matrix-columns-spanned="1" table:number-matrix-rows-spanned="1" table:formula="of:=SUM(([.AN3:.AN27]-[.$BB3:.$BB27])^2)^0.5" office:value-type="float"/>
          <table:table-cell table:number-matrix-columns-spanned="1" table:number-matrix-rows-spanned="1" table:formula="of:=SUM(([.AO3:.AO27]-[.$BC3:.$BC27])^2)^0.5" office:value-type="float"/>
          <table:table-cell table:number-matrix-columns-spanned="1" table:number-matrix-rows-spanned="1" table:formula="of:=SUM(([.AP3:.AP27]-[.$BD3:.$BD27])^2)^0.5" office:value-type="float"/>
          <table:table-cell table:number-matrix-columns-spanned="1" table:number-matrix-rows-spanned="1" table:formula="of:=SUM(([.AQ3:.AQ27]-[.$BE3:.$BE2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7]=[.$AR3:.$AR27])" office:value-type="float"/>
          <table:table-cell table:number-matrix-columns-spanned="1" table:number-matrix-rows-spanned="1" table:formula="of:=SUM([.C3:.C27]=[.$AS3:.$AS27])" office:value-type="float"/>
          <table:table-cell table:number-matrix-columns-spanned="1" table:number-matrix-rows-spanned="1" table:formula="of:=SUM([.D3:.D27]=[.$AT3:.$AT27])" office:value-type="float"/>
          <table:table-cell table:number-matrix-columns-spanned="1" table:number-matrix-rows-spanned="1" table:formula="of:=SUM([.E3:.E27]=[.$AU3:.$AU27])" office:value-type="float"/>
          <table:table-cell table:number-matrix-columns-spanned="1" table:number-matrix-rows-spanned="1" table:formula="of:=SUM([.F3:.F27]=[.$AV3:.$AV27])" office:value-type="float"/>
          <table:table-cell table:number-matrix-columns-spanned="1" table:number-matrix-rows-spanned="1" table:formula="of:=SUM([.G3:.G27]=[.$AW3:.$AW27])" office:value-type="float"/>
          <table:table-cell table:number-matrix-columns-spanned="1" table:number-matrix-rows-spanned="1" table:formula="of:=SUM([.H3:.H27]=[.$AX3:.$AX27])" office:value-type="float"/>
          <table:table-cell table:number-matrix-columns-spanned="1" table:number-matrix-rows-spanned="1" table:formula="of:=SUM([.I3:.I27]=[.$AY3:.$AY27])" office:value-type="float"/>
          <table:table-cell table:number-matrix-columns-spanned="1" table:number-matrix-rows-spanned="1" table:formula="of:=SUM([.J3:.J27]=[.$AZ3:.$AZ27])" office:value-type="float"/>
          <table:table-cell table:number-matrix-columns-spanned="1" table:number-matrix-rows-spanned="1" table:formula="of:=SUM([.K3:.K27]=[.$BA3:.$BA27])" office:value-type="float"/>
          <table:table-cell table:number-matrix-columns-spanned="1" table:number-matrix-rows-spanned="1" table:formula="of:=SUM([.L3:.L27]=[.$BB3:.$BB27])" office:value-type="float"/>
          <table:table-cell table:number-matrix-columns-spanned="1" table:number-matrix-rows-spanned="1" table:formula="of:=SUM([.M3:.M27]=[.$BC3:.$BC27])" office:value-type="float"/>
          <table:table-cell table:number-matrix-columns-spanned="1" table:number-matrix-rows-spanned="1" table:formula="of:=SUM([.N3:.N27]=[.$BD3:.$BD27])" office:value-type="float"/>
          <table:table-cell table:number-matrix-columns-spanned="1" table:number-matrix-rows-spanned="1" table:formula="of:=SUM([.O3:.O27]=[.$BE3:.$BE27])" office:value-type="float"/>
          <table:table-cell table:number-matrix-columns-spanned="1" table:number-matrix-rows-spanned="1" table:formula="of:=SUM([.P3:.P27]=[.$AR3:.$AR27])" office:value-type="float"/>
          <table:table-cell table:number-matrix-columns-spanned="1" table:number-matrix-rows-spanned="1" table:formula="of:=SUM([.Q3:.Q27]=[.$AS3:.$AS27])" office:value-type="float"/>
          <table:table-cell table:number-matrix-columns-spanned="1" table:number-matrix-rows-spanned="1" table:formula="of:=SUM([.R3:.R27]=[.$AT3:.$AT27])" office:value-type="float"/>
          <table:table-cell table:number-matrix-columns-spanned="1" table:number-matrix-rows-spanned="1" table:formula="of:=SUM([.S3:.S27]=[.$AU3:.$AU27])" office:value-type="float"/>
          <table:table-cell table:number-matrix-columns-spanned="1" table:number-matrix-rows-spanned="1" table:formula="of:=SUM([.T3:.T27]=[.$AV3:.$AV27])" office:value-type="float"/>
          <table:table-cell table:number-matrix-columns-spanned="1" table:number-matrix-rows-spanned="1" table:formula="of:=SUM([.U3:.U27]=[.$AW3:.$AW27])" office:value-type="float"/>
          <table:table-cell table:number-matrix-columns-spanned="1" table:number-matrix-rows-spanned="1" table:formula="of:=SUM([.V3:.V27]=[.$AX3:.$AX27])" office:value-type="float"/>
          <table:table-cell table:number-matrix-columns-spanned="1" table:number-matrix-rows-spanned="1" table:formula="of:=SUM([.W3:.W27]=[.$AY3:.$AY27])" office:value-type="float"/>
          <table:table-cell table:number-matrix-columns-spanned="1" table:number-matrix-rows-spanned="1" table:formula="of:=SUM([.X3:.X27]=[.$AZ3:.$AZ27])" office:value-type="float"/>
          <table:table-cell table:number-matrix-columns-spanned="1" table:number-matrix-rows-spanned="1" table:formula="of:=SUM([.Y3:.Y27]=[.$BA3:.$BA27])" office:value-type="float"/>
          <table:table-cell table:number-matrix-columns-spanned="1" table:number-matrix-rows-spanned="1" table:formula="of:=SUM([.Z3:.Z27]=[.$BB3:.$BB27])" office:value-type="float"/>
          <table:table-cell table:number-matrix-columns-spanned="1" table:number-matrix-rows-spanned="1" table:formula="of:=SUM([.AA3:.AA27]=[.$BC3:.$BC27])" office:value-type="float"/>
          <table:table-cell table:number-matrix-columns-spanned="1" table:number-matrix-rows-spanned="1" table:formula="of:=SUM([.AB3:.AB27]=[.$BD3:.$BD27])" office:value-type="float"/>
          <table:table-cell table:number-matrix-columns-spanned="1" table:number-matrix-rows-spanned="1" table:formula="of:=SUM([.AC3:.AC27]=[.$BE3:.$BE27])" office:value-type="float"/>
          <table:table-cell table:number-matrix-columns-spanned="1" table:number-matrix-rows-spanned="1" table:formula="of:=SUM([.AD3:.AD27]=[.$AR3:.$AR27])" office:value-type="float"/>
          <table:table-cell table:number-matrix-columns-spanned="1" table:number-matrix-rows-spanned="1" table:formula="of:=SUM([.AE3:.AE27]=[.$AS3:.$AS27])" office:value-type="float"/>
          <table:table-cell table:number-matrix-columns-spanned="1" table:number-matrix-rows-spanned="1" table:formula="of:=SUM([.AF3:.AF27]=[.$AT3:.$AT27])" office:value-type="float"/>
          <table:table-cell table:number-matrix-columns-spanned="1" table:number-matrix-rows-spanned="1" table:formula="of:=SUM([.AG3:.AG27]=[.$AU3:.$AU27])" office:value-type="float"/>
          <table:table-cell table:number-matrix-columns-spanned="1" table:number-matrix-rows-spanned="1" table:formula="of:=SUM([.AH3:.AH27]=[.$AV3:.$AV27])" office:value-type="float"/>
          <table:table-cell table:number-matrix-columns-spanned="1" table:number-matrix-rows-spanned="1" table:formula="of:=SUM([.AI3:.AI27]=[.$AW3:.$AW27])" office:value-type="float"/>
          <table:table-cell table:number-matrix-columns-spanned="1" table:number-matrix-rows-spanned="1" table:formula="of:=SUM([.AJ3:.AJ27]=[.$AX3:.$AX27])" office:value-type="float"/>
          <table:table-cell table:number-matrix-columns-spanned="1" table:number-matrix-rows-spanned="1" table:formula="of:=SUM([.AK3:.AK27]=[.$AY3:.$AY27])" office:value-type="float"/>
          <table:table-cell table:number-matrix-columns-spanned="1" table:number-matrix-rows-spanned="1" table:formula="of:=SUM([.AL3:.AL27]=[.$AZ3:.$AZ27])" office:value-type="float"/>
          <table:table-cell table:number-matrix-columns-spanned="1" table:number-matrix-rows-spanned="1" table:formula="of:=SUM([.AM3:.AM27]=[.$BA3:.$BA27])" office:value-type="float"/>
          <table:table-cell table:number-matrix-columns-spanned="1" table:number-matrix-rows-spanned="1" table:formula="of:=SUM([.AN3:.AN27]=[.$BB3:.$BB27])" office:value-type="float"/>
          <table:table-cell table:number-matrix-columns-spanned="1" table:number-matrix-rows-spanned="1" table:formula="of:=SUM([.AO3:.AO27]=[.$BC3:.$BC27])" office:value-type="float"/>
          <table:table-cell table:number-matrix-columns-spanned="1" table:number-matrix-rows-spanned="1" table:formula="of:=SUM([.AP3:.AP27]=[.$BD3:.$BD27])" office:value-type="float"/>
          <table:table-cell table:number-matrix-columns-spanned="1" table:number-matrix-rows-spanned="1" table:formula="of:=SUM([.AQ3:.AQ27]=[.$BE3:.$BE2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7]&lt;[.$BF3:.$BF27])" office:value-type="float"/>
          <table:table-cell table:number-matrix-columns-spanned="1" table:number-matrix-rows-spanned="1" table:formula="of:=SUM([.C3:.C27]&lt;[.$BG3:.$BG27])" office:value-type="float"/>
          <table:table-cell table:number-matrix-columns-spanned="1" table:number-matrix-rows-spanned="1" table:formula="of:=SUM([.D3:.D27]&lt;[.$BH3:.$BH27])" office:value-type="float"/>
          <table:table-cell table:number-matrix-columns-spanned="1" table:number-matrix-rows-spanned="1" table:formula="of:=SUM([.E3:.E27]&lt;[.$BI3:.$BI27])" office:value-type="float"/>
          <table:table-cell table:number-matrix-columns-spanned="1" table:number-matrix-rows-spanned="1" table:formula="of:=SUM([.F3:.F27]&lt;[.$BJ3:.$BJ27])" office:value-type="float"/>
          <table:table-cell table:number-matrix-columns-spanned="1" table:number-matrix-rows-spanned="1" table:formula="of:=SUM([.G3:.G27]&lt;[.$BK3:.$BK27])" office:value-type="float"/>
          <table:table-cell table:number-matrix-columns-spanned="1" table:number-matrix-rows-spanned="1" table:formula="of:=SUM([.H3:.H27]&lt;[.$BL3:.$BL27])" office:value-type="float"/>
          <table:table-cell table:number-matrix-columns-spanned="1" table:number-matrix-rows-spanned="1" table:formula="of:=SUM([.I3:.I27]&lt;[.$BM3:.$BM27])" office:value-type="float"/>
          <table:table-cell table:number-matrix-columns-spanned="1" table:number-matrix-rows-spanned="1" table:formula="of:=SUM([.J3:.J27]&lt;[.$BN3:.$BN27])" office:value-type="float"/>
          <table:table-cell table:number-matrix-columns-spanned="1" table:number-matrix-rows-spanned="1" table:formula="of:=SUM([.K3:.K27]&lt;[.$BO3:.$BO27])" office:value-type="float"/>
          <table:table-cell table:number-matrix-columns-spanned="1" table:number-matrix-rows-spanned="1" table:formula="of:=SUM([.L3:.L27]&lt;[.$BP3:.$BP27])" office:value-type="float"/>
          <table:table-cell table:number-matrix-columns-spanned="1" table:number-matrix-rows-spanned="1" table:formula="of:=SUM([.M3:.M27]&lt;[.$BQ3:.$BQ27])" office:value-type="float"/>
          <table:table-cell table:number-matrix-columns-spanned="1" table:number-matrix-rows-spanned="1" table:formula="of:=SUM([.N3:.N27]&lt;[.$BR3:.$BR27])" office:value-type="float"/>
          <table:table-cell table:number-matrix-columns-spanned="1" table:number-matrix-rows-spanned="1" table:formula="of:=SUM([.O3:.O27]&lt;[.$BS3:.$BS27])" office:value-type="float"/>
          <table:table-cell table:number-matrix-columns-spanned="1" table:number-matrix-rows-spanned="1" table:formula="of:=SUM([.P3:.P27]&lt;[.$BF3:.$BF27])" office:value-type="float"/>
          <table:table-cell table:number-matrix-columns-spanned="1" table:number-matrix-rows-spanned="1" table:formula="of:=SUM([.Q3:.Q27]&lt;[.$BG3:.$BG27])" office:value-type="float"/>
          <table:table-cell table:number-matrix-columns-spanned="1" table:number-matrix-rows-spanned="1" table:formula="of:=SUM([.R3:.R27]&lt;[.$BH3:.$BH27])" office:value-type="float"/>
          <table:table-cell table:number-matrix-columns-spanned="1" table:number-matrix-rows-spanned="1" table:formula="of:=SUM([.S3:.S27]&lt;[.$BI3:.$BI27])" office:value-type="float"/>
          <table:table-cell table:number-matrix-columns-spanned="1" table:number-matrix-rows-spanned="1" table:formula="of:=SUM([.T3:.T27]&lt;[.$BJ3:.$BJ27])" office:value-type="float"/>
          <table:table-cell table:number-matrix-columns-spanned="1" table:number-matrix-rows-spanned="1" table:formula="of:=SUM([.U3:.U27]&lt;[.$BK3:.$BK27])" office:value-type="float"/>
          <table:table-cell table:number-matrix-columns-spanned="1" table:number-matrix-rows-spanned="1" table:formula="of:=SUM([.V3:.V27]&lt;[.$BL3:.$BL27])" office:value-type="float"/>
          <table:table-cell table:number-matrix-columns-spanned="1" table:number-matrix-rows-spanned="1" table:formula="of:=SUM([.W3:.W27]&lt;[.$BM3:.$BM27])" office:value-type="float"/>
          <table:table-cell table:number-matrix-columns-spanned="1" table:number-matrix-rows-spanned="1" table:formula="of:=SUM([.X3:.X27]&lt;[.$BN3:.$BN27])" office:value-type="float"/>
          <table:table-cell table:number-matrix-columns-spanned="1" table:number-matrix-rows-spanned="1" table:formula="of:=SUM([.Y3:.Y27]&lt;[.$BO3:.$BO27])" office:value-type="float"/>
          <table:table-cell table:number-matrix-columns-spanned="1" table:number-matrix-rows-spanned="1" table:formula="of:=SUM([.Z3:.Z27]&lt;[.$BP3:.$BP27])" office:value-type="float"/>
          <table:table-cell table:number-matrix-columns-spanned="1" table:number-matrix-rows-spanned="1" table:formula="of:=SUM([.AA3:.AA27]&lt;[.$BQ3:.$BQ27])" office:value-type="float"/>
          <table:table-cell table:number-matrix-columns-spanned="1" table:number-matrix-rows-spanned="1" table:formula="of:=SUM([.AB3:.AB27]&lt;[.$BR3:.$BR27])" office:value-type="float"/>
          <table:table-cell table:number-matrix-columns-spanned="1" table:number-matrix-rows-spanned="1" table:formula="of:=SUM([.AC3:.AC27]&lt;[.$BS3:.$BS27])" office:value-type="float"/>
          <table:table-cell table:number-matrix-columns-spanned="1" table:number-matrix-rows-spanned="1" table:formula="of:=SUM([.AD3:.AD27]&lt;[.$BF3:.$BF27])" office:value-type="float"/>
          <table:table-cell table:number-matrix-columns-spanned="1" table:number-matrix-rows-spanned="1" table:formula="of:=SUM([.AE3:.AE27]&lt;[.$BG3:.$BG27])" office:value-type="float"/>
          <table:table-cell table:number-matrix-columns-spanned="1" table:number-matrix-rows-spanned="1" table:formula="of:=SUM([.AF3:.AF27]&lt;[.$BH3:.$BH27])" office:value-type="float"/>
          <table:table-cell table:number-matrix-columns-spanned="1" table:number-matrix-rows-spanned="1" table:formula="of:=SUM([.AG3:.AG27]&lt;[.$BI3:.$BI27])" office:value-type="float"/>
          <table:table-cell table:number-matrix-columns-spanned="1" table:number-matrix-rows-spanned="1" table:formula="of:=SUM([.AH3:.AH27]&lt;[.$BJ3:.$BJ27])" office:value-type="float"/>
          <table:table-cell table:number-matrix-columns-spanned="1" table:number-matrix-rows-spanned="1" table:formula="of:=SUM([.AI3:.AI27]&lt;[.$BK3:.$BK27])" office:value-type="float"/>
          <table:table-cell table:number-matrix-columns-spanned="1" table:number-matrix-rows-spanned="1" table:formula="of:=SUM([.AJ3:.AJ27]&lt;[.$BL3:.$BL27])" office:value-type="float"/>
          <table:table-cell table:number-matrix-columns-spanned="1" table:number-matrix-rows-spanned="1" table:formula="of:=SUM([.AK3:.AK27]&lt;[.$BM3:.$BM27])" office:value-type="float"/>
          <table:table-cell table:number-matrix-columns-spanned="1" table:number-matrix-rows-spanned="1" table:formula="of:=SUM([.AL3:.AL27]&lt;[.$BN3:.$BN27])" office:value-type="float"/>
          <table:table-cell table:number-matrix-columns-spanned="1" table:number-matrix-rows-spanned="1" table:formula="of:=SUM([.AM3:.AM27]&lt;[.$BO3:.$BO27])" office:value-type="float"/>
          <table:table-cell table:number-matrix-columns-spanned="1" table:number-matrix-rows-spanned="1" table:formula="of:=SUM([.AN3:.AN27]&lt;[.$BP3:.$BP27])" office:value-type="float"/>
          <table:table-cell table:number-matrix-columns-spanned="1" table:number-matrix-rows-spanned="1" table:formula="of:=SUM([.AO3:.AO27]&lt;[.$BQ3:.$BQ27])" office:value-type="float"/>
          <table:table-cell table:number-matrix-columns-spanned="1" table:number-matrix-rows-spanned="1" table:formula="of:=SUM([.AP3:.AP27]&lt;[.$BR3:.$BR27])" office:value-type="float"/>
          <table:table-cell table:number-matrix-columns-spanned="1" table:number-matrix-rows-spanned="1" table:formula="of:=SUM([.AQ3:.AQ27]&lt;[.$BS3:.$BS2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7]&gt;[.$BF3:.$BF27])" office:value-type="float"/>
          <table:table-cell table:number-matrix-columns-spanned="1" table:number-matrix-rows-spanned="1" table:formula="of:=SUM([.C3:.C27]&gt;[.$BG3:.$BG27])" office:value-type="float"/>
          <table:table-cell table:number-matrix-columns-spanned="1" table:number-matrix-rows-spanned="1" table:formula="of:=SUM([.D3:.D27]&gt;[.$BH3:.$BH27])" office:value-type="float"/>
          <table:table-cell table:number-matrix-columns-spanned="1" table:number-matrix-rows-spanned="1" table:formula="of:=SUM([.E3:.E27]&gt;[.$BI3:.$BI27])" office:value-type="float"/>
          <table:table-cell table:number-matrix-columns-spanned="1" table:number-matrix-rows-spanned="1" table:formula="of:=SUM([.F3:.F27]&gt;[.$BJ3:.$BJ27])" office:value-type="float"/>
          <table:table-cell table:number-matrix-columns-spanned="1" table:number-matrix-rows-spanned="1" table:formula="of:=SUM([.G3:.G27]&gt;[.$BK3:.$BK27])" office:value-type="float"/>
          <table:table-cell table:number-matrix-columns-spanned="1" table:number-matrix-rows-spanned="1" table:formula="of:=SUM([.H3:.H27]&gt;[.$BL3:.$BL27])" office:value-type="float"/>
          <table:table-cell table:number-matrix-columns-spanned="1" table:number-matrix-rows-spanned="1" table:formula="of:=SUM([.I3:.I27]&gt;[.$BM3:.$BM27])" office:value-type="float"/>
          <table:table-cell table:number-matrix-columns-spanned="1" table:number-matrix-rows-spanned="1" table:formula="of:=SUM([.J3:.J27]&gt;[.$BN3:.$BN27])" office:value-type="float"/>
          <table:table-cell table:number-matrix-columns-spanned="1" table:number-matrix-rows-spanned="1" table:formula="of:=SUM([.K3:.K27]&gt;[.$BO3:.$BO27])" office:value-type="float"/>
          <table:table-cell table:number-matrix-columns-spanned="1" table:number-matrix-rows-spanned="1" table:formula="of:=SUM([.L3:.L27]&gt;[.$BP3:.$BP27])" office:value-type="float"/>
          <table:table-cell table:number-matrix-columns-spanned="1" table:number-matrix-rows-spanned="1" table:formula="of:=SUM([.M3:.M27]&gt;[.$BQ3:.$BQ27])" office:value-type="float"/>
          <table:table-cell table:number-matrix-columns-spanned="1" table:number-matrix-rows-spanned="1" table:formula="of:=SUM([.N3:.N27]&gt;[.$BR3:.$BR27])" office:value-type="float"/>
          <table:table-cell table:number-matrix-columns-spanned="1" table:number-matrix-rows-spanned="1" table:formula="of:=SUM([.O3:.O27]&gt;[.$BS3:.$BS27])" office:value-type="float"/>
          <table:table-cell table:number-matrix-columns-spanned="1" table:number-matrix-rows-spanned="1" table:formula="of:=SUM([.P3:.P27]&gt;[.$BF3:.$BF27])" office:value-type="float"/>
          <table:table-cell table:number-matrix-columns-spanned="1" table:number-matrix-rows-spanned="1" table:formula="of:=SUM([.Q3:.Q27]&gt;[.$BG3:.$BG27])" office:value-type="float"/>
          <table:table-cell table:number-matrix-columns-spanned="1" table:number-matrix-rows-spanned="1" table:formula="of:=SUM([.R3:.R27]&gt;[.$BH3:.$BH27])" office:value-type="float"/>
          <table:table-cell table:number-matrix-columns-spanned="1" table:number-matrix-rows-spanned="1" table:formula="of:=SUM([.S3:.S27]&gt;[.$BI3:.$BI27])" office:value-type="float"/>
          <table:table-cell table:number-matrix-columns-spanned="1" table:number-matrix-rows-spanned="1" table:formula="of:=SUM([.T3:.T27]&gt;[.$BJ3:.$BJ27])" office:value-type="float"/>
          <table:table-cell table:number-matrix-columns-spanned="1" table:number-matrix-rows-spanned="1" table:formula="of:=SUM([.U3:.U27]&gt;[.$BK3:.$BK27])" office:value-type="float"/>
          <table:table-cell table:number-matrix-columns-spanned="1" table:number-matrix-rows-spanned="1" table:formula="of:=SUM([.V3:.V27]&gt;[.$BL3:.$BL27])" office:value-type="float"/>
          <table:table-cell table:number-matrix-columns-spanned="1" table:number-matrix-rows-spanned="1" table:formula="of:=SUM([.W3:.W27]&gt;[.$BM3:.$BM27])" office:value-type="float"/>
          <table:table-cell table:number-matrix-columns-spanned="1" table:number-matrix-rows-spanned="1" table:formula="of:=SUM([.X3:.X27]&gt;[.$BN3:.$BN27])" office:value-type="float"/>
          <table:table-cell table:number-matrix-columns-spanned="1" table:number-matrix-rows-spanned="1" table:formula="of:=SUM([.Y3:.Y27]&gt;[.$BO3:.$BO27])" office:value-type="float"/>
          <table:table-cell table:number-matrix-columns-spanned="1" table:number-matrix-rows-spanned="1" table:formula="of:=SUM([.Z3:.Z27]&gt;[.$BP3:.$BP27])" office:value-type="float"/>
          <table:table-cell table:number-matrix-columns-spanned="1" table:number-matrix-rows-spanned="1" table:formula="of:=SUM([.AA3:.AA27]&gt;[.$BQ3:.$BQ27])" office:value-type="float"/>
          <table:table-cell table:number-matrix-columns-spanned="1" table:number-matrix-rows-spanned="1" table:formula="of:=SUM([.AB3:.AB27]&gt;[.$BR3:.$BR27])" office:value-type="float"/>
          <table:table-cell table:number-matrix-columns-spanned="1" table:number-matrix-rows-spanned="1" table:formula="of:=SUM([.AC3:.AC27]&gt;[.$BS3:.$BS27])" office:value-type="float"/>
          <table:table-cell table:number-matrix-columns-spanned="1" table:number-matrix-rows-spanned="1" table:formula="of:=SUM([.AD3:.AD27]&gt;[.$BF3:.$BF27])" office:value-type="float"/>
          <table:table-cell table:number-matrix-columns-spanned="1" table:number-matrix-rows-spanned="1" table:formula="of:=SUM([.AE3:.AE27]&gt;[.$BG3:.$BG27])" office:value-type="float"/>
          <table:table-cell table:number-matrix-columns-spanned="1" table:number-matrix-rows-spanned="1" table:formula="of:=SUM([.AF3:.AF27]&gt;[.$BH3:.$BH27])" office:value-type="float"/>
          <table:table-cell table:number-matrix-columns-spanned="1" table:number-matrix-rows-spanned="1" table:formula="of:=SUM([.AG3:.AG27]&gt;[.$BI3:.$BI27])" office:value-type="float"/>
          <table:table-cell table:number-matrix-columns-spanned="1" table:number-matrix-rows-spanned="1" table:formula="of:=SUM([.AH3:.AH27]&gt;[.$BJ3:.$BJ27])" office:value-type="float"/>
          <table:table-cell table:number-matrix-columns-spanned="1" table:number-matrix-rows-spanned="1" table:formula="of:=SUM([.AI3:.AI27]&gt;[.$BK3:.$BK27])" office:value-type="float"/>
          <table:table-cell table:number-matrix-columns-spanned="1" table:number-matrix-rows-spanned="1" table:formula="of:=SUM([.AJ3:.AJ27]&gt;[.$BL3:.$BL27])" office:value-type="float"/>
          <table:table-cell table:number-matrix-columns-spanned="1" table:number-matrix-rows-spanned="1" table:formula="of:=SUM([.AK3:.AK27]&gt;[.$BM3:.$BM27])" office:value-type="float"/>
          <table:table-cell table:number-matrix-columns-spanned="1" table:number-matrix-rows-spanned="1" table:formula="of:=SUM([.AL3:.AL27]&gt;[.$BN3:.$BN27])" office:value-type="float"/>
          <table:table-cell table:number-matrix-columns-spanned="1" table:number-matrix-rows-spanned="1" table:formula="of:=SUM([.AM3:.AM27]&gt;[.$BO3:.$BO27])" office:value-type="float"/>
          <table:table-cell table:number-matrix-columns-spanned="1" table:number-matrix-rows-spanned="1" table:formula="of:=SUM([.AN3:.AN27]&gt;[.$BP3:.$BP27])" office:value-type="float"/>
          <table:table-cell table:number-matrix-columns-spanned="1" table:number-matrix-rows-spanned="1" table:formula="of:=SUM([.AO3:.AO27]&gt;[.$BQ3:.$BQ27])" office:value-type="float"/>
          <table:table-cell table:number-matrix-columns-spanned="1" table:number-matrix-rows-spanned="1" table:formula="of:=SUM([.AP3:.AP27]&gt;[.$BR3:.$BR27])" office:value-type="float"/>
          <table:table-cell table:number-matrix-columns-spanned="1" table:number-matrix-rows-spanned="1" table:formula="of:=SUM([.AQ3:.AQ27]&gt;[.$BS3:.$BS2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7]=[.$BT3:.$BT27])" office:value-type="float"/>
          <table:table-cell table:number-matrix-columns-spanned="1" table:number-matrix-rows-spanned="1" table:formula="of:=SUM([.C3:.C27]=[.$BU3:.$BU27])" office:value-type="float"/>
          <table:table-cell table:number-matrix-columns-spanned="1" table:number-matrix-rows-spanned="1" table:formula="of:=SUM([.D3:.D27]=[.$BV3:.$BV27])" office:value-type="float"/>
          <table:table-cell table:number-matrix-columns-spanned="1" table:number-matrix-rows-spanned="1" table:formula="of:=SUM([.E3:.E27]=[.$BW3:.$BW27])" office:value-type="float"/>
          <table:table-cell table:number-matrix-columns-spanned="1" table:number-matrix-rows-spanned="1" table:formula="of:=SUM([.F3:.F27]=[.$BX3:.$BX27])" office:value-type="float"/>
          <table:table-cell table:number-matrix-columns-spanned="1" table:number-matrix-rows-spanned="1" table:formula="of:=SUM([.G3:.G27]=[.$BY3:.$BY27])" office:value-type="float"/>
          <table:table-cell table:number-matrix-columns-spanned="1" table:number-matrix-rows-spanned="1" table:formula="of:=SUM([.H3:.H27]=[.$BZ3:.$BZ27])" office:value-type="float"/>
          <table:table-cell table:number-matrix-columns-spanned="1" table:number-matrix-rows-spanned="1" table:formula="of:=SUM([.I3:.I27]=[.$CA3:.$CA27])" office:value-type="float"/>
          <table:table-cell table:number-matrix-columns-spanned="1" table:number-matrix-rows-spanned="1" table:formula="of:=SUM([.J3:.J27]=[.$CB3:.$CB27])" office:value-type="float"/>
          <table:table-cell table:number-matrix-columns-spanned="1" table:number-matrix-rows-spanned="1" table:formula="of:=SUM([.K3:.K27]=[.$CC3:.$CC27])" office:value-type="float"/>
          <table:table-cell table:number-matrix-columns-spanned="1" table:number-matrix-rows-spanned="1" table:formula="of:=SUM([.L3:.L27]=[.$CD3:.$CD27])" office:value-type="float"/>
          <table:table-cell table:number-matrix-columns-spanned="1" table:number-matrix-rows-spanned="1" table:formula="of:=SUM([.M3:.M27]=[.$CE3:.$CE27])" office:value-type="float"/>
          <table:table-cell table:number-matrix-columns-spanned="1" table:number-matrix-rows-spanned="1" table:formula="of:=SUM([.N3:.N27]=[.$CF3:.$CF27])" office:value-type="float"/>
          <table:table-cell table:number-matrix-columns-spanned="1" table:number-matrix-rows-spanned="1" table:formula="of:=SUM([.O3:.O27]=[.$CG3:.$CG27])" office:value-type="float"/>
          <table:table-cell table:number-matrix-columns-spanned="1" table:number-matrix-rows-spanned="1" table:formula="of:=SUM([.P3:.P27]=[.$BT3:.$BT27])" office:value-type="float"/>
          <table:table-cell table:number-matrix-columns-spanned="1" table:number-matrix-rows-spanned="1" table:formula="of:=SUM([.Q3:.Q27]=[.$BU3:.$BU27])" office:value-type="float"/>
          <table:table-cell table:number-matrix-columns-spanned="1" table:number-matrix-rows-spanned="1" table:formula="of:=SUM([.R3:.R27]=[.$BV3:.$BV27])" office:value-type="float"/>
          <table:table-cell table:number-matrix-columns-spanned="1" table:number-matrix-rows-spanned="1" table:formula="of:=SUM([.S3:.S27]=[.$BW3:.$BW27])" office:value-type="float"/>
          <table:table-cell table:number-matrix-columns-spanned="1" table:number-matrix-rows-spanned="1" table:formula="of:=SUM([.T3:.T27]=[.$BX3:.$BX27])" office:value-type="float"/>
          <table:table-cell table:number-matrix-columns-spanned="1" table:number-matrix-rows-spanned="1" table:formula="of:=SUM([.U3:.U27]=[.$BY3:.$BY27])" office:value-type="float"/>
          <table:table-cell table:number-matrix-columns-spanned="1" table:number-matrix-rows-spanned="1" table:formula="of:=SUM([.V3:.V27]=[.$BZ3:.$BZ27])" office:value-type="float"/>
          <table:table-cell table:number-matrix-columns-spanned="1" table:number-matrix-rows-spanned="1" table:formula="of:=SUM([.W3:.W27]=[.$CA3:.$CA27])" office:value-type="float"/>
          <table:table-cell table:number-matrix-columns-spanned="1" table:number-matrix-rows-spanned="1" table:formula="of:=SUM([.X3:.X27]=[.$CB3:.$CB27])" office:value-type="float"/>
          <table:table-cell table:number-matrix-columns-spanned="1" table:number-matrix-rows-spanned="1" table:formula="of:=SUM([.Y3:.Y27]=[.$CC3:.$CC27])" office:value-type="float"/>
          <table:table-cell table:number-matrix-columns-spanned="1" table:number-matrix-rows-spanned="1" table:formula="of:=SUM([.Z3:.Z27]=[.$CD3:.$CD27])" office:value-type="float"/>
          <table:table-cell table:number-matrix-columns-spanned="1" table:number-matrix-rows-spanned="1" table:formula="of:=SUM([.AA3:.AA27]=[.$CE3:.$CE27])" office:value-type="float"/>
          <table:table-cell table:number-matrix-columns-spanned="1" table:number-matrix-rows-spanned="1" table:formula="of:=SUM([.AB3:.AB27]=[.$CF3:.$CF27])" office:value-type="float"/>
          <table:table-cell table:number-matrix-columns-spanned="1" table:number-matrix-rows-spanned="1" table:formula="of:=SUM([.AC3:.AC27]=[.$CG3:.$CG27])" office:value-type="float"/>
          <table:table-cell table:number-matrix-columns-spanned="1" table:number-matrix-rows-spanned="1" table:formula="of:=SUM([.AD3:.AD27]=[.$BT3:.$BT27])" office:value-type="float"/>
          <table:table-cell table:number-matrix-columns-spanned="1" table:number-matrix-rows-spanned="1" table:formula="of:=SUM([.AE3:.AE27]=[.$BU3:.$BU27])" office:value-type="float"/>
          <table:table-cell table:number-matrix-columns-spanned="1" table:number-matrix-rows-spanned="1" table:formula="of:=SUM([.AF3:.AF27]=[.$BV3:.$BV27])" office:value-type="float"/>
          <table:table-cell table:number-matrix-columns-spanned="1" table:number-matrix-rows-spanned="1" table:formula="of:=SUM([.AG3:.AG27]=[.$BW3:.$BW27])" office:value-type="float"/>
          <table:table-cell table:number-matrix-columns-spanned="1" table:number-matrix-rows-spanned="1" table:formula="of:=SUM([.AH3:.AH27]=[.$BX3:.$BX27])" office:value-type="float"/>
          <table:table-cell table:number-matrix-columns-spanned="1" table:number-matrix-rows-spanned="1" table:formula="of:=SUM([.AI3:.AI27]=[.$BY3:.$BY27])" office:value-type="float"/>
          <table:table-cell table:number-matrix-columns-spanned="1" table:number-matrix-rows-spanned="1" table:formula="of:=SUM([.AJ3:.AJ27]=[.$BZ3:.$BZ27])" office:value-type="float"/>
          <table:table-cell table:number-matrix-columns-spanned="1" table:number-matrix-rows-spanned="1" table:formula="of:=SUM([.AK3:.AK27]=[.$CA3:.$CA27])" office:value-type="float"/>
          <table:table-cell table:number-matrix-columns-spanned="1" table:number-matrix-rows-spanned="1" table:formula="of:=SUM([.AL3:.AL27]=[.$CB3:.$CB27])" office:value-type="float"/>
          <table:table-cell table:number-matrix-columns-spanned="1" table:number-matrix-rows-spanned="1" table:formula="of:=SUM([.AM3:.AM27]=[.$CC3:.$CC27])" office:value-type="float"/>
          <table:table-cell table:number-matrix-columns-spanned="1" table:number-matrix-rows-spanned="1" table:formula="of:=SUM([.AN3:.AN27]=[.$CD3:.$CD27])" office:value-type="float"/>
          <table:table-cell table:number-matrix-columns-spanned="1" table:number-matrix-rows-spanned="1" table:formula="of:=SUM([.AO3:.AO27]=[.$CE3:.$CE27])" office:value-type="float"/>
          <table:table-cell table:number-matrix-columns-spanned="1" table:number-matrix-rows-spanned="1" table:formula="of:=SUM([.AP3:.AP27]=[.$CF3:.$CF27])" office:value-type="float"/>
          <table:table-cell table:number-matrix-columns-spanned="1" table:number-matrix-rows-spanned="1" table:formula="of:=SUM([.AQ3:.AQ27]=[.$CG3:.$CG2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10_r2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SUM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SUM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10_y12_r20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AVERAGE([Instances.S8:Instances.S12])" office:value-type="float"/>
          <table:table-cell table:formula="of:=SUM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AVERAGE([Instances.Z8:Instances.Z12])" office:value-type="float"/>
          <table:table-cell table:formula="of:=AVERAGE([Instances.AA8:Instances.AA12])" office:value-type="float"/>
          <table:table-cell table:formula="of:=AVERAGE([Instances.AB8:Instances.AB12])" office:value-type="float"/>
          <table:table-cell table:formula="of:=AVERAGE([Instances.AC8:Instances.AC12])" office:value-type="float"/>
          <table:table-cell table:formula="of:=AVERAGE([Instances.AD8:Instances.AD12])" office:value-type="float"/>
          <table:table-cell table:formula="of:=AVERAGE([Instances.AE8:Instances.AE12])" office:value-type="float"/>
          <table:table-cell table:formula="of:=AVERAGE([Instances.AF8:Instances.AF12])" office:value-type="float"/>
          <table:table-cell table:formula="of:=AVERAGE([Instances.AG8:Instances.AG12])" office:value-type="float"/>
          <table:table-cell table:formula="of:=SUM([Instances.AH8:Instances.AH12])" office:value-type="float"/>
          <table:table-cell table:formula="of:=AVERAGE([Instances.AI8:Instances.AI12])" office:value-type="float"/>
          <table:table-cell table:formula="of:=AVERAGE([Instances.AJ8:Instances.AJ12])" office:value-type="float"/>
          <table:table-cell table:formula="of:=AVERAGE([Instances.AK8:Instances.AK12])" office:value-type="float"/>
          <table:table-cell table:formula="of:=AVERAGE([Instances.AL8:Instances.AL12])" office:value-type="float"/>
          <table:table-cell table:formula="of:=AVERAGE([Instances.AM8:Instances.AM12])" office:value-type="float"/>
          <table:table-cell table:formula="of:=AVERAGE([Instances.AN8:Instances.AN12])" office:value-type="float"/>
          <table:table-cell table:formula="of:=AVERAGE([Instances.AO8:Instances.AO12])" office:value-type="float"/>
          <table:table-cell table:formula="of:=AVERAGE([Instances.AP8:Instances.AP12])" office:value-type="float"/>
          <table:table-cell table:formula="of:=AVERAGE([Instances.AQ8:Instances.AQ12])" office:value-type="float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AVERAGE([Instances.P13:Instances.P17])" office:value-type="float"/>
          <table:table-cell table:formula="of:=AVERAGE([Instances.Q13:Instances.Q17])" office:value-type="float"/>
          <table:table-cell table:formula="of:=AVERAGE([Instances.R13:Instances.R17])" office:value-type="float"/>
          <table:table-cell table:formula="of:=AVERAGE([Instances.S13:Instances.S17])" office:value-type="float"/>
          <table:table-cell table:formula="of:=SUM([Instances.T13:Instances.T17])" office:value-type="float"/>
          <table:table-cell table:formula="of:=AVERAGE([Instances.U13:Instances.U17])" office:value-type="float"/>
          <table:table-cell table:formula="of:=AVERAGE([Instances.V13:Instances.V17])" office:value-type="float"/>
          <table:table-cell table:formula="of:=AVERAGE([Instances.W13:Instances.W17])" office:value-type="float"/>
          <table:table-cell table:formula="of:=AVERAGE([Instances.X13:Instances.X17])" office:value-type="float"/>
          <table:table-cell table:formula="of:=AVERAGE([Instances.Y13:Instances.Y17])" office:value-type="float"/>
          <table:table-cell table:formula="of:=AVERAGE([Instances.Z13:Instances.Z17])" office:value-type="float"/>
          <table:table-cell table:formula="of:=AVERAGE([Instances.AA13:Instances.AA17])" office:value-type="float"/>
          <table:table-cell table:formula="of:=AVERAGE([Instances.AB13:Instances.AB17])" office:value-type="float"/>
          <table:table-cell table:formula="of:=AVERAGE([Instances.AC13:Instances.AC17])" office:value-type="float"/>
          <table:table-cell table:formula="of:=AVERAGE([Instances.AD13:Instances.AD17])" office:value-type="float"/>
          <table:table-cell table:formula="of:=AVERAGE([Instances.AE13:Instances.AE17])" office:value-type="float"/>
          <table:table-cell table:formula="of:=AVERAGE([Instances.AF13:Instances.AF17])" office:value-type="float"/>
          <table:table-cell table:formula="of:=AVERAGE([Instances.AG13:Instances.AG17])" office:value-type="float"/>
          <table:table-cell table:formula="of:=SUM([Instances.AH13:Instances.AH17])" office:value-type="float"/>
          <table:table-cell table:formula="of:=AVERAGE([Instances.AI13:Instances.AI17])" office:value-type="float"/>
          <table:table-cell table:formula="of:=AVERAGE([Instances.AJ13:Instances.AJ17])" office:value-type="float"/>
          <table:table-cell table:formula="of:=AVERAGE([Instances.AK13:Instances.AK17])" office:value-type="float"/>
          <table:table-cell table:formula="of:=AVERAGE([Instances.AL13:Instances.AL17])" office:value-type="float"/>
          <table:table-cell table:formula="of:=AVERAGE([Instances.AM13:Instances.AM17])" office:value-type="float"/>
          <table:table-cell table:formula="of:=AVERAGE([Instances.AN13:Instances.AN17])" office:value-type="float"/>
          <table:table-cell table:formula="of:=AVERAGE([Instances.AO13:Instances.AO17])" office:value-type="float"/>
          <table:table-cell table:formula="of:=AVERAGE([Instances.AP13:Instances.AP17])" office:value-type="float"/>
          <table:table-cell table:formula="of:=AVERAGE([Instances.AQ13:Instances.AQ17])" office:value-type="float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10_y9_r20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SUM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AVERAGE([Instances.O18:Instances.O22])" office:value-type="float"/>
          <table:table-cell table:formula="of:=AVERAGE([Instances.P18:Instances.P22])" office:value-type="float"/>
          <table:table-cell table:formula="of:=AVERAGE([Instances.Q18:Instances.Q22])" office:value-type="float"/>
          <table:table-cell table:formula="of:=AVERAGE([Instances.R18:Instances.R22])" office:value-type="float"/>
          <table:table-cell table:formula="of:=AVERAGE([Instances.S18:Instances.S22])" office:value-type="float"/>
          <table:table-cell table:formula="of:=SUM([Instances.T18:Instances.T22])" office:value-type="float"/>
          <table:table-cell table:formula="of:=AVERAGE([Instances.U18:Instances.U22])" office:value-type="float"/>
          <table:table-cell table:formula="of:=AVERAGE([Instances.V18:Instances.V22])" office:value-type="float"/>
          <table:table-cell table:formula="of:=AVERAGE([Instances.W18:Instances.W22])" office:value-type="float"/>
          <table:table-cell table:formula="of:=AVERAGE([Instances.X18:Instances.X22])" office:value-type="float"/>
          <table:table-cell table:formula="of:=AVERAGE([Instances.Y18:Instances.Y22])" office:value-type="float"/>
          <table:table-cell table:formula="of:=AVERAGE([Instances.Z18:Instances.Z22])" office:value-type="float"/>
          <table:table-cell table:formula="of:=AVERAGE([Instances.AA18:Instances.AA22])" office:value-type="float"/>
          <table:table-cell table:formula="of:=AVERAGE([Instances.AB18:Instances.AB22])" office:value-type="float"/>
          <table:table-cell table:formula="of:=AVERAGE([Instances.AC18:Instances.AC22])" office:value-type="float"/>
          <table:table-cell table:formula="of:=AVERAGE([Instances.AD18:Instances.AD22])" office:value-type="float"/>
          <table:table-cell table:formula="of:=AVERAGE([Instances.AE18:Instances.AE22])" office:value-type="float"/>
          <table:table-cell table:formula="of:=AVERAGE([Instances.AF18:Instances.AF22])" office:value-type="float"/>
          <table:table-cell table:formula="of:=AVERAGE([Instances.AG18:Instances.AG22])" office:value-type="float"/>
          <table:table-cell table:formula="of:=SUM([Instances.AH18:Instances.AH22])" office:value-type="float"/>
          <table:table-cell table:formula="of:=AVERAGE([Instances.AI18:Instances.AI22])" office:value-type="float"/>
          <table:table-cell table:formula="of:=AVERAGE([Instances.AJ18:Instances.AJ22])" office:value-type="float"/>
          <table:table-cell table:formula="of:=AVERAGE([Instances.AK18:Instances.AK22])" office:value-type="float"/>
          <table:table-cell table:formula="of:=AVERAGE([Instances.AL18:Instances.AL22])" office:value-type="float"/>
          <table:table-cell table:formula="of:=AVERAGE([Instances.AM18:Instances.AM22])" office:value-type="float"/>
          <table:table-cell table:formula="of:=AVERAGE([Instances.AN18:Instances.AN22])" office:value-type="float"/>
          <table:table-cell table:formula="of:=AVERAGE([Instances.AO18:Instances.AO22])" office:value-type="float"/>
          <table:table-cell table:formula="of:=AVERAGE([Instances.AP18:Instances.AP22])" office:value-type="float"/>
          <table:table-cell table:formula="of:=AVERAGE([Instances.AQ18:Instances.AQ22])" office:value-type="float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23:Instances.B27])" office:value-type="float"/>
          <table:table-cell table:formula="of:=AVERAGE([Instances.C23:Instances.C27])" office:value-type="float"/>
          <table:table-cell table:formula="of:=AVERAGE([Instances.D23:Instances.D27])" office:value-type="float"/>
          <table:table-cell table:formula="of:=AVERAGE([Instances.E23:Instances.E27])" office:value-type="float"/>
          <table:table-cell table:formula="of:=SUM([Instances.F23:Instances.F27])" office:value-type="float"/>
          <table:table-cell table:formula="of:=AVERAGE([Instances.G23:Instances.G27])" office:value-type="float"/>
          <table:table-cell table:formula="of:=AVERAGE([Instances.H23:Instances.H27])" office:value-type="float"/>
          <table:table-cell table:formula="of:=AVERAGE([Instances.I23:Instances.I27])" office:value-type="float"/>
          <table:table-cell table:formula="of:=AVERAGE([Instances.J23:Instances.J27])" office:value-type="float"/>
          <table:table-cell table:formula="of:=AVERAGE([Instances.K23:Instances.K27])" office:value-type="float"/>
          <table:table-cell table:formula="of:=AVERAGE([Instances.L23:Instances.L27])" office:value-type="float"/>
          <table:table-cell table:formula="of:=AVERAGE([Instances.M23:Instances.M27])" office:value-type="float"/>
          <table:table-cell table:formula="of:=AVERAGE([Instances.N23:Instances.N27])" office:value-type="float"/>
          <table:table-cell table:formula="of:=AVERAGE([Instances.O23:Instances.O27])" office:value-type="float"/>
          <table:table-cell table:formula="of:=AVERAGE([Instances.P23:Instances.P27])" office:value-type="float"/>
          <table:table-cell table:formula="of:=AVERAGE([Instances.Q23:Instances.Q27])" office:value-type="float"/>
          <table:table-cell table:formula="of:=AVERAGE([Instances.R23:Instances.R27])" office:value-type="float"/>
          <table:table-cell table:formula="of:=AVERAGE([Instances.S23:Instances.S27])" office:value-type="float"/>
          <table:table-cell table:formula="of:=SUM([Instances.T23:Instances.T27])" office:value-type="float"/>
          <table:table-cell table:formula="of:=AVERAGE([Instances.U23:Instances.U27])" office:value-type="float"/>
          <table:table-cell table:formula="of:=AVERAGE([Instances.V23:Instances.V27])" office:value-type="float"/>
          <table:table-cell table:formula="of:=AVERAGE([Instances.W23:Instances.W27])" office:value-type="float"/>
          <table:table-cell table:formula="of:=AVERAGE([Instances.X23:Instances.X27])" office:value-type="float"/>
          <table:table-cell table:formula="of:=AVERAGE([Instances.Y23:Instances.Y27])" office:value-type="float"/>
          <table:table-cell table:formula="of:=AVERAGE([Instances.Z23:Instances.Z27])" office:value-type="float"/>
          <table:table-cell table:formula="of:=AVERAGE([Instances.AA23:Instances.AA27])" office:value-type="float"/>
          <table:table-cell table:formula="of:=AVERAGE([Instances.AB23:Instances.AB27])" office:value-type="float"/>
          <table:table-cell table:formula="of:=AVERAGE([Instances.AC23:Instances.AC27])" office:value-type="float"/>
          <table:table-cell table:formula="of:=AVERAGE([Instances.AD23:Instances.AD27])" office:value-type="float"/>
          <table:table-cell table:formula="of:=AVERAGE([Instances.AE23:Instances.AE27])" office:value-type="float"/>
          <table:table-cell table:formula="of:=AVERAGE([Instances.AF23:Instances.AF27])" office:value-type="float"/>
          <table:table-cell table:formula="of:=AVERAGE([Instances.AG23:Instances.AG27])" office:value-type="float"/>
          <table:table-cell table:formula="of:=SUM([Instances.AH23:Instances.AH27])" office:value-type="float"/>
          <table:table-cell table:formula="of:=AVERAGE([Instances.AI23:Instances.AI27])" office:value-type="float"/>
          <table:table-cell table:formula="of:=AVERAGE([Instances.AJ23:Instances.AJ27])" office:value-type="float"/>
          <table:table-cell table:formula="of:=AVERAGE([Instances.AK23:Instances.AK27])" office:value-type="float"/>
          <table:table-cell table:formula="of:=AVERAGE([Instances.AL23:Instances.AL27])" office:value-type="float"/>
          <table:table-cell table:formula="of:=AVERAGE([Instances.AM23:Instances.AM27])" office:value-type="float"/>
          <table:table-cell table:formula="of:=AVERAGE([Instances.AN23:Instances.AN27])" office:value-type="float"/>
          <table:table-cell table:formula="of:=AVERAGE([Instances.AO23:Instances.AO27])" office:value-type="float"/>
          <table:table-cell table:formula="of:=AVERAGE([Instances.AP23:Instances.AP27])" office:value-type="float"/>
          <table:table-cell table:formula="of:=AVERAGE([Instances.AQ23:Instances.AQ27])" office:value-type="float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  <table:table-cell table:formula="of:=SUM([.CD3:.CD7])" office:value-type="float"/>
          <table:table-cell table:formula="of:=SUM([.CE3:.CE7])" office:value-type="float"/>
          <table:table-cell table:formula="of:=SUM([.CF3:.CF7])" office:value-type="float"/>
          <table:table-cell table:formula="of:=SUM([.CG3:.CG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  <table:table-cell table:formula="of:=AVERAGE([.CD3:.CD7])" office:value-type="float"/>
          <table:table-cell table:formula="of:=AVERAGE([.CE3:.CE7])" office:value-type="float"/>
          <table:table-cell table:formula="of:=AVERAGE([.CF3:.CF7])" office:value-type="float"/>
          <table:table-cell table:formula="of:=AVERAGE([.CG3:.CG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  <table:table-cell table:formula="of:=STDEV([.CD3:.CD7])" office:value-type="float"/>
          <table:table-cell table:formula="of:=STDEV([.CE3:.CE7])" office:value-type="float"/>
          <table:table-cell table:formula="of:=STDEV([.CF3:.CF7])" office:value-type="float"/>
          <table:table-cell table:formula="of:=STDEV([.CG3:.CG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AR3:.$AR7])^2)^0.5" office:value-type="float"/>
          <table:table-cell table:number-matrix-columns-spanned="1" table:number-matrix-rows-spanned="1" table:formula="of:=SUM(([.C3:.C7]-[.$AS3:.$AS7])^2)^0.5" office:value-type="float"/>
          <table:table-cell table:number-matrix-columns-spanned="1" table:number-matrix-rows-spanned="1" table:formula="of:=SUM(([.D3:.D7]-[.$AT3:.$AT7])^2)^0.5" office:value-type="float"/>
          <table:table-cell table:number-matrix-columns-spanned="1" table:number-matrix-rows-spanned="1" table:formula="of:=SUM(([.E3:.E7]-[.$AU3:.$AU7])^2)^0.5" office:value-type="float"/>
          <table:table-cell table:number-matrix-columns-spanned="1" table:number-matrix-rows-spanned="1" table:formula="of:=SUM(([.F3:.F7]-[.$AV3:.$AV7])^2)^0.5" office:value-type="float"/>
          <table:table-cell table:number-matrix-columns-spanned="1" table:number-matrix-rows-spanned="1" table:formula="of:=SUM(([.G3:.G7]-[.$AW3:.$AW7])^2)^0.5" office:value-type="float"/>
          <table:table-cell table:number-matrix-columns-spanned="1" table:number-matrix-rows-spanned="1" table:formula="of:=SUM(([.H3:.H7]-[.$AX3:.$AX7])^2)^0.5" office:value-type="float"/>
          <table:table-cell table:number-matrix-columns-spanned="1" table:number-matrix-rows-spanned="1" table:formula="of:=SUM(([.I3:.I7]-[.$AY3:.$AY7])^2)^0.5" office:value-type="float"/>
          <table:table-cell table:number-matrix-columns-spanned="1" table:number-matrix-rows-spanned="1" table:formula="of:=SUM(([.J3:.J7]-[.$AZ3:.$AZ7])^2)^0.5" office:value-type="float"/>
          <table:table-cell table:number-matrix-columns-spanned="1" table:number-matrix-rows-spanned="1" table:formula="of:=SUM(([.K3:.K7]-[.$BA3:.$BA7])^2)^0.5" office:value-type="float"/>
          <table:table-cell table:number-matrix-columns-spanned="1" table:number-matrix-rows-spanned="1" table:formula="of:=SUM(([.L3:.L7]-[.$BB3:.$BB7])^2)^0.5" office:value-type="float"/>
          <table:table-cell table:number-matrix-columns-spanned="1" table:number-matrix-rows-spanned="1" table:formula="of:=SUM(([.M3:.M7]-[.$BC3:.$BC7])^2)^0.5" office:value-type="float"/>
          <table:table-cell table:number-matrix-columns-spanned="1" table:number-matrix-rows-spanned="1" table:formula="of:=SUM(([.N3:.N7]-[.$BD3:.$BD7])^2)^0.5" office:value-type="float"/>
          <table:table-cell table:number-matrix-columns-spanned="1" table:number-matrix-rows-spanned="1" table:formula="of:=SUM(([.O3:.O7]-[.$BE3:.$BE7])^2)^0.5" office:value-type="float"/>
          <table:table-cell table:number-matrix-columns-spanned="1" table:number-matrix-rows-spanned="1" table:formula="of:=SUM(([.P3:.P7]-[.$AR3:.$AR7])^2)^0.5" office:value-type="float"/>
          <table:table-cell table:number-matrix-columns-spanned="1" table:number-matrix-rows-spanned="1" table:formula="of:=SUM(([.Q3:.Q7]-[.$AS3:.$AS7])^2)^0.5" office:value-type="float"/>
          <table:table-cell table:number-matrix-columns-spanned="1" table:number-matrix-rows-spanned="1" table:formula="of:=SUM(([.R3:.R7]-[.$AT3:.$AT7])^2)^0.5" office:value-type="float"/>
          <table:table-cell table:number-matrix-columns-spanned="1" table:number-matrix-rows-spanned="1" table:formula="of:=SUM(([.S3:.S7]-[.$AU3:.$AU7])^2)^0.5" office:value-type="float"/>
          <table:table-cell table:number-matrix-columns-spanned="1" table:number-matrix-rows-spanned="1" table:formula="of:=SUM(([.T3:.T7]-[.$AV3:.$AV7])^2)^0.5" office:value-type="float"/>
          <table:table-cell table:number-matrix-columns-spanned="1" table:number-matrix-rows-spanned="1" table:formula="of:=SUM(([.U3:.U7]-[.$AW3:.$AW7])^2)^0.5" office:value-type="float"/>
          <table:table-cell table:number-matrix-columns-spanned="1" table:number-matrix-rows-spanned="1" table:formula="of:=SUM(([.V3:.V7]-[.$AX3:.$AX7])^2)^0.5" office:value-type="float"/>
          <table:table-cell table:number-matrix-columns-spanned="1" table:number-matrix-rows-spanned="1" table:formula="of:=SUM(([.W3:.W7]-[.$AY3:.$AY7])^2)^0.5" office:value-type="float"/>
          <table:table-cell table:number-matrix-columns-spanned="1" table:number-matrix-rows-spanned="1" table:formula="of:=SUM(([.X3:.X7]-[.$AZ3:.$AZ7])^2)^0.5" office:value-type="float"/>
          <table:table-cell table:number-matrix-columns-spanned="1" table:number-matrix-rows-spanned="1" table:formula="of:=SUM(([.Y3:.Y7]-[.$BA3:.$BA7])^2)^0.5" office:value-type="float"/>
          <table:table-cell table:number-matrix-columns-spanned="1" table:number-matrix-rows-spanned="1" table:formula="of:=SUM(([.Z3:.Z7]-[.$BB3:.$BB7])^2)^0.5" office:value-type="float"/>
          <table:table-cell table:number-matrix-columns-spanned="1" table:number-matrix-rows-spanned="1" table:formula="of:=SUM(([.AA3:.AA7]-[.$BC3:.$BC7])^2)^0.5" office:value-type="float"/>
          <table:table-cell table:number-matrix-columns-spanned="1" table:number-matrix-rows-spanned="1" table:formula="of:=SUM(([.AB3:.AB7]-[.$BD3:.$BD7])^2)^0.5" office:value-type="float"/>
          <table:table-cell table:number-matrix-columns-spanned="1" table:number-matrix-rows-spanned="1" table:formula="of:=SUM(([.AC3:.AC7]-[.$BE3:.$BE7])^2)^0.5" office:value-type="float"/>
          <table:table-cell table:number-matrix-columns-spanned="1" table:number-matrix-rows-spanned="1" table:formula="of:=SUM(([.AD3:.AD7]-[.$AR3:.$AR7])^2)^0.5" office:value-type="float"/>
          <table:table-cell table:number-matrix-columns-spanned="1" table:number-matrix-rows-spanned="1" table:formula="of:=SUM(([.AE3:.AE7]-[.$AS3:.$AS7])^2)^0.5" office:value-type="float"/>
          <table:table-cell table:number-matrix-columns-spanned="1" table:number-matrix-rows-spanned="1" table:formula="of:=SUM(([.AF3:.AF7]-[.$AT3:.$AT7])^2)^0.5" office:value-type="float"/>
          <table:table-cell table:number-matrix-columns-spanned="1" table:number-matrix-rows-spanned="1" table:formula="of:=SUM(([.AG3:.AG7]-[.$AU3:.$AU7])^2)^0.5" office:value-type="float"/>
          <table:table-cell table:number-matrix-columns-spanned="1" table:number-matrix-rows-spanned="1" table:formula="of:=SUM(([.AH3:.AH7]-[.$AV3:.$AV7])^2)^0.5" office:value-type="float"/>
          <table:table-cell table:number-matrix-columns-spanned="1" table:number-matrix-rows-spanned="1" table:formula="of:=SUM(([.AI3:.AI7]-[.$AW3:.$AW7])^2)^0.5" office:value-type="float"/>
          <table:table-cell table:number-matrix-columns-spanned="1" table:number-matrix-rows-spanned="1" table:formula="of:=SUM(([.AJ3:.AJ7]-[.$AX3:.$AX7])^2)^0.5" office:value-type="float"/>
          <table:table-cell table:number-matrix-columns-spanned="1" table:number-matrix-rows-spanned="1" table:formula="of:=SUM(([.AK3:.AK7]-[.$AY3:.$AY7])^2)^0.5" office:value-type="float"/>
          <table:table-cell table:number-matrix-columns-spanned="1" table:number-matrix-rows-spanned="1" table:formula="of:=SUM(([.AL3:.AL7]-[.$AZ3:.$AZ7])^2)^0.5" office:value-type="float"/>
          <table:table-cell table:number-matrix-columns-spanned="1" table:number-matrix-rows-spanned="1" table:formula="of:=SUM(([.AM3:.AM7]-[.$BA3:.$BA7])^2)^0.5" office:value-type="float"/>
          <table:table-cell table:number-matrix-columns-spanned="1" table:number-matrix-rows-spanned="1" table:formula="of:=SUM(([.AN3:.AN7]-[.$BB3:.$BB7])^2)^0.5" office:value-type="float"/>
          <table:table-cell table:number-matrix-columns-spanned="1" table:number-matrix-rows-spanned="1" table:formula="of:=SUM(([.AO3:.AO7]-[.$BC3:.$BC7])^2)^0.5" office:value-type="float"/>
          <table:table-cell table:number-matrix-columns-spanned="1" table:number-matrix-rows-spanned="1" table:formula="of:=SUM(([.AP3:.AP7]-[.$BD3:.$BD7])^2)^0.5" office:value-type="float"/>
          <table:table-cell table:number-matrix-columns-spanned="1" table:number-matrix-rows-spanned="1" table:formula="of:=SUM(([.AQ3:.AQ7]-[.$BE3:.$BE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AR3:.$AR7])" office:value-type="float"/>
          <table:table-cell table:number-matrix-columns-spanned="1" table:number-matrix-rows-spanned="1" table:formula="of:=SUM([.C3:.C7]=[.$AS3:.$AS7])" office:value-type="float"/>
          <table:table-cell table:number-matrix-columns-spanned="1" table:number-matrix-rows-spanned="1" table:formula="of:=SUM([.D3:.D7]=[.$AT3:.$AT7])" office:value-type="float"/>
          <table:table-cell table:number-matrix-columns-spanned="1" table:number-matrix-rows-spanned="1" table:formula="of:=SUM([.E3:.E7]=[.$AU3:.$AU7])" office:value-type="float"/>
          <table:table-cell table:number-matrix-columns-spanned="1" table:number-matrix-rows-spanned="1" table:formula="of:=SUM([.F3:.F7]=[.$AV3:.$AV7])" office:value-type="float"/>
          <table:table-cell table:number-matrix-columns-spanned="1" table:number-matrix-rows-spanned="1" table:formula="of:=SUM([.G3:.G7]=[.$AW3:.$AW7])" office:value-type="float"/>
          <table:table-cell table:number-matrix-columns-spanned="1" table:number-matrix-rows-spanned="1" table:formula="of:=SUM([.H3:.H7]=[.$AX3:.$AX7])" office:value-type="float"/>
          <table:table-cell table:number-matrix-columns-spanned="1" table:number-matrix-rows-spanned="1" table:formula="of:=SUM([.I3:.I7]=[.$AY3:.$AY7])" office:value-type="float"/>
          <table:table-cell table:number-matrix-columns-spanned="1" table:number-matrix-rows-spanned="1" table:formula="of:=SUM([.J3:.J7]=[.$AZ3:.$AZ7])" office:value-type="float"/>
          <table:table-cell table:number-matrix-columns-spanned="1" table:number-matrix-rows-spanned="1" table:formula="of:=SUM([.K3:.K7]=[.$BA3:.$BA7])" office:value-type="float"/>
          <table:table-cell table:number-matrix-columns-spanned="1" table:number-matrix-rows-spanned="1" table:formula="of:=SUM([.L3:.L7]=[.$BB3:.$BB7])" office:value-type="float"/>
          <table:table-cell table:number-matrix-columns-spanned="1" table:number-matrix-rows-spanned="1" table:formula="of:=SUM([.M3:.M7]=[.$BC3:.$BC7])" office:value-type="float"/>
          <table:table-cell table:number-matrix-columns-spanned="1" table:number-matrix-rows-spanned="1" table:formula="of:=SUM([.N3:.N7]=[.$BD3:.$BD7])" office:value-type="float"/>
          <table:table-cell table:number-matrix-columns-spanned="1" table:number-matrix-rows-spanned="1" table:formula="of:=SUM([.O3:.O7]=[.$BE3:.$BE7])" office:value-type="float"/>
          <table:table-cell table:number-matrix-columns-spanned="1" table:number-matrix-rows-spanned="1" table:formula="of:=SUM([.P3:.P7]=[.$AR3:.$AR7])" office:value-type="float"/>
          <table:table-cell table:number-matrix-columns-spanned="1" table:number-matrix-rows-spanned="1" table:formula="of:=SUM([.Q3:.Q7]=[.$AS3:.$AS7])" office:value-type="float"/>
          <table:table-cell table:number-matrix-columns-spanned="1" table:number-matrix-rows-spanned="1" table:formula="of:=SUM([.R3:.R7]=[.$AT3:.$AT7])" office:value-type="float"/>
          <table:table-cell table:number-matrix-columns-spanned="1" table:number-matrix-rows-spanned="1" table:formula="of:=SUM([.S3:.S7]=[.$AU3:.$AU7])" office:value-type="float"/>
          <table:table-cell table:number-matrix-columns-spanned="1" table:number-matrix-rows-spanned="1" table:formula="of:=SUM([.T3:.T7]=[.$AV3:.$AV7])" office:value-type="float"/>
          <table:table-cell table:number-matrix-columns-spanned="1" table:number-matrix-rows-spanned="1" table:formula="of:=SUM([.U3:.U7]=[.$AW3:.$AW7])" office:value-type="float"/>
          <table:table-cell table:number-matrix-columns-spanned="1" table:number-matrix-rows-spanned="1" table:formula="of:=SUM([.V3:.V7]=[.$AX3:.$AX7])" office:value-type="float"/>
          <table:table-cell table:number-matrix-columns-spanned="1" table:number-matrix-rows-spanned="1" table:formula="of:=SUM([.W3:.W7]=[.$AY3:.$AY7])" office:value-type="float"/>
          <table:table-cell table:number-matrix-columns-spanned="1" table:number-matrix-rows-spanned="1" table:formula="of:=SUM([.X3:.X7]=[.$AZ3:.$AZ7])" office:value-type="float"/>
          <table:table-cell table:number-matrix-columns-spanned="1" table:number-matrix-rows-spanned="1" table:formula="of:=SUM([.Y3:.Y7]=[.$BA3:.$BA7])" office:value-type="float"/>
          <table:table-cell table:number-matrix-columns-spanned="1" table:number-matrix-rows-spanned="1" table:formula="of:=SUM([.Z3:.Z7]=[.$BB3:.$BB7])" office:value-type="float"/>
          <table:table-cell table:number-matrix-columns-spanned="1" table:number-matrix-rows-spanned="1" table:formula="of:=SUM([.AA3:.AA7]=[.$BC3:.$BC7])" office:value-type="float"/>
          <table:table-cell table:number-matrix-columns-spanned="1" table:number-matrix-rows-spanned="1" table:formula="of:=SUM([.AB3:.AB7]=[.$BD3:.$BD7])" office:value-type="float"/>
          <table:table-cell table:number-matrix-columns-spanned="1" table:number-matrix-rows-spanned="1" table:formula="of:=SUM([.AC3:.AC7]=[.$BE3:.$BE7])" office:value-type="float"/>
          <table:table-cell table:number-matrix-columns-spanned="1" table:number-matrix-rows-spanned="1" table:formula="of:=SUM([.AD3:.AD7]=[.$AR3:.$AR7])" office:value-type="float"/>
          <table:table-cell table:number-matrix-columns-spanned="1" table:number-matrix-rows-spanned="1" table:formula="of:=SUM([.AE3:.AE7]=[.$AS3:.$AS7])" office:value-type="float"/>
          <table:table-cell table:number-matrix-columns-spanned="1" table:number-matrix-rows-spanned="1" table:formula="of:=SUM([.AF3:.AF7]=[.$AT3:.$AT7])" office:value-type="float"/>
          <table:table-cell table:number-matrix-columns-spanned="1" table:number-matrix-rows-spanned="1" table:formula="of:=SUM([.AG3:.AG7]=[.$AU3:.$AU7])" office:value-type="float"/>
          <table:table-cell table:number-matrix-columns-spanned="1" table:number-matrix-rows-spanned="1" table:formula="of:=SUM([.AH3:.AH7]=[.$AV3:.$AV7])" office:value-type="float"/>
          <table:table-cell table:number-matrix-columns-spanned="1" table:number-matrix-rows-spanned="1" table:formula="of:=SUM([.AI3:.AI7]=[.$AW3:.$AW7])" office:value-type="float"/>
          <table:table-cell table:number-matrix-columns-spanned="1" table:number-matrix-rows-spanned="1" table:formula="of:=SUM([.AJ3:.AJ7]=[.$AX3:.$AX7])" office:value-type="float"/>
          <table:table-cell table:number-matrix-columns-spanned="1" table:number-matrix-rows-spanned="1" table:formula="of:=SUM([.AK3:.AK7]=[.$AY3:.$AY7])" office:value-type="float"/>
          <table:table-cell table:number-matrix-columns-spanned="1" table:number-matrix-rows-spanned="1" table:formula="of:=SUM([.AL3:.AL7]=[.$AZ3:.$AZ7])" office:value-type="float"/>
          <table:table-cell table:number-matrix-columns-spanned="1" table:number-matrix-rows-spanned="1" table:formula="of:=SUM([.AM3:.AM7]=[.$BA3:.$BA7])" office:value-type="float"/>
          <table:table-cell table:number-matrix-columns-spanned="1" table:number-matrix-rows-spanned="1" table:formula="of:=SUM([.AN3:.AN7]=[.$BB3:.$BB7])" office:value-type="float"/>
          <table:table-cell table:number-matrix-columns-spanned="1" table:number-matrix-rows-spanned="1" table:formula="of:=SUM([.AO3:.AO7]=[.$BC3:.$BC7])" office:value-type="float"/>
          <table:table-cell table:number-matrix-columns-spanned="1" table:number-matrix-rows-spanned="1" table:formula="of:=SUM([.AP3:.AP7]=[.$BD3:.$BD7])" office:value-type="float"/>
          <table:table-cell table:number-matrix-columns-spanned="1" table:number-matrix-rows-spanned="1" table:formula="of:=SUM([.AQ3:.AQ7]=[.$BE3:.$BE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BF3:.$BF7])" office:value-type="float"/>
          <table:table-cell table:number-matrix-columns-spanned="1" table:number-matrix-rows-spanned="1" table:formula="of:=SUM([.C3:.C7]&lt;[.$BG3:.$BG7])" office:value-type="float"/>
          <table:table-cell table:number-matrix-columns-spanned="1" table:number-matrix-rows-spanned="1" table:formula="of:=SUM([.D3:.D7]&lt;[.$BH3:.$BH7])" office:value-type="float"/>
          <table:table-cell table:number-matrix-columns-spanned="1" table:number-matrix-rows-spanned="1" table:formula="of:=SUM([.E3:.E7]&lt;[.$BI3:.$BI7])" office:value-type="float"/>
          <table:table-cell table:number-matrix-columns-spanned="1" table:number-matrix-rows-spanned="1" table:formula="of:=SUM([.F3:.F7]&lt;[.$BJ3:.$BJ7])" office:value-type="float"/>
          <table:table-cell table:number-matrix-columns-spanned="1" table:number-matrix-rows-spanned="1" table:formula="of:=SUM([.G3:.G7]&lt;[.$BK3:.$BK7])" office:value-type="float"/>
          <table:table-cell table:number-matrix-columns-spanned="1" table:number-matrix-rows-spanned="1" table:formula="of:=SUM([.H3:.H7]&lt;[.$BL3:.$BL7])" office:value-type="float"/>
          <table:table-cell table:number-matrix-columns-spanned="1" table:number-matrix-rows-spanned="1" table:formula="of:=SUM([.I3:.I7]&lt;[.$BM3:.$BM7])" office:value-type="float"/>
          <table:table-cell table:number-matrix-columns-spanned="1" table:number-matrix-rows-spanned="1" table:formula="of:=SUM([.J3:.J7]&lt;[.$BN3:.$BN7])" office:value-type="float"/>
          <table:table-cell table:number-matrix-columns-spanned="1" table:number-matrix-rows-spanned="1" table:formula="of:=SUM([.K3:.K7]&lt;[.$BO3:.$BO7])" office:value-type="float"/>
          <table:table-cell table:number-matrix-columns-spanned="1" table:number-matrix-rows-spanned="1" table:formula="of:=SUM([.L3:.L7]&lt;[.$BP3:.$BP7])" office:value-type="float"/>
          <table:table-cell table:number-matrix-columns-spanned="1" table:number-matrix-rows-spanned="1" table:formula="of:=SUM([.M3:.M7]&lt;[.$BQ3:.$BQ7])" office:value-type="float"/>
          <table:table-cell table:number-matrix-columns-spanned="1" table:number-matrix-rows-spanned="1" table:formula="of:=SUM([.N3:.N7]&lt;[.$BR3:.$BR7])" office:value-type="float"/>
          <table:table-cell table:number-matrix-columns-spanned="1" table:number-matrix-rows-spanned="1" table:formula="of:=SUM([.O3:.O7]&lt;[.$BS3:.$BS7])" office:value-type="float"/>
          <table:table-cell table:number-matrix-columns-spanned="1" table:number-matrix-rows-spanned="1" table:formula="of:=SUM([.P3:.P7]&lt;[.$BF3:.$BF7])" office:value-type="float"/>
          <table:table-cell table:number-matrix-columns-spanned="1" table:number-matrix-rows-spanned="1" table:formula="of:=SUM([.Q3:.Q7]&lt;[.$BG3:.$BG7])" office:value-type="float"/>
          <table:table-cell table:number-matrix-columns-spanned="1" table:number-matrix-rows-spanned="1" table:formula="of:=SUM([.R3:.R7]&lt;[.$BH3:.$BH7])" office:value-type="float"/>
          <table:table-cell table:number-matrix-columns-spanned="1" table:number-matrix-rows-spanned="1" table:formula="of:=SUM([.S3:.S7]&lt;[.$BI3:.$BI7])" office:value-type="float"/>
          <table:table-cell table:number-matrix-columns-spanned="1" table:number-matrix-rows-spanned="1" table:formula="of:=SUM([.T3:.T7]&lt;[.$BJ3:.$BJ7])" office:value-type="float"/>
          <table:table-cell table:number-matrix-columns-spanned="1" table:number-matrix-rows-spanned="1" table:formula="of:=SUM([.U3:.U7]&lt;[.$BK3:.$BK7])" office:value-type="float"/>
          <table:table-cell table:number-matrix-columns-spanned="1" table:number-matrix-rows-spanned="1" table:formula="of:=SUM([.V3:.V7]&lt;[.$BL3:.$BL7])" office:value-type="float"/>
          <table:table-cell table:number-matrix-columns-spanned="1" table:number-matrix-rows-spanned="1" table:formula="of:=SUM([.W3:.W7]&lt;[.$BM3:.$BM7])" office:value-type="float"/>
          <table:table-cell table:number-matrix-columns-spanned="1" table:number-matrix-rows-spanned="1" table:formula="of:=SUM([.X3:.X7]&lt;[.$BN3:.$BN7])" office:value-type="float"/>
          <table:table-cell table:number-matrix-columns-spanned="1" table:number-matrix-rows-spanned="1" table:formula="of:=SUM([.Y3:.Y7]&lt;[.$BO3:.$BO7])" office:value-type="float"/>
          <table:table-cell table:number-matrix-columns-spanned="1" table:number-matrix-rows-spanned="1" table:formula="of:=SUM([.Z3:.Z7]&lt;[.$BP3:.$BP7])" office:value-type="float"/>
          <table:table-cell table:number-matrix-columns-spanned="1" table:number-matrix-rows-spanned="1" table:formula="of:=SUM([.AA3:.AA7]&lt;[.$BQ3:.$BQ7])" office:value-type="float"/>
          <table:table-cell table:number-matrix-columns-spanned="1" table:number-matrix-rows-spanned="1" table:formula="of:=SUM([.AB3:.AB7]&lt;[.$BR3:.$BR7])" office:value-type="float"/>
          <table:table-cell table:number-matrix-columns-spanned="1" table:number-matrix-rows-spanned="1" table:formula="of:=SUM([.AC3:.AC7]&lt;[.$BS3:.$BS7])" office:value-type="float"/>
          <table:table-cell table:number-matrix-columns-spanned="1" table:number-matrix-rows-spanned="1" table:formula="of:=SUM([.AD3:.AD7]&lt;[.$BF3:.$BF7])" office:value-type="float"/>
          <table:table-cell table:number-matrix-columns-spanned="1" table:number-matrix-rows-spanned="1" table:formula="of:=SUM([.AE3:.AE7]&lt;[.$BG3:.$BG7])" office:value-type="float"/>
          <table:table-cell table:number-matrix-columns-spanned="1" table:number-matrix-rows-spanned="1" table:formula="of:=SUM([.AF3:.AF7]&lt;[.$BH3:.$BH7])" office:value-type="float"/>
          <table:table-cell table:number-matrix-columns-spanned="1" table:number-matrix-rows-spanned="1" table:formula="of:=SUM([.AG3:.AG7]&lt;[.$BI3:.$BI7])" office:value-type="float"/>
          <table:table-cell table:number-matrix-columns-spanned="1" table:number-matrix-rows-spanned="1" table:formula="of:=SUM([.AH3:.AH7]&lt;[.$BJ3:.$BJ7])" office:value-type="float"/>
          <table:table-cell table:number-matrix-columns-spanned="1" table:number-matrix-rows-spanned="1" table:formula="of:=SUM([.AI3:.AI7]&lt;[.$BK3:.$BK7])" office:value-type="float"/>
          <table:table-cell table:number-matrix-columns-spanned="1" table:number-matrix-rows-spanned="1" table:formula="of:=SUM([.AJ3:.AJ7]&lt;[.$BL3:.$BL7])" office:value-type="float"/>
          <table:table-cell table:number-matrix-columns-spanned="1" table:number-matrix-rows-spanned="1" table:formula="of:=SUM([.AK3:.AK7]&lt;[.$BM3:.$BM7])" office:value-type="float"/>
          <table:table-cell table:number-matrix-columns-spanned="1" table:number-matrix-rows-spanned="1" table:formula="of:=SUM([.AL3:.AL7]&lt;[.$BN3:.$BN7])" office:value-type="float"/>
          <table:table-cell table:number-matrix-columns-spanned="1" table:number-matrix-rows-spanned="1" table:formula="of:=SUM([.AM3:.AM7]&lt;[.$BO3:.$BO7])" office:value-type="float"/>
          <table:table-cell table:number-matrix-columns-spanned="1" table:number-matrix-rows-spanned="1" table:formula="of:=SUM([.AN3:.AN7]&lt;[.$BP3:.$BP7])" office:value-type="float"/>
          <table:table-cell table:number-matrix-columns-spanned="1" table:number-matrix-rows-spanned="1" table:formula="of:=SUM([.AO3:.AO7]&lt;[.$BQ3:.$BQ7])" office:value-type="float"/>
          <table:table-cell table:number-matrix-columns-spanned="1" table:number-matrix-rows-spanned="1" table:formula="of:=SUM([.AP3:.AP7]&lt;[.$BR3:.$BR7])" office:value-type="float"/>
          <table:table-cell table:number-matrix-columns-spanned="1" table:number-matrix-rows-spanned="1" table:formula="of:=SUM([.AQ3:.AQ7]&lt;[.$BS3:.$BS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BF3:.$BF7])" office:value-type="float"/>
          <table:table-cell table:number-matrix-columns-spanned="1" table:number-matrix-rows-spanned="1" table:formula="of:=SUM([.C3:.C7]&gt;[.$BG3:.$BG7])" office:value-type="float"/>
          <table:table-cell table:number-matrix-columns-spanned="1" table:number-matrix-rows-spanned="1" table:formula="of:=SUM([.D3:.D7]&gt;[.$BH3:.$BH7])" office:value-type="float"/>
          <table:table-cell table:number-matrix-columns-spanned="1" table:number-matrix-rows-spanned="1" table:formula="of:=SUM([.E3:.E7]&gt;[.$BI3:.$BI7])" office:value-type="float"/>
          <table:table-cell table:number-matrix-columns-spanned="1" table:number-matrix-rows-spanned="1" table:formula="of:=SUM([.F3:.F7]&gt;[.$BJ3:.$BJ7])" office:value-type="float"/>
          <table:table-cell table:number-matrix-columns-spanned="1" table:number-matrix-rows-spanned="1" table:formula="of:=SUM([.G3:.G7]&gt;[.$BK3:.$BK7])" office:value-type="float"/>
          <table:table-cell table:number-matrix-columns-spanned="1" table:number-matrix-rows-spanned="1" table:formula="of:=SUM([.H3:.H7]&gt;[.$BL3:.$BL7])" office:value-type="float"/>
          <table:table-cell table:number-matrix-columns-spanned="1" table:number-matrix-rows-spanned="1" table:formula="of:=SUM([.I3:.I7]&gt;[.$BM3:.$BM7])" office:value-type="float"/>
          <table:table-cell table:number-matrix-columns-spanned="1" table:number-matrix-rows-spanned="1" table:formula="of:=SUM([.J3:.J7]&gt;[.$BN3:.$BN7])" office:value-type="float"/>
          <table:table-cell table:number-matrix-columns-spanned="1" table:number-matrix-rows-spanned="1" table:formula="of:=SUM([.K3:.K7]&gt;[.$BO3:.$BO7])" office:value-type="float"/>
          <table:table-cell table:number-matrix-columns-spanned="1" table:number-matrix-rows-spanned="1" table:formula="of:=SUM([.L3:.L7]&gt;[.$BP3:.$BP7])" office:value-type="float"/>
          <table:table-cell table:number-matrix-columns-spanned="1" table:number-matrix-rows-spanned="1" table:formula="of:=SUM([.M3:.M7]&gt;[.$BQ3:.$BQ7])" office:value-type="float"/>
          <table:table-cell table:number-matrix-columns-spanned="1" table:number-matrix-rows-spanned="1" table:formula="of:=SUM([.N3:.N7]&gt;[.$BR3:.$BR7])" office:value-type="float"/>
          <table:table-cell table:number-matrix-columns-spanned="1" table:number-matrix-rows-spanned="1" table:formula="of:=SUM([.O3:.O7]&gt;[.$BS3:.$BS7])" office:value-type="float"/>
          <table:table-cell table:number-matrix-columns-spanned="1" table:number-matrix-rows-spanned="1" table:formula="of:=SUM([.P3:.P7]&gt;[.$BF3:.$BF7])" office:value-type="float"/>
          <table:table-cell table:number-matrix-columns-spanned="1" table:number-matrix-rows-spanned="1" table:formula="of:=SUM([.Q3:.Q7]&gt;[.$BG3:.$BG7])" office:value-type="float"/>
          <table:table-cell table:number-matrix-columns-spanned="1" table:number-matrix-rows-spanned="1" table:formula="of:=SUM([.R3:.R7]&gt;[.$BH3:.$BH7])" office:value-type="float"/>
          <table:table-cell table:number-matrix-columns-spanned="1" table:number-matrix-rows-spanned="1" table:formula="of:=SUM([.S3:.S7]&gt;[.$BI3:.$BI7])" office:value-type="float"/>
          <table:table-cell table:number-matrix-columns-spanned="1" table:number-matrix-rows-spanned="1" table:formula="of:=SUM([.T3:.T7]&gt;[.$BJ3:.$BJ7])" office:value-type="float"/>
          <table:table-cell table:number-matrix-columns-spanned="1" table:number-matrix-rows-spanned="1" table:formula="of:=SUM([.U3:.U7]&gt;[.$BK3:.$BK7])" office:value-type="float"/>
          <table:table-cell table:number-matrix-columns-spanned="1" table:number-matrix-rows-spanned="1" table:formula="of:=SUM([.V3:.V7]&gt;[.$BL3:.$BL7])" office:value-type="float"/>
          <table:table-cell table:number-matrix-columns-spanned="1" table:number-matrix-rows-spanned="1" table:formula="of:=SUM([.W3:.W7]&gt;[.$BM3:.$BM7])" office:value-type="float"/>
          <table:table-cell table:number-matrix-columns-spanned="1" table:number-matrix-rows-spanned="1" table:formula="of:=SUM([.X3:.X7]&gt;[.$BN3:.$BN7])" office:value-type="float"/>
          <table:table-cell table:number-matrix-columns-spanned="1" table:number-matrix-rows-spanned="1" table:formula="of:=SUM([.Y3:.Y7]&gt;[.$BO3:.$BO7])" office:value-type="float"/>
          <table:table-cell table:number-matrix-columns-spanned="1" table:number-matrix-rows-spanned="1" table:formula="of:=SUM([.Z3:.Z7]&gt;[.$BP3:.$BP7])" office:value-type="float"/>
          <table:table-cell table:number-matrix-columns-spanned="1" table:number-matrix-rows-spanned="1" table:formula="of:=SUM([.AA3:.AA7]&gt;[.$BQ3:.$BQ7])" office:value-type="float"/>
          <table:table-cell table:number-matrix-columns-spanned="1" table:number-matrix-rows-spanned="1" table:formula="of:=SUM([.AB3:.AB7]&gt;[.$BR3:.$BR7])" office:value-type="float"/>
          <table:table-cell table:number-matrix-columns-spanned="1" table:number-matrix-rows-spanned="1" table:formula="of:=SUM([.AC3:.AC7]&gt;[.$BS3:.$BS7])" office:value-type="float"/>
          <table:table-cell table:number-matrix-columns-spanned="1" table:number-matrix-rows-spanned="1" table:formula="of:=SUM([.AD3:.AD7]&gt;[.$BF3:.$BF7])" office:value-type="float"/>
          <table:table-cell table:number-matrix-columns-spanned="1" table:number-matrix-rows-spanned="1" table:formula="of:=SUM([.AE3:.AE7]&gt;[.$BG3:.$BG7])" office:value-type="float"/>
          <table:table-cell table:number-matrix-columns-spanned="1" table:number-matrix-rows-spanned="1" table:formula="of:=SUM([.AF3:.AF7]&gt;[.$BH3:.$BH7])" office:value-type="float"/>
          <table:table-cell table:number-matrix-columns-spanned="1" table:number-matrix-rows-spanned="1" table:formula="of:=SUM([.AG3:.AG7]&gt;[.$BI3:.$BI7])" office:value-type="float"/>
          <table:table-cell table:number-matrix-columns-spanned="1" table:number-matrix-rows-spanned="1" table:formula="of:=SUM([.AH3:.AH7]&gt;[.$BJ3:.$BJ7])" office:value-type="float"/>
          <table:table-cell table:number-matrix-columns-spanned="1" table:number-matrix-rows-spanned="1" table:formula="of:=SUM([.AI3:.AI7]&gt;[.$BK3:.$BK7])" office:value-type="float"/>
          <table:table-cell table:number-matrix-columns-spanned="1" table:number-matrix-rows-spanned="1" table:formula="of:=SUM([.AJ3:.AJ7]&gt;[.$BL3:.$BL7])" office:value-type="float"/>
          <table:table-cell table:number-matrix-columns-spanned="1" table:number-matrix-rows-spanned="1" table:formula="of:=SUM([.AK3:.AK7]&gt;[.$BM3:.$BM7])" office:value-type="float"/>
          <table:table-cell table:number-matrix-columns-spanned="1" table:number-matrix-rows-spanned="1" table:formula="of:=SUM([.AL3:.AL7]&gt;[.$BN3:.$BN7])" office:value-type="float"/>
          <table:table-cell table:number-matrix-columns-spanned="1" table:number-matrix-rows-spanned="1" table:formula="of:=SUM([.AM3:.AM7]&gt;[.$BO3:.$BO7])" office:value-type="float"/>
          <table:table-cell table:number-matrix-columns-spanned="1" table:number-matrix-rows-spanned="1" table:formula="of:=SUM([.AN3:.AN7]&gt;[.$BP3:.$BP7])" office:value-type="float"/>
          <table:table-cell table:number-matrix-columns-spanned="1" table:number-matrix-rows-spanned="1" table:formula="of:=SUM([.AO3:.AO7]&gt;[.$BQ3:.$BQ7])" office:value-type="float"/>
          <table:table-cell table:number-matrix-columns-spanned="1" table:number-matrix-rows-spanned="1" table:formula="of:=SUM([.AP3:.AP7]&gt;[.$BR3:.$BR7])" office:value-type="float"/>
          <table:table-cell table:number-matrix-columns-spanned="1" table:number-matrix-rows-spanned="1" table:formula="of:=SUM([.AQ3:.AQ7]&gt;[.$BS3:.$BS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BT3:.$BT7])" office:value-type="float"/>
          <table:table-cell table:number-matrix-columns-spanned="1" table:number-matrix-rows-spanned="1" table:formula="of:=SUM([.C3:.C7]=[.$BU3:.$BU7])" office:value-type="float"/>
          <table:table-cell table:number-matrix-columns-spanned="1" table:number-matrix-rows-spanned="1" table:formula="of:=SUM([.D3:.D7]=[.$BV3:.$BV7])" office:value-type="float"/>
          <table:table-cell table:number-matrix-columns-spanned="1" table:number-matrix-rows-spanned="1" table:formula="of:=SUM([.E3:.E7]=[.$BW3:.$BW7])" office:value-type="float"/>
          <table:table-cell table:number-matrix-columns-spanned="1" table:number-matrix-rows-spanned="1" table:formula="of:=SUM([.F3:.F7]=[.$BX3:.$BX7])" office:value-type="float"/>
          <table:table-cell table:number-matrix-columns-spanned="1" table:number-matrix-rows-spanned="1" table:formula="of:=SUM([.G3:.G7]=[.$BY3:.$BY7])" office:value-type="float"/>
          <table:table-cell table:number-matrix-columns-spanned="1" table:number-matrix-rows-spanned="1" table:formula="of:=SUM([.H3:.H7]=[.$BZ3:.$BZ7])" office:value-type="float"/>
          <table:table-cell table:number-matrix-columns-spanned="1" table:number-matrix-rows-spanned="1" table:formula="of:=SUM([.I3:.I7]=[.$CA3:.$CA7])" office:value-type="float"/>
          <table:table-cell table:number-matrix-columns-spanned="1" table:number-matrix-rows-spanned="1" table:formula="of:=SUM([.J3:.J7]=[.$CB3:.$CB7])" office:value-type="float"/>
          <table:table-cell table:number-matrix-columns-spanned="1" table:number-matrix-rows-spanned="1" table:formula="of:=SUM([.K3:.K7]=[.$CC3:.$CC7])" office:value-type="float"/>
          <table:table-cell table:number-matrix-columns-spanned="1" table:number-matrix-rows-spanned="1" table:formula="of:=SUM([.L3:.L7]=[.$CD3:.$CD7])" office:value-type="float"/>
          <table:table-cell table:number-matrix-columns-spanned="1" table:number-matrix-rows-spanned="1" table:formula="of:=SUM([.M3:.M7]=[.$CE3:.$CE7])" office:value-type="float"/>
          <table:table-cell table:number-matrix-columns-spanned="1" table:number-matrix-rows-spanned="1" table:formula="of:=SUM([.N3:.N7]=[.$CF3:.$CF7])" office:value-type="float"/>
          <table:table-cell table:number-matrix-columns-spanned="1" table:number-matrix-rows-spanned="1" table:formula="of:=SUM([.O3:.O7]=[.$CG3:.$CG7])" office:value-type="float"/>
          <table:table-cell table:number-matrix-columns-spanned="1" table:number-matrix-rows-spanned="1" table:formula="of:=SUM([.P3:.P7]=[.$BT3:.$BT7])" office:value-type="float"/>
          <table:table-cell table:number-matrix-columns-spanned="1" table:number-matrix-rows-spanned="1" table:formula="of:=SUM([.Q3:.Q7]=[.$BU3:.$BU7])" office:value-type="float"/>
          <table:table-cell table:number-matrix-columns-spanned="1" table:number-matrix-rows-spanned="1" table:formula="of:=SUM([.R3:.R7]=[.$BV3:.$BV7])" office:value-type="float"/>
          <table:table-cell table:number-matrix-columns-spanned="1" table:number-matrix-rows-spanned="1" table:formula="of:=SUM([.S3:.S7]=[.$BW3:.$BW7])" office:value-type="float"/>
          <table:table-cell table:number-matrix-columns-spanned="1" table:number-matrix-rows-spanned="1" table:formula="of:=SUM([.T3:.T7]=[.$BX3:.$BX7])" office:value-type="float"/>
          <table:table-cell table:number-matrix-columns-spanned="1" table:number-matrix-rows-spanned="1" table:formula="of:=SUM([.U3:.U7]=[.$BY3:.$BY7])" office:value-type="float"/>
          <table:table-cell table:number-matrix-columns-spanned="1" table:number-matrix-rows-spanned="1" table:formula="of:=SUM([.V3:.V7]=[.$BZ3:.$BZ7])" office:value-type="float"/>
          <table:table-cell table:number-matrix-columns-spanned="1" table:number-matrix-rows-spanned="1" table:formula="of:=SUM([.W3:.W7]=[.$CA3:.$CA7])" office:value-type="float"/>
          <table:table-cell table:number-matrix-columns-spanned="1" table:number-matrix-rows-spanned="1" table:formula="of:=SUM([.X3:.X7]=[.$CB3:.$CB7])" office:value-type="float"/>
          <table:table-cell table:number-matrix-columns-spanned="1" table:number-matrix-rows-spanned="1" table:formula="of:=SUM([.Y3:.Y7]=[.$CC3:.$CC7])" office:value-type="float"/>
          <table:table-cell table:number-matrix-columns-spanned="1" table:number-matrix-rows-spanned="1" table:formula="of:=SUM([.Z3:.Z7]=[.$CD3:.$CD7])" office:value-type="float"/>
          <table:table-cell table:number-matrix-columns-spanned="1" table:number-matrix-rows-spanned="1" table:formula="of:=SUM([.AA3:.AA7]=[.$CE3:.$CE7])" office:value-type="float"/>
          <table:table-cell table:number-matrix-columns-spanned="1" table:number-matrix-rows-spanned="1" table:formula="of:=SUM([.AB3:.AB7]=[.$CF3:.$CF7])" office:value-type="float"/>
          <table:table-cell table:number-matrix-columns-spanned="1" table:number-matrix-rows-spanned="1" table:formula="of:=SUM([.AC3:.AC7]=[.$CG3:.$CG7])" office:value-type="float"/>
          <table:table-cell table:number-matrix-columns-spanned="1" table:number-matrix-rows-spanned="1" table:formula="of:=SUM([.AD3:.AD7]=[.$BT3:.$BT7])" office:value-type="float"/>
          <table:table-cell table:number-matrix-columns-spanned="1" table:number-matrix-rows-spanned="1" table:formula="of:=SUM([.AE3:.AE7]=[.$BU3:.$BU7])" office:value-type="float"/>
          <table:table-cell table:number-matrix-columns-spanned="1" table:number-matrix-rows-spanned="1" table:formula="of:=SUM([.AF3:.AF7]=[.$BV3:.$BV7])" office:value-type="float"/>
          <table:table-cell table:number-matrix-columns-spanned="1" table:number-matrix-rows-spanned="1" table:formula="of:=SUM([.AG3:.AG7]=[.$BW3:.$BW7])" office:value-type="float"/>
          <table:table-cell table:number-matrix-columns-spanned="1" table:number-matrix-rows-spanned="1" table:formula="of:=SUM([.AH3:.AH7]=[.$BX3:.$BX7])" office:value-type="float"/>
          <table:table-cell table:number-matrix-columns-spanned="1" table:number-matrix-rows-spanned="1" table:formula="of:=SUM([.AI3:.AI7]=[.$BY3:.$BY7])" office:value-type="float"/>
          <table:table-cell table:number-matrix-columns-spanned="1" table:number-matrix-rows-spanned="1" table:formula="of:=SUM([.AJ3:.AJ7]=[.$BZ3:.$BZ7])" office:value-type="float"/>
          <table:table-cell table:number-matrix-columns-spanned="1" table:number-matrix-rows-spanned="1" table:formula="of:=SUM([.AK3:.AK7]=[.$CA3:.$CA7])" office:value-type="float"/>
          <table:table-cell table:number-matrix-columns-spanned="1" table:number-matrix-rows-spanned="1" table:formula="of:=SUM([.AL3:.AL7]=[.$CB3:.$CB7])" office:value-type="float"/>
          <table:table-cell table:number-matrix-columns-spanned="1" table:number-matrix-rows-spanned="1" table:formula="of:=SUM([.AM3:.AM7]=[.$CC3:.$CC7])" office:value-type="float"/>
          <table:table-cell table:number-matrix-columns-spanned="1" table:number-matrix-rows-spanned="1" table:formula="of:=SUM([.AN3:.AN7]=[.$CD3:.$CD7])" office:value-type="float"/>
          <table:table-cell table:number-matrix-columns-spanned="1" table:number-matrix-rows-spanned="1" table:formula="of:=SUM([.AO3:.AO7]=[.$CE3:.$CE7])" office:value-type="float"/>
          <table:table-cell table:number-matrix-columns-spanned="1" table:number-matrix-rows-spanned="1" table:formula="of:=SUM([.AP3:.AP7]=[.$CF3:.$CF7])" office:value-type="float"/>
          <table:table-cell table:number-matrix-columns-spanned="1" table:number-matrix-rows-spanned="1" table:formula="of:=SUM([.AQ3:.AQ7]=[.$CG3:.$CG7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